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89pt"/>
    </style:style>
    <style:style style:name="co2" style:family="table-column">
      <style:table-column-properties fo:break-before="auto" style:column-width="303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135.04pt"/>
    </style:style>
    <style:style style:name="co8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00">
      <style:table-cell-properties style:text-align-source="value-type" style:repeat-content="false"/>
      <style:paragraph-properties fo:margin-left="0pt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30"/>
    <style:style style:name="ce8" style:family="table-cell" style:parent-style-name="Default" style:data-style-name="N126"/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order="none"/>
    </style:style>
    <style:style style:name="ce11" style:family="table-cell" style:parent-style-name="Default" style:data-style-name="N2">
      <style:table-cell-properties fo:border="none"/>
    </style:style>
    <style:style style:name="ce12" style:family="table-cell" style:parent-style-name="Default" style:data-style-name="N108"/>
    <style:style style:name="ce13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453.12pt" svg:height="255.26pt" svg:x="1328.17pt" svg:y="927.64pt">
            <loext:p draw:notify-on-update-of-ranges="nb_params.B37:nb_params.B39 nb_params.E37:nb_params.E39 nb_params.A37:nb_params.A37 nb_params.G37:nb_params.G39 nb_params.E41:nb_params.E43 nb_params.A41:nb_params.A41 nb_params.G41:nb_params.G43 nb_params.E45:nb_params.E47 nb_params.A12:nb_params.A12 nb_params.G45:nb_params.G47 nb_params.E49:nb_params.E51 nb_params.A49:nb_params.A49 nb_params.G49:nb_params.G51 nb_params.E53:nb_params.E55 nb_params.A53:nb_params.A53 nb_params.G53:nb_params.G55 nb_params.E57:nb_params.E59 nb_params.A57:nb_params.A57 nb_params.G57:nb_params.G59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 One layer</text:p>
          </table:table-cell>
          <table:table-cell/>
          <table:table-cell office:value-type="string" calcext:value-type="string">
            <text:p># Units/Layer</text:p>
          </table:table-cell>
          <table:table-cell/>
          <table:table-cell office:value-type="string" calcext:value-type="string">
            <text:p>Nb 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op 1 acc</text:p>
          </table:table-cell>
          <table:table-cell office:value-type="string" calcext:value-type="string">
            <text:p>Top 3 a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1_LSTMLayer8_nbMFCC39_bidirectional_TIMIT</text:p>
          </table:table-cell>
          <table:table-cell office:value-type="string" calcext:value-type="string">
            <text:p>1_LSTMLayer8_nbMFCC39_bidirectional_TIM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IT</text:p>
          </table:table-cell>
          <table:table-cell office:value-type="float" office:value="2511" calcext:value-type="float">
            <text:p>2511</text:p>
          </table:table-cell>
          <table:table-cell table:style-name="ce3" office:value-type="float" office:value="0.0854301418249424" calcext:value-type="float">
            <text:p>0.09</text:p>
          </table:table-cell>
          <table:table-cell table:style-name="ce3" office:value-type="float" office:value="63.9291512801733" calcext:value-type="float">
            <text:p>63.93</text:p>
          </table:table-cell>
          <table:table-cell table:style-name="ce3" office:value-type="float" office:value="87.124841898084" calcext:value-type="float">
            <text:p>87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1_LSTMLayer32_nbMFCC39_bidirectional_TIMIT</text:p>
          </table:table-cell>
          <table:table-cell office:value-type="string" calcext:value-type="string">
            <text:p>1_LSTMLayer32_nbMFCC39_bidirectional_TIM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MIT</text:p>
          </table:table-cell>
          <table:table-cell office:value-type="float" office:value="19143" calcext:value-type="float">
            <text:p>19143</text:p>
          </table:table-cell>
          <table:table-cell table:style-name="ce3" office:value-type="float" office:value="0.0769653108257514" calcext:value-type="float">
            <text:p>0.08</text:p>
          </table:table-cell>
          <table:table-cell table:style-name="ce3" office:value-type="float" office:value="75.9891146332338" calcext:value-type="float">
            <text:p>75.99</text:p>
          </table:table-cell>
          <table:table-cell table:style-name="ce3" office:value-type="float" office:value="93.4424570841853" calcext:value-type="float">
            <text:p>93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1_LSTMLayer64_nbMFCC39_bidirectional_TIMIT</text:p>
          </table:table-cell>
          <table:table-cell office:value-type="string" calcext:value-type="string">
            <text:p>1_LSTMLayer64_nbMFCC39_bidirectional_TIMI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IT</text:p>
          </table:table-cell>
          <table:table-cell office:value-type="float" office:value="62823" calcext:value-type="float">
            <text:p>62823</text:p>
          </table:table-cell>
          <table:table-cell table:style-name="ce3" office:value-type="float" office:value="0.114320506270115" calcext:value-type="float">
            <text:p>0.11</text:p>
          </table:table-cell>
          <table:table-cell table:style-name="ce3" office:value-type="float" office:value="77.0808261483313" calcext:value-type="float">
            <text:p>77.08</text:p>
          </table:table-cell>
          <table:table-cell table:style-name="ce3" office:value-type="float" office:value="93.6922475824553" calcext:value-type="float">
            <text:p>93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1_LSTMLayer256_nbMFCC39_bidirectional_TIMIT</text:p>
          </table:table-cell>
          <table:table-cell office:value-type="string" calcext:value-type="string">
            <text:p>1_LSTMLayer256_nbMFCC39_bidirectional_TIMI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IMIT</text:p>
          </table:table-cell>
          <table:table-cell office:value-type="float" office:value="840999" calcext:value-type="float">
            <text:p>840999</text:p>
          </table:table-cell>
          <table:table-cell table:style-name="ce3" office:value-type="float" office:value="0.218104581420238" calcext:value-type="float">
            <text:p>0.22</text:p>
          </table:table-cell>
          <table:table-cell table:style-name="ce3" office:value-type="float" office:value="78.7600666761058" calcext:value-type="float">
            <text:p>78.76</text:p>
          </table:table-cell>
          <table:table-cell table:style-name="ce3" office:value-type="float" office:value="94.533133668533" calcext:value-type="float">
            <text:p>94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1_LSTMLayer512_nbMFCC39_bidirectional_TIMIT</text:p>
          </table:table-cell>
          <table:table-cell office:value-type="string" calcext:value-type="string">
            <text:p>1_LSTMLayer512_nbMFCC39_bidirectional_TIMI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IMIT</text:p>
          </table:table-cell>
          <table:table-cell office:value-type="float" office:value="3254823" calcext:value-type="float">
            <text:p>3254823</text:p>
          </table:table-cell>
          <table:table-cell table:style-name="ce3" office:value-type="float" office:value="5.2533793266003" calcext:value-type="float">
            <text:p>5.25</text:p>
          </table:table-cell>
          <table:table-cell table:style-name="ce3" office:value-type="float" office:value="78.5351512416703" calcext:value-type="float">
            <text:p>78.54</text:p>
          </table:table-cell>
          <table:table-cell table:style-name="ce3" office:value-type="float" office:value="94.2308097428472" calcext:value-type="float">
            <text:p>94.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_LSTMLayer1024_nbMFCC39_bidirectional_TIMIT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table:style-name="ce3"/>
          <table:table-cell table:style-name="ce3" office:value-type="float" office:value="78.42" calcext:value-type="float">
            <text:p>78.42</text:p>
          </table:table-cell>
          <table:table-cell table:style-name="ce3" office:value-type="float" office:value="93.873366852133" calcext:value-type="float">
            <text:p>93.87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4"/>
          <table:table-cell office:value-type="string" calcext:value-type="string">
            <text:p># Plot comparison (without 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ultilayer</text:p>
          </table:table-cell>
          <table:table-cell table:number-columns-repeated="2"/>
          <table:table-cell office:value-type="string" calcext:value-type="string">
            <text:p># units / # layers</text:p>
          </table:table-cell>
          <table:table-cell office:value-type="string" calcext:value-type="string">
            <text:p>Nb Params</text:p>
          </table:table-cell>
          <table:table-cell table:style-name="ce3" office:value-type="string" calcext:value-type="string">
            <text:p>Test cost</text:p>
          </table:table-cell>
          <table:table-cell table:style-name="ce3" office:value-type="string" calcext:value-type="string">
            <text:p>Top 1 acc</text:p>
          </table:table-cell>
          <table:table-cell table:style-name="ce3" office:value-type="string" calcext:value-type="string">
            <text:p>Top 3 acc</text:p>
          </table:table-cell>
          <table:table-cell/>
          <table:table-cell office:value-type="string" calcext:value-type="string">
            <text:p># Units/Layer</text:p>
          </table:table-cell>
          <table:table-cell office:value-type="string" calcext:value-type="string">
            <text:p># layers</text:p>
          </table:table-cell>
          <table:table-cell/>
          <table:table-cell office:value-type="string" calcext:value-type="string">
            <text:p>Top 1 acc, 1 layer</text:p>
          </table:table-cell>
          <table:table-cell office:value-type="string" calcext:value-type="string">
            <text:p>Top 1 acc, 2 layers</text:p>
          </table:table-cell>
          <table:table-cell office:value-type="string" calcext:value-type="string">
            <text:p>Top 1 acc, 3 layers</text:p>
          </table:table-cell>
          <table:table-cell office:value-type="string" calcext:value-type="string">
            <text:p>Top 1 acc, 4 layers</text:p>
          </table:table-cell>
        </table:table-row>
        <table:table-row table:style-name="ro1">
          <table:table-cell office:value-type="string" calcext:value-type="string">
            <text:p>/home/matthijs/TCDTIMIT/audioSR/TIMIT/results/1_LSTMLayer8_nbMFCC39_bidirectional_TIMIT</text:p>
          </table:table-cell>
          <table:table-cell office:value-type="string" calcext:value-type="string">
            <text:p>1_LSTMLayer8_nbMFCC39_bidirectional_TIMIT</text:p>
          </table:table-cell>
          <table:table-cell/>
          <table:table-cell table:style-name="ce2" office:value-type="string" calcext:value-type="string">
            <text:p>8 / 1</text:p>
          </table:table-cell>
          <table:table-cell office:value-type="float" office:value="2511" calcext:value-type="float">
            <text:p>2511</text:p>
          </table:table-cell>
          <table:table-cell table:style-name="ce3" office:value-type="float" office:value="0.0854301418249424" calcext:value-type="float">
            <text:p>0.09</text:p>
          </table:table-cell>
          <table:table-cell table:style-name="ce3" office:value-type="float" office:value="63.9291512801733" calcext:value-type="float">
            <text:p>63.93</text:p>
          </table:table-cell>
          <table:table-cell table:style-name="ce3" office:value-type="float" office:value="87.124841898084" calcext:value-type="float">
            <text:p>87.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75.9891146332338" calcext:value-type="float">
            <text:p>75.99</text:p>
          </table:table-cell>
          <table:table-cell table:style-name="ce3" office:value-type="float" office:value="76.6986465954309" calcext:value-type="float">
            <text:p>76.70</text:p>
          </table:table-cell>
          <table:table-cell table:style-name="ce3" office:value-type="string" calcext:value-type="string">
            <text:p>#N/A</text:p>
          </table:table-cell>
          <table:table-cell table:style-name="ce3" office:value-type="float" office:value="77.6714904064087" calcext:value-type="float">
            <text:p>77.67</text:p>
          </table:table-cell>
        </table:table-row>
        <table:table-row table:style-name="ro1">
          <table:table-cell office:value-type="string" calcext:value-type="string">
            <text:p>/home/matthijs/TCDTIMIT/audioSR/TIMIT/results/1_LSTMLayer32_nbMFCC39_bidirectional_TIMIT</text:p>
          </table:table-cell>
          <table:table-cell office:value-type="string" calcext:value-type="string">
            <text:p>1_LSTMLayer32_nbMFCC39_bidirectional_TIMIT</text:p>
          </table:table-cell>
          <table:table-cell/>
          <table:table-cell table:style-name="ce2" office:value-type="string" calcext:value-type="string">
            <text:p>32 / 1</text:p>
          </table:table-cell>
          <table:table-cell office:value-type="float" office:value="19143" calcext:value-type="float">
            <text:p>19143</text:p>
          </table:table-cell>
          <table:table-cell table:style-name="ce3" office:value-type="float" office:value="0.0769653108257514" calcext:value-type="float">
            <text:p>0.08</text:p>
          </table:table-cell>
          <table:table-cell table:style-name="ce3" office:value-type="float" office:value="75.9891146332338" calcext:value-type="float">
            <text:p>75.99</text:p>
          </table:table-cell>
          <table:table-cell table:style-name="ce3" office:value-type="float" office:value="93.4424570841853" calcext:value-type="float">
            <text:p>93.4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77.0808261483313" calcext:value-type="float">
            <text:p>77.08</text:p>
          </table:table-cell>
          <table:table-cell table:style-name="ce3" office:value-type="float" office:value="79.4827691118865" calcext:value-type="float">
            <text:p>79.48</text:p>
          </table:table-cell>
          <table:table-cell table:style-name="ce3" office:value-type="string" calcext:value-type="string">
            <text:p>#N/A</text:p>
          </table:table-cell>
          <table:table-cell table:style-name="ce3" office:value-type="float" office:value="78.6587148824135" calcext:value-type="float">
            <text:p>78.66</text:p>
          </table:table-cell>
        </table:table-row>
        <table:table-row table:style-name="ro1">
          <table:table-cell office:value-type="string" calcext:value-type="string">
            <text:p>/home/matthijs/TCDTIMIT/audioSR/TIMIT/results/1_LSTMLayer64_nbMFCC39_bidirectional_TIMIT</text:p>
          </table:table-cell>
          <table:table-cell office:value-type="string" calcext:value-type="string">
            <text:p>1_LSTMLayer64_nbMFCC39_bidirectional_TIMIT</text:p>
          </table:table-cell>
          <table:table-cell/>
          <table:table-cell table:style-name="ce2" office:value-type="string" calcext:value-type="string">
            <text:p>64 / 1</text:p>
          </table:table-cell>
          <table:table-cell office:value-type="float" office:value="62823" calcext:value-type="float">
            <text:p>62823</text:p>
          </table:table-cell>
          <table:table-cell table:style-name="ce3" office:value-type="float" office:value="0.114320506270115" calcext:value-type="float">
            <text:p>0.11</text:p>
          </table:table-cell>
          <table:table-cell table:style-name="ce3" office:value-type="float" office:value="77.0808261483313" calcext:value-type="float">
            <text:p>77.08</text:p>
          </table:table-cell>
          <table:table-cell table:style-name="ce3" office:value-type="float" office:value="93.6922475824553" calcext:value-type="float">
            <text:p>93.6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78.7600666761058" calcext:value-type="float">
            <text:p>78.76</text:p>
          </table:table-cell>
          <table:table-cell table:style-name="ce3" office:value-type="float" office:value="80.9818400780861" calcext:value-type="float">
            <text:p>80.98</text:p>
          </table:table-cell>
          <table:table-cell table:style-name="ce3" office:value-type="float" office:value="80.0928577013519" calcext:value-type="float">
            <text:p>80.09</text:p>
          </table:table-cell>
          <table:table-cell table:style-name="ce3" office:value-type="float" office:value="79.393336" calcext:value-type="float">
            <text:p>79.39</text:p>
          </table:table-cell>
        </table:table-row>
        <table:table-row table:style-name="ro1">
          <table:table-cell office:value-type="string" calcext:value-type="string">
            <text:p>/home/matthijs/TCDTIMIT/audioSR/TIMIT/results/1_LSTMLayer256_nbMFCC39_bidirectional_TIMIT</text:p>
          </table:table-cell>
          <table:table-cell office:value-type="string" calcext:value-type="string">
            <text:p>1_LSTMLayer256_nbMFCC39_bidirectional_TIMIT</text:p>
          </table:table-cell>
          <table:table-cell/>
          <table:table-cell table:style-name="ce2" office:value-type="string" calcext:value-type="string">
            <text:p>256 / 1</text:p>
          </table:table-cell>
          <table:table-cell office:value-type="float" office:value="840999" calcext:value-type="float">
            <text:p>840999</text:p>
          </table:table-cell>
          <table:table-cell table:style-name="ce3" office:value-type="float" office:value="0.218104581420238" calcext:value-type="float">
            <text:p>0.22</text:p>
          </table:table-cell>
          <table:table-cell table:style-name="ce3" office:value-type="float" office:value="78.7600666761058" calcext:value-type="float">
            <text:p>78.76</text:p>
          </table:table-cell>
          <table:table-cell table:style-name="ce3" office:value-type="float" office:value="94.533133668533" calcext:value-type="float">
            <text:p>94.5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78.5351512416703" calcext:value-type="float">
            <text:p>78.54</text:p>
          </table:table-cell>
          <table:table-cell table:style-name="ce3" office:value-type="float" office:value="81.6126001771094" calcext:value-type="float">
            <text:p>81.61</text:p>
          </table:table-cell>
          <table:table-cell table:style-name="ce3" office:value-type="float" office:value="82.0373360730523" calcext:value-type="float">
            <text:p>82.04</text:p>
          </table:table-cell>
          <table:table-cell table:style-name="ce3" office:value-type="float" office:value="79.3381307543584" calcext:value-type="float">
            <text:p>79.34</text:p>
          </table:table-cell>
        </table:table-row>
        <table:table-row table:style-name="ro1">
          <table:table-cell office:value-type="string" calcext:value-type="string">
            <text:p>/home/matthijs/TCDTIMIT/audioSR/TIMIT/results/1_LSTMLayer512_nbMFCC39_bidirectional_TIMIT</text:p>
          </table:table-cell>
          <table:table-cell office:value-type="string" calcext:value-type="string">
            <text:p>1_LSTMLayer512_nbMFCC39_bidirectional_TIMIT</text:p>
          </table:table-cell>
          <table:table-cell/>
          <table:table-cell table:style-name="ce2" office:value-type="string" calcext:value-type="string">
            <text:p>512 / 1</text:p>
          </table:table-cell>
          <table:table-cell office:value-type="float" office:value="3254823" calcext:value-type="float">
            <text:p>3254823</text:p>
          </table:table-cell>
          <table:table-cell table:style-name="ce3" office:value-type="float" office:value="5.2533793266003" calcext:value-type="float">
            <text:p>5.25</text:p>
          </table:table-cell>
          <table:table-cell table:style-name="ce3" office:value-type="float" office:value="78.5351512416703" calcext:value-type="float">
            <text:p>78.54</text:p>
          </table:table-cell>
          <table:table-cell table:style-name="ce3" office:value-type="float" office:value="94.2308097428472" calcext:value-type="float">
            <text:p>94.2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78.42245685" calcext:value-type="float">
            <text:p>78.42</text:p>
          </table:table-cell>
          <table:table-cell table:style-name="ce3" office:value-type="float" office:value="81.15677258" calcext:value-type="float">
            <text:p>81.16</text:p>
          </table:table-cell>
          <table:table-cell table:style-name="ce3" office:value-type="string" calcext:value-type="string">
            <text:p>#N/A</text:p>
          </table:table-cell>
          <table:table-cell table:style-name="ce3" office:value-type="float" office:value="81.6448603781042" calcext:value-type="float">
            <text:p>81.64</text:p>
          </table:table-cell>
        </table:table-row>
        <table:table-row table:style-name="ro1">
          <table:table-cell/>
          <table:table-cell office:value-type="string" calcext:value-type="string">
            <text:p>1_LSTMLayer1024_nbMFCC39_bidirectional_TIMIT</text:p>
          </table:table-cell>
          <table:table-cell/>
          <table:table-cell table:style-name="ce2" office:value-type="string" calcext:value-type="string">
            <text:p>1024 / 1</text:p>
          </table:table-cell>
          <table:table-cell office:value-type="float" office:value="12801063" calcext:value-type="float">
            <text:p>12801063</text:p>
          </table:table-cell>
          <table:table-cell table:style-name="ce3" office:value-type="float" office:value="0.0751266641399035" calcext:value-type="float">
            <text:p>0.08</text:p>
          </table:table-cell>
          <table:table-cell table:style-name="ce3" office:value-type="float" office:value="78.422756276142" calcext:value-type="float">
            <text:p>78.42</text:p>
          </table:table-cell>
          <table:table-cell table:style-name="ce3" office:value-type="float" office:value="94.4677481861971" calcext:value-type="float">
            <text:p>94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/>
          <table:table-cell table:style-name="ce2" office:value-type="string" calcext:value-type="string">
            <text:p>8 / 2</text:p>
          </table:table-cell>
          <table:table-cell office:value-type="float" office:value="3095" calcext:value-type="float">
            <text:p>3095</text:p>
          </table:table-cell>
          <table:table-cell table:style-name="ce3" office:value-type="float" office:value="0.0892021421056527" calcext:value-type="float">
            <text:p>0.09</text:p>
          </table:table-cell>
          <table:table-cell table:style-name="ce3" office:value-type="float" office:value="64.2195198254679" calcext:value-type="float">
            <text:p>64.22</text:p>
          </table:table-cell>
          <table:table-cell table:style-name="ce3" office:value-type="float" office:value="86.8444356542659" calcext:value-type="float">
            <text:p>86.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/>
          <table:table-cell table:style-name="ce2" office:value-type="string" calcext:value-type="string">
            <text:p>32 / 2</text:p>
          </table:table-cell>
          <table:table-cell office:value-type="float" office:value="27623" calcext:value-type="float">
            <text:p>27623</text:p>
          </table:table-cell>
          <table:table-cell table:style-name="ce3" office:value-type="float" office:value="0.0869882456385172" calcext:value-type="float">
            <text:p>0.09</text:p>
          </table:table-cell>
          <table:table-cell table:style-name="ce3" office:value-type="float" office:value="76.6986465954309" calcext:value-type="float">
            <text:p>76.70</text:p>
          </table:table-cell>
          <table:table-cell table:style-name="ce3" office:value-type="float" office:value="93.7546550126575" calcext:value-type="float">
            <text:p>93.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/>
          <table:table-cell table:style-name="ce2" office:value-type="string" calcext:value-type="string">
            <text:p>64 / 2</text:p>
          </table:table-cell>
          <table:table-cell office:value-type="float" office:value="96167" calcext:value-type="float">
            <text:p>96167</text:p>
          </table:table-cell>
          <table:table-cell table:style-name="ce3" office:value-type="float" office:value="0.0791018450489411" calcext:value-type="float">
            <text:p>0.08</text:p>
          </table:table-cell>
          <table:table-cell table:style-name="ce3" office:value-type="float" office:value="79.4827691118865" calcext:value-type="float">
            <text:p>79.48</text:p>
          </table:table-cell>
          <table:table-cell table:style-name="ce3" office:value-type="float" office:value="95.0153502999466" calcext:value-type="float">
            <text:p>95.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/>
          <table:table-cell table:style-name="ce2" office:value-type="string" calcext:value-type="string">
            <text:p>256 / 2</text:p>
          </table:table-cell>
          <table:table-cell office:value-type="float" office:value="1367591" calcext:value-type="float">
            <text:p>1367591</text:p>
          </table:table-cell>
          <table:table-cell table:style-name="ce3" office:value-type="float" office:value="0.537331377084439" calcext:value-type="float">
            <text:p>0.54</text:p>
          </table:table-cell>
          <table:table-cell table:style-name="ce3" office:value-type="float" office:value="80.9818400780861" calcext:value-type="float">
            <text:p>80.98</text:p>
          </table:table-cell>
          <table:table-cell table:style-name="ce3" office:value-type="float" office:value="95.3277456469634" calcext:value-type="float">
            <text:p>95.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/>
          <table:table-cell table:style-name="ce2" office:value-type="string" calcext:value-type="string">
            <text:p>512 / 2</text:p>
          </table:table-cell>
          <table:table-cell office:value-type="float" office:value="5356583" calcext:value-type="float">
            <text:p>5356583</text:p>
          </table:table-cell>
          <table:table-cell table:style-name="ce3" office:value-type="float" office:value="0.578039559034201" calcext:value-type="float">
            <text:p>0.58</text:p>
          </table:table-cell>
          <table:table-cell table:style-name="ce3" office:value-type="float" office:value="81.6126001771094" calcext:value-type="float">
            <text:p>81.61</text:p>
          </table:table-cell>
          <table:table-cell table:style-name="ce3" office:value-type="float" office:value="95.7626101485581" calcext:value-type="float">
            <text:p>95.7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_LSTMLayer1024_1024_nbMFCC39_bidirectional_TIMIT</text:p>
          </table:table-cell>
          <table:table-cell/>
          <table:table-cell table:style-name="ce2" office:value-type="string" calcext:value-type="string">
            <text:p>1024 / 2</text:p>
          </table:table-cell>
          <table:table-cell office:value-type="float" office:value="21198887" calcext:value-type="float">
            <text:p>21198887</text:p>
          </table:table-cell>
          <table:table-cell table:style-name="ce3" office:value-type="float" office:value="0.57217357479609" calcext:value-type="float">
            <text:p>0.57</text:p>
          </table:table-cell>
          <table:table-cell table:style-name="ce3" office:value-type="float" office:value="81.15677" calcext:value-type="float">
            <text:p>81.16</text:p>
          </table:table-cell>
          <table:table-cell table:style-name="ce3" office:value-type="float" office:value="94.5121285" calcext:value-type="float">
            <text:p>94.5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/>
          <table:table-cell table:style-name="ce2" office:value-type="string" calcext:value-type="string">
            <text:p>256 / 3</text:p>
          </table:table-cell>
          <table:table-cell office:value-type="float" office:value="1894183" calcext:value-type="float">
            <text:p>1894183</text:p>
          </table:table-cell>
          <table:table-cell table:style-name="ce3" office:value-type="float" office:value="0.262441958945531" calcext:value-type="float">
            <text:p>0.26</text:p>
          </table:table-cell>
          <table:table-cell table:style-name="ce3" office:value-type="float" office:value="80.0928577013519" calcext:value-type="float">
            <text:p>80.09</text:p>
          </table:table-cell>
          <table:table-cell table:style-name="ce3" office:value-type="float" office:value="95.0093066486948" calcext:value-type="float">
            <text:p>95.0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/>
          <table:table-cell table:style-name="ce2" office:value-type="string" calcext:value-type="string">
            <text:p>512 / 3</text:p>
          </table:table-cell>
          <table:table-cell office:value-type="float" office:value="7458343" calcext:value-type="float">
            <text:p>7458343</text:p>
          </table:table-cell>
          <table:table-cell table:style-name="ce3" office:value-type="float" office:value="1.36405806358044" calcext:value-type="float">
            <text:p>1.36</text:p>
          </table:table-cell>
          <table:table-cell table:style-name="ce3" office:value-type="float" office:value="82.0373360730523" calcext:value-type="float">
            <text:p>82.04</text:p>
          </table:table-cell>
          <table:table-cell table:style-name="ce3" office:value-type="float" office:value="95.9748683164049" calcext:value-type="float">
            <text:p>95.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_LSTMLayer1024_1024_1024_nbMFCC39_bidirectional_TIMIT</text:p>
          </table:table-cell>
          <table:table-cell/>
          <table:table-cell table:style-name="ce2" office:value-type="string" calcext:value-type="string">
            <text:p>1024 / 3</text:p>
          </table:table-cell>
          <table:table-cell/>
          <table:table-cell table:style-name="ce3"/>
          <table:table-cell table:number-columns-repeated="2" table:style-name="ce3" office:value-type="string" calcext:value-type="string">
            <text:p>#N/A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8 / 3</text:p>
          </table:table-cell>
          <table:table-cell/>
          <table:table-cell table:style-name="ce3"/>
          <table:table-cell table:number-columns-repeated="2" table:style-name="ce3" office:value-type="string" calcext:value-type="string">
            <text:p>#N/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2 / 3</text:p>
          </table:table-cell>
          <table:table-cell/>
          <table:table-cell table:style-name="ce3"/>
          <table:table-cell table:number-columns-repeated="2" table:style-name="ce3" office:value-type="string" calcext:value-type="string">
            <text:p>#N/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4 / 3</text:p>
          </table:table-cell>
          <table:table-cell/>
          <table:table-cell table:style-name="ce3"/>
          <table:table-cell table:number-columns-repeated="2" table:style-name="ce3" office:value-type="string" calcext:value-type="string">
            <text:p>#N/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matthijs/TCDTIMIT/audioSR/TIMIT/results/4_LSTMLayer8_8_8_8_nbMFCC39_bidirectional_TIMIT</text:p>
          </table:table-cell>
          <table:table-cell office:value-type="string" calcext:value-type="string">
            <text:p>4_LSTMLayer8_8_8_8_nbMFCC39_bidirectional_TIMIT</text:p>
          </table:table-cell>
          <table:table-cell/>
          <table:table-cell table:style-name="ce2" office:value-type="string" calcext:value-type="string">
            <text:p>8 / 4</text:p>
          </table:table-cell>
          <table:table-cell office:value-type="float" office:value="3679" calcext:value-type="float">
            <text:p>3679</text:p>
          </table:table-cell>
          <table:table-cell table:style-name="ce3" office:value-type="float" office:value="0.0894880736103425" calcext:value-type="float">
            <text:p>0.09</text:p>
          </table:table-cell>
          <table:table-cell table:style-name="ce3" office:value-type="float" office:value="64.6717108912439" calcext:value-type="float">
            <text:p>64.67</text:p>
          </table:table-cell>
          <table:table-cell table:style-name="ce3" office:value-type="float" office:value="87.608677747956" calcext:value-type="float">
            <text:p>87.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matthijs/TCDTIMIT/audioSR/TIMIT/results/4_LSTMLayer32_32_32_32_nbMFCC39_bidirectional_TIMIT</text:p>
          </table:table-cell>
          <table:table-cell office:value-type="string" calcext:value-type="string">
            <text:p>4_LSTMLayer32_32_32_32_nbMFCC39_bidirectional_TIMIT</text:p>
          </table:table-cell>
          <table:table-cell/>
          <table:table-cell table:style-name="ce2" office:value-type="string" calcext:value-type="string">
            <text:p>32 / 4</text:p>
          </table:table-cell>
          <table:table-cell office:value-type="float" office:value="36103" calcext:value-type="float">
            <text:p>36103</text:p>
          </table:table-cell>
          <table:table-cell table:style-name="ce3" office:value-type="float" office:value="0.0954837713104028" calcext:value-type="float">
            <text:p>0.10</text:p>
          </table:table-cell>
          <table:table-cell table:style-name="ce3" office:value-type="float" office:value="77.6714904064087" calcext:value-type="float">
            <text:p>77.67</text:p>
          </table:table-cell>
          <table:table-cell table:style-name="ce3" office:value-type="float" office:value="93.9669720160687" calcext:value-type="float">
            <text:p>93.9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matthijs/TCDTIMIT/audioSR/TIMIT/results/4_LSTMLayer64_64_64_64_nbMFCC39_bidirectional_TIMIT</text:p>
          </table:table-cell>
          <table:table-cell office:value-type="string" calcext:value-type="string">
            <text:p>4_LSTMLayer64_64_64_64_nbMFCC39_bidirectional_TIMIT</text:p>
          </table:table-cell>
          <table:table-cell/>
          <table:table-cell table:style-name="ce2" office:value-type="string" calcext:value-type="string">
            <text:p>64 / 4</text:p>
          </table:table-cell>
          <table:table-cell office:value-type="float" office:value="129511" calcext:value-type="float">
            <text:p>129511</text:p>
          </table:table-cell>
          <table:table-cell table:style-name="ce3" office:value-type="float" office:value="0.140233689775834" calcext:value-type="float">
            <text:p>0.14</text:p>
          </table:table-cell>
          <table:table-cell table:style-name="ce3" office:value-type="float" office:value="78.6587148824135" calcext:value-type="float">
            <text:p>78.66</text:p>
          </table:table-cell>
          <table:table-cell table:style-name="ce3" office:value-type="float" office:value="94.3969164261285" calcext:value-type="float">
            <text:p>94.4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_LSTMLayer1024_1024_1024_1024_nbMFCC39_bidirectional_TIMIT</text:p>
          </table:table-cell>
          <table:table-cell office:value-type="string" calcext:value-type="string">
            <text:p>TIMIT</text:p>
          </table:table-cell>
          <table:table-cell office:value-type="string" calcext:value-type="string">
            <text:p>1024 / 4</text:p>
          </table:table-cell>
          <table:table-cell office:value-type="float" office:value="29596711" calcext:value-type="float">
            <text:p>29596711</text:p>
          </table:table-cell>
          <table:table-cell table:style-name="ce3" office:value-type="float" office:value="0.58933782293683" calcext:value-type="float">
            <text:p>0.59</text:p>
          </table:table-cell>
          <table:table-cell table:style-name="ce3" office:value-type="float" office:value="81.6448603781042" calcext:value-type="float">
            <text:p>81.64</text:p>
          </table:table-cell>
          <table:table-cell table:style-name="ce3" office:value-type="float" office:value="95.7818817251019" calcext:value-type="float">
            <text:p>95.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56 / 4</text:p>
          </table:table-cell>
          <table:table-cell office:value-type="float" office:value="1894183" calcext:value-type="float">
            <text:p>1894183</text:p>
          </table:table-cell>
          <table:table-cell table:style-name="ce3" office:value-type="float" office:value="0.045946" calcext:value-type="float">
            <text:p>0.05</text:p>
          </table:table-cell>
          <table:table-cell table:style-name="ce3" office:value-type="float" office:value="79.393336" calcext:value-type="float">
            <text:p>79.39</text:p>
          </table:table-cell>
          <table:table-cell table:style-name="ce3" office:value-type="float" office:value="94.823127" calcext:value-type="float">
            <text:p>94.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512 / 4</text:p>
          </table:table-cell>
          <table:table-cell office:value-type="float" office:value="7458343" calcext:value-type="float">
            <text:p>7458343</text:p>
          </table:table-cell>
          <table:table-cell table:style-name="ce3" office:value-type="float" office:value="0.045946" calcext:value-type="float">
            <text:p>0.05</text:p>
          </table:table-cell>
          <table:table-cell table:style-name="ce3" office:value-type="float" office:value="79.3381307543584" calcext:value-type="float">
            <text:p>79.34</text:p>
          </table:table-cell>
          <table:table-cell table:style-name="ce3" office:value-type="float" office:value="93.881127" calcext:value-type="float">
            <text:p>93.88</text:p>
          </table:table-cell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3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# Nb MFCC</text:p>
          </table:table-cell>
          <table:table-cell table:number-columns-repeated="2"/>
          <table:table-cell office:value-type="string" calcext:value-type="string">
            <text:p>Nb MFCCs</text:p>
          </table:table-cell>
          <table:table-cell office:value-type="string" calcext:value-type="string">
            <text:p>Nb Params</text:p>
          </table:table-cell>
          <table:table-cell table:style-name="ce3" office:value-type="string" calcext:value-type="string">
            <text:p>Test cost</text:p>
          </table:table-cell>
          <table:table-cell table:style-name="ce3" office:value-type="string" calcext:value-type="string">
            <text:p>Top 1 acc</text:p>
          </table:table-cell>
          <table:table-cell table:style-name="ce3" office:value-type="string" calcext:value-type="string">
            <text:p>Top 3 a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2_LSTMLayer64_64_nbMFCC13_bidirectional_TIMIT</text:p>
          </table:table-cell>
          <table:table-cell office:value-type="string" calcext:value-type="string">
            <text:p>2_LSTMLayer64_64_nbMFCC13_bidirectional_TIMIT</text:p>
          </table:table-cell>
          <table:table-cell office:value-type="string" calcext:value-type="string">
            <text:p>TIMIT</text:p>
          </table:table-cell>
          <table:table-cell office:value-type="string" calcext:value-type="string">
            <text:p>13 (1x13)</text:p>
          </table:table-cell>
          <table:table-cell office:value-type="float" office:value="89511" calcext:value-type="float">
            <text:p>89511</text:p>
          </table:table-cell>
          <table:table-cell table:style-name="ce3" office:value-type="float" office:value="0.0493665053867377" calcext:value-type="float">
            <text:p>0.05</text:p>
          </table:table-cell>
          <table:table-cell table:style-name="ce3" office:value-type="float" office:value="75.4087581041507" calcext:value-type="float">
            <text:p>75.41</text:p>
          </table:table-cell>
          <table:table-cell table:style-name="ce3" office:value-type="float" office:value="93.2314685655331" calcext:value-type="float">
            <text:p>93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2_LSTMLayer64_64_nbMFCC26_bidirectional_TIMIT</text:p>
          </table:table-cell>
          <table:table-cell office:value-type="string" calcext:value-type="string">
            <text:p>2_LSTMLayer64_64_nbMFCC26_bidirectional_TIMIT</text:p>
          </table:table-cell>
          <table:table-cell office:value-type="string" calcext:value-type="string">
            <text:p>TIMIT</text:p>
          </table:table-cell>
          <table:table-cell office:value-type="string" calcext:value-type="string">
            <text:p>26 (2x13)</text:p>
          </table:table-cell>
          <table:table-cell office:value-type="float" office:value="92839" calcext:value-type="float">
            <text:p>92839</text:p>
          </table:table-cell>
          <table:table-cell table:style-name="ce3" office:value-type="float" office:value="0.0472255288981474" calcext:value-type="float">
            <text:p>0.05</text:p>
          </table:table-cell>
          <table:table-cell table:style-name="ce3" office:value-type="float" office:value="76.6191126973915" calcext:value-type="float">
            <text:p>76.62</text:p>
          </table:table-cell>
          <table:table-cell table:style-name="ce3" office:value-type="float" office:value="93.8004900090191" calcext:value-type="float">
            <text:p>93.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office:value-type="string" calcext:value-type="string">
            <text:p>TIMIT</text:p>
          </table:table-cell>
          <table:table-cell office:value-type="string" calcext:value-type="string">
            <text:p>39 (3x13)</text:p>
          </table:table-cell>
          <table:table-cell office:value-type="float" office:value="96167" calcext:value-type="float">
            <text:p>96167</text:p>
          </table:table-cell>
          <table:table-cell table:style-name="ce3" office:value-type="float" office:value="0.0791018450489411" calcext:value-type="float">
            <text:p>0.08</text:p>
          </table:table-cell>
          <table:table-cell table:style-name="ce3" office:value-type="float" office:value="79.4827691118865" calcext:value-type="float">
            <text:p>79.48</text:p>
          </table:table-cell>
          <table:table-cell table:style-name="ce3" office:value-type="float" office:value="95.0153502999466" calcext:value-type="float">
            <text:p>95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2_LSTMLayer64_64_nbMFCC120_bidirectional_TIMIT</text:p>
          </table:table-cell>
          <table:table-cell office:value-type="string" calcext:value-type="string">
            <text:p>2_LSTMLayer64_64_nbMFCC120_bidirectional_TIMIT</text:p>
          </table:table-cell>
          <table:table-cell office:value-type="string" calcext:value-type="string">
            <text:p>TIMIT</text:p>
          </table:table-cell>
          <table:table-cell office:value-type="string" calcext:value-type="string">
            <text:p>120 (3x 40)</text:p>
          </table:table-cell>
          <table:table-cell office:value-type="float" office:value="116903" calcext:value-type="float">
            <text:p>116903</text:p>
          </table:table-cell>
          <table:table-cell table:style-name="ce3" office:value-type="float" office:value="0.0488660802634863" calcext:value-type="float">
            <text:p>0.05</text:p>
          </table:table-cell>
          <table:table-cell table:style-name="ce3" office:value-type="float" office:value="76.3930391261656" calcext:value-type="float">
            <text:p>76.39</text:p>
          </table:table-cell>
          <table:table-cell table:style-name="ce3" office:value-type="float" office:value="93.4362481485485" calcext:value-type="float">
            <text:p>93.44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# MFCC window length</text:p>
          </table:table-cell>
          <table:table-cell table:number-columns-repeated="3"/>
          <table:table-cell office:value-type="string" calcext:value-type="string">
            <text:p>Nb 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op 1 acc</text:p>
          </table:table-cell>
          <table:table-cell office:value-type="string" calcext:value-type="string">
            <text:p>Top 3 acc</text:p>
          </table:table-cell>
          <table:table-cell office:value-type="string" calcext:value-type="string">
            <text:p>MFCC length</text:p>
          </table:table-cell>
          <table:table-cell office:value-type="string" calcext:value-type="string">
            <text:p>Top 1 a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/>
          <table:table-cell office:value-type="float" office:value="61.665" calcext:value-type="float">
            <text:p>61.665</text:p>
          </table:table-cell>
          <table:table-cell/>
          <table:table-cell office:value-type="string" calcext:value-type="string">
            <text:p>25ms</text:p>
          </table:table-cell>
          <table:table-cell office:value-type="float" office:value="61.665" calcext:value-type="float">
            <text:p>61.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/>
          <table:table-cell office:value-type="float" office:value="58.754" calcext:value-type="float">
            <text:p>58.754</text:p>
          </table:table-cell>
          <table:table-cell/>
          <table:table-cell office:value-type="string" calcext:value-type="string">
            <text:p>15ms</text:p>
          </table:table-cell>
          <table:table-cell office:value-type="float" office:value="58.754" calcext:value-type="float">
            <text:p>58.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/>
          <table:table-cell office:value-type="float" office:value="57.924" calcext:value-type="float">
            <text:p>57.924</text:p>
          </table:table-cell>
          <table:table-cell/>
          <table:table-cell office:value-type="string" calcext:value-type="string">
            <text:p>10ms</text:p>
          </table:table-cell>
          <table:table-cell office:value-type="float" office:value="57.924" calcext:value-type="float">
            <text:p>57.924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 Bidirectional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Nb 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op 1 acc</text:p>
          </table:table-cell>
          <table:table-cell office:value-type="string" calcext:value-type="string">
            <text:p>Top 3 a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2_LSTMLayer64_64_nbMFCC39_unidirectional_TIMIT_trainInfo.pkl</text:p>
          </table:table-cell>
          <table:table-cell office:value-type="string" calcext:value-type="string">
            <text:p>2_LSTMLayer64_64_nbMFCC39_unidirectional_TIMIT</text:p>
          </table:table-cell>
          <table:table-cell office:value-type="string" calcext:value-type="string">
            <text:p>Unidirectional</text:p>
          </table:table-cell>
          <table:table-cell office:value-type="string" calcext:value-type="string">
            <text:p>TIMIT</text:p>
          </table:table-cell>
          <table:table-cell/>
          <table:table-cell office:value-type="float" office:value="0.061962" calcext:value-type="float">
            <text:p>0.061962</text:p>
          </table:table-cell>
          <table:table-cell office:value-type="float" office:value="75.008402" calcext:value-type="float">
            <text:p>75.008402</text:p>
          </table:table-cell>
          <table:table-cell office:value-type="float" office:value="92.909927" calcext:value-type="float">
            <text:p>92.909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91018450489411" calcext:value-type="float">
            <text:p>0.079101845</text:p>
          </table:table-cell>
          <table:table-cell office:value-type="float" office:value="79.4827691118865" calcext:value-type="float">
            <text:p>79.4827691119</text:p>
          </table:table-cell>
          <table:table-cell office:value-type="float" office:value="95.0153502999466" calcext:value-type="float">
            <text:p>95.0153502999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 Noise impa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Perfs (TIMIT)</text:p>
          </table:table-cell>
          <table:table-cell table:number-columns-repeated="3"/>
          <table:table-cell office:value-type="string" calcext:value-type="string">
            <text:p>Nb 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op 1 acc</text:p>
          </table:table-cell>
          <table:table-cell office:value-type="string" calcext:value-type="string">
            <text:p>Top 3 a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 0 dB</text:p>
          </table:table-cell>
          <table:table-cell table:number-columns-repeated="5"/>
          <table:table-cell office:value-type="float" office:value="22.2269064978185" calcext:value-type="float">
            <text:p>22.2269064978</text:p>
          </table:table-cell>
          <table:table-cell office:value-type="float" office:value="41.3597504216341" calcext:value-type="float">
            <text:p>41.3597504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 -3 dB</text:p>
          </table:table-cell>
          <table:table-cell table:number-columns-repeated="5"/>
          <table:table-cell office:value-type="float" office:value="27.5532330400859" calcext:value-type="float">
            <text:p>27.5532330401</text:p>
          </table:table-cell>
          <table:table-cell office:value-type="float" office:value="47.4984632296731" calcext:value-type="float">
            <text:p>47.4984632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 -5 dB</text:p>
          </table:table-cell>
          <table:table-cell table:number-columns-repeated="5"/>
          <table:table-cell office:value-type="float" office:value="31.8165163486982" calcext:value-type="float">
            <text:p>31.8165163487</text:p>
          </table:table-cell>
          <table:table-cell office:value-type="float" office:value="52.597291037382" calcext:value-type="float">
            <text:p>52.5972910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 -10 dB</text:p>
          </table:table-cell>
          <table:table-cell table:number-columns-repeated="5"/>
          <table:table-cell office:value-type="float" office:value="42.3935039172153" calcext:value-type="float">
            <text:p>42.3935039172</text:p>
          </table:table-cell>
          <table:table-cell office:value-type="float" office:value="64.8472985701621" calcext:value-type="float">
            <text:p>64.8472985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noise</text:p>
          </table:table-cell>
          <table:table-cell table:number-columns-repeated="5"/>
          <table:table-cell office:value-type="float" office:value="82.0373360730523" calcext:value-type="float">
            <text:p>82.0373360731</text:p>
          </table:table-cell>
          <table:table-cell office:value-type="float" office:value="95.9748683164049" calcext:value-type="float">
            <text:p>95.974868316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xPerfs (TIMIT)</text:p>
          </table:table-cell>
          <table:table-cell table:number-columns-repeated="3"/>
          <table:table-cell office:value-type="string" calcext:value-type="string">
            <text:p>Nb 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op 1 acc</text:p>
          </table:table-cell>
          <table:table-cell office:value-type="string" calcext:value-type="string">
            <text:p>Top 3 a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s 0 dB</text:p>
          </table:table-cell>
          <table:table-cell table:number-columns-repeated="5"/>
          <table:table-cell office:value-type="float" office:value="38.7496075792061" calcext:value-type="float">
            <text:p>38.7496075792</text:p>
          </table:table-cell>
          <table:table-cell office:value-type="float" office:value="59.0537377169072" calcext:value-type="float">
            <text:p>59.05373771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s -3 dB</text:p>
          </table:table-cell>
          <table:table-cell table:number-columns-repeated="5"/>
          <table:table-cell office:value-type="float" office:value="45.6202475356543" calcext:value-type="float">
            <text:p>45.6202475357</text:p>
          </table:table-cell>
          <table:table-cell office:value-type="float" office:value="66.1403998795379" calcext:value-type="float">
            <text:p>66.1403998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s -5 dB</text:p>
          </table:table-cell>
          <table:table-cell table:number-columns-repeated="5"/>
          <table:table-cell office:value-type="float" office:value="49.656035043546" calcext:value-type="float">
            <text:p>49.6560350435</text:p>
          </table:table-cell>
          <table:table-cell office:value-type="float" office:value="70.4247128904683" calcext:value-type="float">
            <text:p>70.4247128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s -10 dB</text:p>
          </table:table-cell>
          <table:table-cell table:number-columns-repeated="5"/>
          <table:table-cell office:value-type="float" office:value="60.6337193329255" calcext:value-type="float">
            <text:p>60.6337193329</text:p>
          </table:table-cell>
          <table:table-cell office:value-type="float" office:value="80.718983693189" calcext:value-type="float">
            <text:p>80.7189836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noise</text:p>
          </table:table-cell>
          <table:table-cell table:number-columns-repeated="5"/>
          <table:table-cell office:value-type="float" office:value="82.0373360730523" calcext:value-type="float">
            <text:p>82.0373360731</text:p>
          </table:table-cell>
          <table:table-cell office:value-type="float" office:value="95.9748683164049" calcext:value-type="float">
            <text:p>95.9748683164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  <table:table-cell table:style-name="ce3"/>
          <table:table-cell/>
        </table:table-row>
        <table:table-row table:style-name="ro1">
          <table:table-cell office:value-type="string" calcext:value-type="string">
            <text:p># round Params</text:p>
          </table:table-cell>
          <table:table-cell table:number-columns-repeated="13"/>
          <table:table-cell table:style-name="ce3"/>
          <table:table-cell/>
        </table:table-row>
        <table:table-row table:style-name="ro1">
          <table:table-cell table:number-columns-repeated="14"/>
          <table:table-cell table:style-name="ce3"/>
          <table:table-cell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# combined vs TCDTIMIT</text:p>
          </table:table-cell>
          <table:table-cell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Nb 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op 1 acc</text:p>
          </table:table-cell>
          <table:table-cell office:value-type="string" calcext:value-type="string">
            <text:p>Top 3 acc</text:p>
          </table:table-cell>
          <table:table-cell table:number-columns-repeated="4"/>
          <table:table-cell office:value-type="string" calcext:value-type="string">
            <text:p>Top 1 acc, train on TCDTI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811666152798213" calcext:value-type="float">
            <text:p>0.0811666153</text:p>
          </table:table-cell>
          <table:table-cell office:value-type="float" office:value="59.1511964174075" calcext:value-type="float">
            <text:p>59.1511964174</text:p>
          </table:table-cell>
          <table:table-cell office:value-type="float" office:value="84.1028527364279" calcext:value-type="float">
            <text:p>84.1028527364</text:p>
          </table:table-cell>
          <table:table-cell table:number-columns-repeated="2"/>
          <table:table-cell office:value-type="string" calcext:value-type="string">
            <text:p>Network</text:p>
          </table:table-cell>
          <table:table-cell office:value-type="string" calcext:value-type="string">
            <text:p>Top 1 acc, train on TIMIT + TCDTMIT</text:p>
          </table:table-cell>
          <table:table-cell office:value-type="float" office:value="61.6607079338364" calcext:value-type="float">
            <text:p>61.6607079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10022687969299" calcext:value-type="float">
            <text:p>0.0810022688</text:p>
          </table:table-cell>
          <table:table-cell office:value-type="float" office:value="62.1977663143089" calcext:value-type="float">
            <text:p>62.1977663143</text:p>
          </table:table-cell>
          <table:table-cell office:value-type="float" office:value="86.2559021187625" calcext:value-type="float">
            <text:p>86.2559021188</text:p>
          </table:table-cell>
          <table:table-cell table:number-columns-repeated="2"/>
          <table:table-cell office:value-type="string" calcext:value-type="string">
            <text:p>64 / 2</text:p>
          </table:table-cell>
          <table:table-cell office:value-type="float" office:value="59.1511964174075" calcext:value-type="float">
            <text:p>59.1511964174</text:p>
          </table:table-cell>
          <table:table-cell office:value-type="float" office:value="67.0319928711944" calcext:value-type="float">
            <text:p>67.0319928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0799329563115652" calcext:value-type="float">
            <text:p>0.0799329563</text:p>
          </table:table-cell>
          <table:table-cell office:value-type="float" office:value="63.5160644819091" calcext:value-type="float">
            <text:p>63.5160644819</text:p>
          </table:table-cell>
          <table:table-cell office:value-type="float" office:value="86.9186357275324" calcext:value-type="float">
            <text:p>86.9186357275</text:p>
          </table:table-cell>
          <table:table-cell table:number-columns-repeated="2"/>
          <table:table-cell office:value-type="string" calcext:value-type="string">
            <text:p>256 / 2</text:p>
          </table:table-cell>
          <table:table-cell office:value-type="float" office:value="63.5160644819091" calcext:value-type="float">
            <text:p>63.5160644819</text:p>
          </table:table-cell>
          <table:table-cell office:value-type="float" office:value="63.2854139054554" calcext:value-type="float">
            <text:p>63.2854139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49806647117321" calcext:value-type="float">
            <text:p>0.0749806647</text:p>
          </table:table-cell>
          <table:table-cell office:value-type="float" office:value="61.6607079338364" calcext:value-type="float">
            <text:p>61.6607079338</text:p>
          </table:table-cell>
          <table:table-cell office:value-type="float" office:value="85.5720522297957" calcext:value-type="float">
            <text:p>85.5720522298</text:p>
          </table:table-cell>
          <table:table-cell table:number-columns-repeated="2"/>
          <table:table-cell office:value-type="string" calcext:value-type="string">
            <text:p>512 / 2</text:p>
          </table:table-cell>
          <table:table-cell office:value-type="float" office:value="62.1977663143089" calcext:value-type="float">
            <text:p>62.1977663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85290530725167" calcext:value-type="float">
            <text:p>0.0885290531</text:p>
          </table:table-cell>
          <table:table-cell office:value-type="float" office:value="63.2854139054554" calcext:value-type="float">
            <text:p>63.2854139055</text:p>
          </table:table-cell>
          <table:table-cell office:value-type="float" office:value="86.5183788351193" calcext:value-type="float">
            <text:p>86.5183788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1.10293690731257" calcext:value-type="float">
            <text:p>1.1029369073</text:p>
          </table:table-cell>
          <table:table-cell office:value-type="float" office:value="67.0319928711944" calcext:value-type="float">
            <text:p>67.0319928712</text:p>
          </table:table-cell>
          <table:table-cell office:value-type="float" office:value="89.3693272238961" calcext:value-type="float">
            <text:p>89.3693272239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MaxPerfs (TCDTIMIT)</text:p>
          </table:table-cell>
          <table:table-cell table:number-columns-repeated="5"/>
          <table:table-cell office:value-type="string" calcext:value-type="string">
            <text:p>Top 1 acc</text:p>
          </table:table-cell>
          <table:table-cell office:value-type="string" calcext:value-type="string">
            <text:p>Top 3 a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 0 dB</text:p>
          </table:table-cell>
          <table:table-cell table:number-columns-repeated="5"/>
          <table:table-cell office:value-type="float" office:value="20.1038815616515" calcext:value-type="float">
            <text:p>20.1038815617</text:p>
          </table:table-cell>
          <table:table-cell office:value-type="float" office:value="39.6857052236675" calcext:value-type="float">
            <text:p>39.6857052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 -3 dB</text:p>
          </table:table-cell>
          <table:table-cell table:number-columns-repeated="5"/>
          <table:table-cell office:value-type="float" office:value="26.7637461709424" calcext:value-type="float">
            <text:p>26.7637461709</text:p>
          </table:table-cell>
          <table:table-cell office:value-type="float" office:value="47.5550211966223" calcext:value-type="float">
            <text:p>47.5550211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 -5 dB</text:p>
          </table:table-cell>
          <table:table-cell table:number-columns-repeated="5"/>
          <table:table-cell office:value-type="float" office:value="25.7403186219744" calcext:value-type="float">
            <text:p>25.740318622</text:p>
          </table:table-cell>
          <table:table-cell office:value-type="float" office:value="47.2047580768202" calcext:value-type="float">
            <text:p>47.2047580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 -10 dB</text:p>
          </table:table-cell>
          <table:table-cell table:number-columns-repeated="5"/>
          <table:table-cell office:value-type="float" office:value="32.2669094658289" calcext:value-type="float">
            <text:p>32.2669094658</text:p>
          </table:table-cell>
          <table:table-cell office:value-type="float" office:value="55.2345747806853" calcext:value-type="float">
            <text:p>55.2345747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noise</text:p>
          </table:table-cell>
          <table:table-cell table:number-columns-repeated="5"/>
          <table:table-cell office:value-type="float" office:value="67.0319928711944" calcext:value-type="float">
            <text:p>67.0319928712</text:p>
          </table:table-cell>
          <table:table-cell office:value-type="float" office:value="89.3693272238961" calcext:value-type="float">
            <text:p>89.3693272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Perfs (TCDTIMIT)</text:p>
          </table:table-cell>
          <table:table-cell table:number-columns-repeated="5"/>
          <table:table-cell office:value-type="string" calcext:value-type="string">
            <text:p>Top 1 acc</text:p>
          </table:table-cell>
          <table:table-cell office:value-type="string" calcext:value-type="string">
            <text:p>Top 3 a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s 0 dB</text:p>
          </table:table-cell>
          <table:table-cell table:number-columns-repeated="5"/>
          <table:table-cell office:value-type="float" office:value="39.1765870511688" calcext:value-type="float">
            <text:p>39.1765870512</text:p>
          </table:table-cell>
          <table:table-cell office:value-type="float" office:value="60.5088170841284" calcext:value-type="float">
            <text:p>60.5088170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s -3 dB</text:p>
          </table:table-cell>
          <table:table-cell table:number-columns-repeated="5"/>
          <table:table-cell office:value-type="float" office:value="42.2892530270713" calcext:value-type="float">
            <text:p>42.2892530271</text:p>
          </table:table-cell>
          <table:table-cell office:value-type="float" office:value="64.5737465254769" calcext:value-type="float">
            <text:p>64.5737465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s -5 dB</text:p>
          </table:table-cell>
          <table:table-cell table:number-columns-repeated="5"/>
          <table:table-cell office:value-type="float" office:value="45.3311352643587" calcext:value-type="float">
            <text:p>45.3311352644</text:p>
          </table:table-cell>
          <table:table-cell office:value-type="float" office:value="68.3316926599994" calcext:value-type="float">
            <text:p>68.33169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s -10 dB</text:p>
          </table:table-cell>
          <table:table-cell table:number-columns-repeated="5"/>
          <table:table-cell office:value-type="float" office:value="51.5404903182577" calcext:value-type="float">
            <text:p>51.5404903183</text:p>
          </table:table-cell>
          <table:table-cell office:value-type="float" office:value="74.9966526236461" calcext:value-type="float">
            <text:p>74.9966526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noise</text:p>
          </table:table-cell>
          <table:table-cell table:number-columns-repeated="5"/>
          <table:table-cell office:value-type="float" office:value="67.0319928711944" calcext:value-type="float">
            <text:p>67.0319928712</text:p>
          </table:table-cell>
          <table:table-cell office:value-type="float" office:value="89.3693272238961" calcext:value-type="float">
            <text:p>89.3693272239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# TIMIT vs TCDTIMI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Perfs</text:p>
          </table:table-cell>
          <table:table-cell table:style-name="ce1" office:value-type="string" calcext:value-type="string">
            <text:p>TIMIT Top 1 acc</text:p>
          </table:table-cell>
          <table:table-cell office:value-type="string" calcext:value-type="string">
            <text:p>TCDTIMIT Top 1 ac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e 0 dB</text:p>
          </table:table-cell>
          <table:table-cell office:value-type="float" office:value="22.2269064978185" calcext:value-type="float">
            <text:p>22.2269064978</text:p>
          </table:table-cell>
          <table:table-cell office:value-type="float" office:value="20.1038815616515" calcext:value-type="float">
            <text:p>20.10388156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e -3 dB</text:p>
          </table:table-cell>
          <table:table-cell office:value-type="float" office:value="27.5532330400859" calcext:value-type="float">
            <text:p>27.5532330401</text:p>
          </table:table-cell>
          <table:table-cell office:value-type="float" office:value="26.7637461709424" calcext:value-type="float">
            <text:p>26.76374617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e -5 dB</text:p>
          </table:table-cell>
          <table:table-cell office:value-type="float" office:value="31.8165163486982" calcext:value-type="float">
            <text:p>31.8165163487</text:p>
          </table:table-cell>
          <table:table-cell office:value-type="float" office:value="25.7403186219744" calcext:value-type="float">
            <text:p>25.7403186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e -10 dB</text:p>
          </table:table-cell>
          <table:table-cell office:value-type="float" office:value="42.3935039172153" calcext:value-type="float">
            <text:p>42.3935039172</text:p>
          </table:table-cell>
          <table:table-cell office:value-type="float" office:value="32.2669094658289" calcext:value-type="float">
            <text:p>32.26690946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_noise</text:p>
          </table:table-cell>
          <table:table-cell office:value-type="float" office:value="82.0373360730523" calcext:value-type="float">
            <text:p>82.0373360731</text:p>
          </table:table-cell>
          <table:table-cell office:value-type="float" office:value="67.0319928711944" calcext:value-type="float">
            <text:p>67.0319928712</text:p>
          </table:table-cell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4"/>
        </table:table-row>
      </table:table>
      <table:table table:name="graphs" table:style-name="ta1">
        <table:shapes>
          <draw:frame draw:z-index="0" draw:style-name="gr1" draw:text-style-name="P1" svg:width="488.78pt" svg:height="310.05pt" svg:x="67.89pt" svg:y="975.63pt">
            <loext:p draw:notify-on-update-of-ranges="data.G55:data.G55 data.H55:data.H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.36pt" svg:y="377.63pt">
            <loext:p draw:notify-on-update-of-ranges="data.I46:data.I48 data.J45:data.J45 data.J46:data.J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74pt" svg:height="255.32pt" svg:x="523.98pt" svg:y="379.05pt">
            <loext:p draw:notify-on-update-of-ranges="data.D39:data.D42 data.G38:data.G38 data.G39:data.G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88.78pt" svg:height="310.05pt" svg:x="597.37pt" svg:y="985.61pt">
            <loext:p draw:notify-on-update-of-ranges="data.A63:data.F67 data.G62:data.G62 data.G63:data.G67 data.H62:data.H62 data.H63:data.H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453.77pt" svg:height="255.29pt" svg:x="64.01pt" svg:y="665.6pt">
            <loext:p draw:notify-on-update-of-ranges="data.C51:data.C52 data.G50:data.G50 data.G51:data.G5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46.32pt" svg:y="65.99pt">
            <loext:p draw:notify-on-update-of-ranges="data.C3:data.C8 data.G2:data.G2 data.G3:data.G8 data.H2:data.H2 data.H3:data.H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88.78pt" svg:height="310.05pt" svg:x="60.12pt" svg:y="1334.21pt">
            <loext:p draw:notify-on-update-of-ranges="data.A86:data.F90 data.G85:data.G85 data.G86:data.G90 data.H85:data.H85 data.H86:data.H9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488.78pt" svg:height="310.05pt" svg:x="610.38pt" svg:y="1335.71pt">
            <loext:p draw:notify-on-update-of-ranges="data.A92:data.F96 data.G91:data.G91 data.G92:data.G96 data.H91:data.H91 data.H92:data.H9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453.51pt" svg:height="255.09pt" svg:x="74.15pt" svg:y="1667.79pt">
            <loext:p draw:notify-on-update-of-ranges="data.A102:data.A106 data.B101:data.B101 data.B102:data.B106 data.C101:data.C101 data.C102:data.C10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352.01pt" svg:height="255.26pt" svg:x="667.28pt" svg:y="1673.77pt">
            <loext:p draw:notify-on-update-of-ranges="data.K78:data.K80 data.L77:data.L77 data.L78:data.L80 data.M76:data.M76 data.M77:data.M7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453.12pt" svg:height="255.23pt" svg:x="1088.02pt" svg:y="691.2pt">
            <loext:p draw:notify-on-update-of-ranges="nb_params.B37:nb_params.B39 nb_params.F3:nb_params.F6 nb_params.A37:nb_params.A37 nb_params.H3:nb_params.H6 nb_params.F8:nb_params.F11 nb_params.A41:nb_params.A41 nb_params.H8:nb_params.H11 nb_params.F13:nb_params.F16 nb_params.A12:nb_params.A12 nb_params.H13:nb_params.H16 nb_params.F18:nb_params.F21 nb_params.A49:nb_params.A49 nb_params.H18:nb_params.H21 nb_params.F23:nb_params.F26 nb_params.A53:nb_params.A53 nb_params.H23:nb_params.H26 nb_params.F28:nb_params.F31 nb_params.A57:nb_params.A57 nb_params.H28:nb_params.H3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1" draw:style-name="gr1" draw:text-style-name="P1" svg:width="453.51pt" svg:height="255.09pt" svg:x="576.03pt" svg:y="678.42pt">
            <loext:p draw:notify-on-update-of-ranges="nb_params.D35:nb_params.H35 nb_params.B36:nb_params.B36 nb_params.D36:nb_params.H36 nb_params.B37:nb_params.B37 nb_params.D37:nb_params.H37 nb_params.B38:nb_params.B38 nb_params.D38:nb_params.H38 nb_params.B39:nb_params.B39 nb_params.D39:nb_params.H3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 table:number-rows-repeated="74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IMIT white noise</text:p>
          </table:table-cell>
          <table:table-cell table:number-columns-repeated="6"/>
          <table:table-cell office:value-type="string" calcext:value-type="string">
            <text:p>TIMIT voices noise</text:p>
          </table:table-cell>
        </table:table-row>
        <table:table-row table:style-name="ro1" table:number-rows-repeated="27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CDTIMIT white noise</text:p>
          </table:table-cell>
          <table:table-cell table:number-columns-repeated="6"/>
          <table:table-cell office:value-type="string" calcext:value-type="string">
            <text:p>TCDTIMIT voices noise</text:p>
          </table:table-cell>
        </table:table-row>
      </table:table>
      <table:table table:name="nb_params" table:style-name="ta1">
        <table:shapes>
          <draw:frame draw:z-index="0" draw:style-name="gr1" draw:text-style-name="P1" svg:width="453.12pt" svg:height="255.23pt" svg:x="673.29pt" svg:y="490.45pt">
            <loext:p draw:notify-on-update-of-ranges="nb_params.B37:nb_params.B39 nb_params.F3:nb_params.F6 nb_params.A2:nb_params.A2 nb_params.H3:nb_params.H6 nb_params.F8:nb_params.F11 nb_params.A7:nb_params.A7 nb_params.H8:nb_params.H11 nb_params.F13:nb_params.F16 nb_params.A12:nb_params.A12 nb_params.H13:nb_params.H16 nb_params.F18:nb_params.F21 nb_params.A17:nb_params.A17 nb_params.H18:nb_params.H21 nb_params.F23:nb_params.F26 nb_params.A22:nb_params.A22 nb_params.H23:nb_params.H26 nb_params.F28:nb_params.F31 nb_params.A27:nb_params.A27 nb_params.H28:nb_params.H3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51pt" svg:height="255.09pt" svg:x="118.01pt" svg:y="517.01pt">
            <loext:p draw:notify-on-update-of-ranges="nb_params.D35:nb_params.H35 nb_params.B36:nb_params.B36 nb_params.D36:nb_params.H36 nb_params.B37:nb_params.B37 nb_params.D37:nb_params.H37 nb_params.B38:nb_params.B38 nb_params.D38:nb_params.H38 nb_params.B39:nb_params.B39 nb_params.D39:nb_params.H39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7" table:default-cell-style-name="Default"/>
        <table:table-column table:style-name="co3" table:number-columns-repeated="4" table:default-cell-style-name="Default"/>
        <table:table-column table:style-name="co3" table:default-cell-style-name="ce3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14" table:default-cell-style-name="Default"/>
        <table:table-row table:style-name="ro2">
          <table:table-cell office:value-type="string" calcext:value-type="string">
            <text:p>Network Full Name</text:p>
          </table:table-cell>
          <table:table-cell table:number-columns-repeated="2" office:value-type="string" calcext:value-type="string">
            <text:p>Network Name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audio_features</text:p>
          </table:table-cell>
          <table:table-cell table:style-name="Default" office:value-type="string" calcext:value-type="string">
            <text:p>nb_audio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office:value-type="string" calcext:value-type="string">
            <text:p>Validation accuracy</text:p>
          </table:table-cell>
          <table:table-cell/>
          <table:table-cell office:value-type="string" calcext:value-type="string">
            <text:p>For weights/acc graph</text:p>
            <text:p>+ table</text:p>
          </table:table-cell>
          <table:table-cell office:value-type="string" calcext:value-type="string">
            <text:p>Network </text:p>
            <text:p>Type</text:p>
          </table:table-cell>
          <table:table-cell office:value-type="string" calcext:value-type="string">
            <text:p>Total # weights</text:p>
          </table:table-cell>
          <table:table-cell office:value-type="string" calcext:value-type="string">
            <text:p>Per additional </text:p>
            <text:p>LSTM lay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Acc / weights</text:p>
          </table:table-cell>
          <table:table-cell table:style-name="ce8" office:value-type="string" calcext:value-type="string">
            <text:p>Efficiency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8 / layer</text:p>
          </table:table-cell>
          <table:table-cell table:style-name="ce4"/>
          <table:table-cell office:value-type="string" calcext:value-type="string">
            <text:p>Network Name</text:p>
          </table:table-cell>
          <table:table-cell table:style-name="ce4" table:number-columns-repeated="4"/>
          <table:table-cell office:value-type="string" calcext:value-type="string">
            <text:p>Test Accuracy</text:p>
          </table:table-cell>
          <table:table-cell table:style-name="ce4" table:number-columns-repeated="3"/>
          <table:table-cell table:number-columns-repeated="3"/>
          <table:table-cell table:style-name="ce4" table:number-columns-repeated="2"/>
          <table:table-cell/>
          <table:table-cell table:style-name="ce13" office:value-type="float" office:value="2.55047678565625E+029" calcext:value-type="float">
            <text:p>255.0E+27 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1_LSTMLayer8_nbMFCC39_bidirectional_TIMIT</text:p>
          </table:table-cell>
          <table:table-cell office:value-type="string" calcext:value-type="string">
            <text:p>Audio:LSTM 8 / 1 RF</text:p>
          </table:table-cell>
          <table:table-cell office:value-type="string" calcext:value-type="string">
            <text:p>8 / 1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2160" calcext:value-type="float">
            <text:p>2,160</text:p>
          </table:table-cell>
          <table:table-cell table:style-name="ce9" office:value-type="float" office:value="2511" calcext:value-type="float">
            <text:p>2,511</text:p>
          </table:table-cell>
          <table:table-cell table:style-name="ce3" office:value-type="float" office:value="0.0854301418249424" calcext:value-type="float">
            <text:p>0.09</text:p>
          </table:table-cell>
          <table:table-cell table:style-name="ce3" office:value-type="float" office:value="63.9291512801733" calcext:value-type="float">
            <text:p>63.93</text:p>
          </table:table-cell>
          <table:table-cell table:style-name="ce3" office:value-type="float" office:value="87.124841898084" calcext:value-type="float">
            <text:p>87.12</text:p>
          </table:table-cell>
          <table:table-cell table:style-name="ce3" office:value-type="float" office:value="65.034140653384" calcext:value-type="float">
            <text:p>65.03</text:p>
          </table:table-cell>
          <table:table-cell table:number-columns-repeated="2"/>
          <table:table-cell office:value-type="string" calcext:value-type="string">
            <text:p>8 / 1</text:p>
          </table:table-cell>
          <table:table-cell table:style-name="ce9" office:value-type="float" office:value="2511" calcext:value-type="float">
            <text:p>2,511</text:p>
          </table:table-cell>
          <table:table-cell table:style-name="ce9" table:formula="of:=[.E3]-[.E2]" office:value-type="float" office:value="2160" calcext:value-type="float">
            <text:p>2,160</text:p>
          </table:table-cell>
          <table:table-cell table:style-name="ce9" table:formula="of:=[.F3]-[.E3]" office:value-type="float" office:value="351" calcext:value-type="float">
            <text:p>351</text:p>
          </table:table-cell>
          <table:table-cell table:style-name="ce3" office:value-type="float" office:value="63.9291512801733" calcext:value-type="float">
            <text:p>63.93</text:p>
          </table:table-cell>
          <table:table-cell table:style-name="ce3" table:formula="of:=EXP([.H3])/[.F3]/[.$R$2]" office:value-type="float" office:value="0.00000907004717832388" calcext:value-type="float">
            <text:p>0.00</text:p>
          </table:table-cell>
          <table:table-cell table:style-name="ce8" table:formula="of:=-LOG([.R3])" office:value-type="float" office:value="5.04239045392861" calcext:value-type="float">
            <text:p>5.0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_LSTMLayer8_8_nbMFCC39_bidirectional_TIMIT</text:p>
          </table:table-cell>
          <table:table-cell office:value-type="string" calcext:value-type="string">
            <text:p>Audio:LSTM 8 / 2 RF</text:p>
          </table:table-cell>
          <table:table-cell office:value-type="string" calcext:value-type="string">
            <text:p>8 / 2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3328" calcext:value-type="float">
            <text:p>3,328</text:p>
          </table:table-cell>
          <table:table-cell table:style-name="ce9" office:value-type="float" office:value="3679" calcext:value-type="float">
            <text:p>3,679</text:p>
          </table:table-cell>
          <table:table-cell table:style-name="ce3" office:value-type="float" office:value="0.0892021421056527" calcext:value-type="float">
            <text:p>0.09</text:p>
          </table:table-cell>
          <table:table-cell table:style-name="ce3" office:value-type="float" office:value="64.2195198254679" calcext:value-type="float">
            <text:p>64.22</text:p>
          </table:table-cell>
          <table:table-cell table:style-name="ce3" office:value-type="float" office:value="86.8444356542659" calcext:value-type="float">
            <text:p>86.84</text:p>
          </table:table-cell>
          <table:table-cell table:style-name="ce3" office:value-type="float" office:value="64.9147517524544" calcext:value-type="float">
            <text:p>64.91</text:p>
          </table:table-cell>
          <table:table-cell table:number-columns-repeated="2"/>
          <table:table-cell office:value-type="string" calcext:value-type="string">
            <text:p>8 / 2</text:p>
          </table:table-cell>
          <table:table-cell table:style-name="ce9" office:value-type="float" office:value="3679" calcext:value-type="float">
            <text:p>3,679</text:p>
          </table:table-cell>
          <table:table-cell table:style-name="ce9" table:formula="of:=[.E4]-[.E3]" office:value-type="float" office:value="1168" calcext:value-type="float">
            <text:p>1,168</text:p>
          </table:table-cell>
          <table:table-cell table:style-name="ce9" table:formula="of:=[.F4]-[.E4]" office:value-type="float" office:value="351" calcext:value-type="float">
            <text:p>351</text:p>
          </table:table-cell>
          <table:table-cell table:style-name="ce3" office:value-type="float" office:value="64.2195198254679" calcext:value-type="float">
            <text:p>64.22</text:p>
          </table:table-cell>
          <table:table-cell table:style-name="ce3" table:formula="of:=EXP([.H4])/[.F4]/[.$R$2]" office:value-type="float" office:value="0.00000827621811815266" calcext:value-type="float">
            <text:p>0.00</text:p>
          </table:table-cell>
          <table:table-cell table:style-name="ce8" table:formula="of:=-LOG([.R4])" office:value-type="float" office:value="5.0821680721071" calcext:value-type="float">
            <text:p>5.0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_LSTMLayer8_8_8_nbMFCC39_bidirectional_TIMIT</text:p>
          </table:table-cell>
          <table:table-cell office:value-type="string" calcext:value-type="string">
            <text:p>Audio:LSTM 8 / 3 RF</text:p>
          </table:table-cell>
          <table:table-cell office:value-type="string" calcext:value-type="string">
            <text:p>8 / 3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4496" calcext:value-type="float">
            <text:p>4,496</text:p>
          </table:table-cell>
          <table:table-cell table:style-name="ce9" office:value-type="float" office:value="4847" calcext:value-type="float">
            <text:p>4,847</text:p>
          </table:table-cell>
          <table:table-cell table:style-name="ce3" office:value-type="float" office:value="0.0882737441704824" calcext:value-type="float">
            <text:p>0.09</text:p>
          </table:table-cell>
          <table:table-cell table:style-name="ce3" office:value-type="float" office:value="65.0241473667287" calcext:value-type="float">
            <text:p>65.02</text:p>
          </table:table-cell>
          <table:table-cell table:style-name="ce3" office:value-type="float" office:value="84.9077780557149" calcext:value-type="float">
            <text:p>84.91</text:p>
          </table:table-cell>
          <table:table-cell table:style-name="ce3" office:value-type="float" office:value="60.9733864317124" calcext:value-type="float">
            <text:p>60.97</text:p>
          </table:table-cell>
          <table:table-cell table:number-columns-repeated="2"/>
          <table:table-cell office:value-type="string" calcext:value-type="string">
            <text:p>8 / 3</text:p>
          </table:table-cell>
          <table:table-cell table:style-name="ce9" office:value-type="float" office:value="4847" calcext:value-type="float">
            <text:p>4,847</text:p>
          </table:table-cell>
          <table:table-cell table:style-name="ce9" table:formula="of:=[.E5]-[.E4]" office:value-type="float" office:value="1168" calcext:value-type="float">
            <text:p>1,168</text:p>
          </table:table-cell>
          <table:table-cell table:style-name="ce9" table:formula="of:=[.F5]-[.E5]" office:value-type="float" office:value="351" calcext:value-type="float">
            <text:p>351</text:p>
          </table:table-cell>
          <table:table-cell table:style-name="ce3" office:value-type="float" office:value="65.0241473667287" calcext:value-type="float">
            <text:p>65.02</text:p>
          </table:table-cell>
          <table:table-cell table:style-name="ce3" table:formula="of:=EXP([.H5])/[.F5]/[.$R$2]" office:value-type="float" office:value="0.0000140453962853242" calcext:value-type="float">
            <text:p>0.00</text:p>
          </table:table-cell>
          <table:table-cell table:style-name="ce8" table:formula="of:=-LOG([.R5])" office:value-type="float" office:value="4.85246600284178" calcext:value-type="float">
            <text:p>4.8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_LSTMLayer8_8_8_8_nbMFCC39_bidirectional_TIMIT</text:p>
          </table:table-cell>
          <table:table-cell office:value-type="string" calcext:value-type="string">
            <text:p>Audio:LSTM 8 / 4 RF</text:p>
          </table:table-cell>
          <table:table-cell office:value-type="string" calcext:value-type="string">
            <text:p>8 / 4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5664" calcext:value-type="float">
            <text:p>5,664</text:p>
          </table:table-cell>
          <table:table-cell table:style-name="ce9" office:value-type="float" office:value="6015" calcext:value-type="float">
            <text:p>6,015</text:p>
          </table:table-cell>
          <table:table-cell table:style-name="ce3" office:value-type="float" office:value="0.0894880736103425" calcext:value-type="float">
            <text:p>0.09</text:p>
          </table:table-cell>
          <table:table-cell table:style-name="ce3" office:value-type="float" office:value="64.6717108912439" calcext:value-type="float">
            <text:p>64.67</text:p>
          </table:table-cell>
          <table:table-cell table:style-name="ce3" office:value-type="float" office:value="87.608677747956" calcext:value-type="float">
            <text:p>87.61</text:p>
          </table:table-cell>
          <table:table-cell table:style-name="ce3" office:value-type="float" office:value="65.48588383546" calcext:value-type="float">
            <text:p>65.49</text:p>
          </table:table-cell>
          <table:table-cell table:number-columns-repeated="2"/>
          <table:table-cell office:value-type="string" calcext:value-type="string">
            <text:p>8 / 4</text:p>
          </table:table-cell>
          <table:table-cell table:style-name="ce9" office:value-type="float" office:value="6015" calcext:value-type="float">
            <text:p>6,015</text:p>
          </table:table-cell>
          <table:table-cell table:style-name="ce9" table:formula="of:=[.E6]-[.E5]" office:value-type="float" office:value="1168" calcext:value-type="float">
            <text:p>1,168</text:p>
          </table:table-cell>
          <table:table-cell table:style-name="ce9" table:formula="of:=[.F6]-[.E6]" office:value-type="float" office:value="351" calcext:value-type="float">
            <text:p>351</text:p>
          </table:table-cell>
          <table:table-cell table:style-name="ce3" office:value-type="float" office:value="64.6717108912439" calcext:value-type="float">
            <text:p>64.67</text:p>
          </table:table-cell>
          <table:table-cell table:style-name="ce3" table:formula="of:=EXP([.H6])/[.F6]/[.$R$2]" office:value-type="float" office:value="0.00000795628201751502" calcext:value-type="float">
            <text:p>0.00</text:p>
          </table:table-cell>
          <table:table-cell table:style-name="ce8" table:formula="of:=-LOG([.R6])" office:value-type="float" office:value="5.09928983131936" calcext:value-type="float">
            <text:p>5.099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32 / layer</text:p>
          </table:table-cell>
          <table:table-cell table:style-name="ce4"/>
          <table:table-cell office:value-type="string" calcext:value-type="string">
            <text:p>Network Name</text:p>
          </table:table-cell>
          <table:table-cell/>
          <table:table-cell table:style-name="ce10" table:number-columns-repeated="2"/>
          <table:table-cell table:style-name="ce11"/>
          <table:table-cell office:value-type="string" calcext:value-type="string">
            <text:p>Test Accuracy</text:p>
          </table:table-cell>
          <table:table-cell table:style-name="ce11" table:number-columns-repeated="2"/>
          <table:table-cell table:style-name="ce4"/>
          <table:table-cell/>
          <table:table-cell table:style-name="ce4"/>
          <table:table-cell table:style-name="ce10" table:number-columns-repeated="3"/>
          <table:table-cell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1_LSTMLayer32_nbMFCC39_bidirectional_TIMIT</text:p>
          </table:table-cell>
          <table:table-cell office:value-type="string" calcext:value-type="string">
            <text:p>Audio:LSTM 32 / 1 RF</text:p>
          </table:table-cell>
          <table:table-cell office:value-type="string" calcext:value-type="string">
            <text:p>32 / 1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17856" calcext:value-type="float">
            <text:p>17,856</text:p>
          </table:table-cell>
          <table:table-cell table:style-name="ce9" office:value-type="float" office:value="19143" calcext:value-type="float">
            <text:p>19,143</text:p>
          </table:table-cell>
          <table:table-cell table:style-name="ce3" office:value-type="float" office:value="0.0769653108257514" calcext:value-type="float">
            <text:p>0.08</text:p>
          </table:table-cell>
          <table:table-cell table:style-name="ce3" office:value-type="float" office:value="75.9891146332338" calcext:value-type="float">
            <text:p>75.99</text:p>
          </table:table-cell>
          <table:table-cell table:style-name="ce3" office:value-type="float" office:value="93.4424570841853" calcext:value-type="float">
            <text:p>93.44</text:p>
          </table:table-cell>
          <table:table-cell table:style-name="ce3" office:value-type="float" office:value="76.9998335715931" calcext:value-type="float">
            <text:p>77.00</text:p>
          </table:table-cell>
          <table:table-cell table:number-columns-repeated="2"/>
          <table:table-cell office:value-type="string" calcext:value-type="string">
            <text:p>32 / 1</text:p>
          </table:table-cell>
          <table:table-cell table:style-name="ce9" office:value-type="float" office:value="19143" calcext:value-type="float">
            <text:p>19,143</text:p>
          </table:table-cell>
          <table:table-cell table:style-name="ce9" table:formula="of:=[.E8]-[.E7]" office:value-type="float" office:value="17856" calcext:value-type="float">
            <text:p>17,856</text:p>
          </table:table-cell>
          <table:table-cell table:style-name="ce9" table:formula="of:=[.F8]-[.E8]" office:value-type="float" office:value="1287" calcext:value-type="float">
            <text:p>1,287</text:p>
          </table:table-cell>
          <table:table-cell table:style-name="ce3" office:value-type="float" office:value="75.9891146332338" calcext:value-type="float">
            <text:p>75.99</text:p>
          </table:table-cell>
          <table:table-cell table:style-name="ce3" table:formula="of:=EXP([.H8])/[.F8]/[.$R$2]" office:value-type="float" office:value="0.205599377610936" calcext:value-type="float">
            <text:p>0.21</text:p>
          </table:table-cell>
          <table:table-cell table:style-name="ce8" table:formula="of:=-LOG([.R8])" office:value-type="float" office:value="0.68697820436813" calcext:value-type="float">
            <text:p>0.6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_LSTMLayer32_32_nbMFCC39_bidirectional_TIMIT</text:p>
          </table:table-cell>
          <table:table-cell office:value-type="string" calcext:value-type="string">
            <text:p>Audio:LSTM 32 / 2 RF</text:p>
          </table:table-cell>
          <table:table-cell table:style-name="ce5" office:value-type="string" calcext:value-type="string">
            <text:p>32 / 2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34816" calcext:value-type="float">
            <text:p>34,816</text:p>
          </table:table-cell>
          <table:table-cell table:style-name="ce9" office:value-type="float" office:value="36103" calcext:value-type="float">
            <text:p>36,103</text:p>
          </table:table-cell>
          <table:table-cell table:style-name="ce3" office:value-type="float" office:value="0.0869882456385172" calcext:value-type="float">
            <text:p>0.09</text:p>
          </table:table-cell>
          <table:table-cell table:style-name="ce3" office:value-type="float" office:value="76.6986465954309" calcext:value-type="float">
            <text:p>76.70</text:p>
          </table:table-cell>
          <table:table-cell table:style-name="ce3" office:value-type="float" office:value="93.7546550126575" calcext:value-type="float">
            <text:p>93.75</text:p>
          </table:table-cell>
          <table:table-cell table:style-name="ce3" office:value-type="float" office:value="78.4758524048092" calcext:value-type="float">
            <text:p>78.48</text:p>
          </table:table-cell>
          <table:table-cell table:number-columns-repeated="2"/>
          <table:table-cell table:style-name="ce5" office:value-type="string" calcext:value-type="string">
            <text:p>32 / 2</text:p>
          </table:table-cell>
          <table:table-cell table:style-name="ce9" office:value-type="float" office:value="36103" calcext:value-type="float">
            <text:p>36,103</text:p>
          </table:table-cell>
          <table:table-cell table:style-name="ce9" table:formula="of:=[.E9]-[.E8]" office:value-type="float" office:value="16960" calcext:value-type="float">
            <text:p>16,960</text:p>
          </table:table-cell>
          <table:table-cell table:style-name="ce9" table:formula="of:=[.F9]-[.E9]" office:value-type="float" office:value="1287" calcext:value-type="float">
            <text:p>1,287</text:p>
          </table:table-cell>
          <table:table-cell table:style-name="ce3" office:value-type="float" office:value="76.6986465954309" calcext:value-type="float">
            <text:p>76.70</text:p>
          </table:table-cell>
          <table:table-cell table:style-name="ce3" table:formula="of:=EXP([.H9])/[.F9]/[.$R$2]" office:value-type="float" office:value="0.221632946145624" calcext:value-type="float">
            <text:p>0.22</text:p>
          </table:table-cell>
          <table:table-cell table:style-name="ce8" table:formula="of:=-LOG([.R9])" office:value-type="float" office:value="0.654365680470179" calcext:value-type="float">
            <text:p>0.6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_LSTMLayer32_32_32_nbMFCC39_bidirectional_TIMIT</text:p>
          </table:table-cell>
          <table:table-cell office:value-type="string" calcext:value-type="string">
            <text:p>Audio:LSTM 32 / 3 RF</text:p>
          </table:table-cell>
          <table:table-cell office:value-type="string" calcext:value-type="string">
            <text:p>32 / 3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51776" calcext:value-type="float">
            <text:p>51,776</text:p>
          </table:table-cell>
          <table:table-cell table:style-name="ce9" office:value-type="float" office:value="53063" calcext:value-type="float">
            <text:p>53,063</text:p>
          </table:table-cell>
          <table:table-cell table:style-name="ce3" office:value-type="float" office:value="0.057380392574347" calcext:value-type="float">
            <text:p>0.06</text:p>
          </table:table-cell>
          <table:table-cell table:style-name="ce3" office:value-type="float" office:value="76.7352229509573" calcext:value-type="float">
            <text:p>76.74</text:p>
          </table:table-cell>
          <table:table-cell table:style-name="ce3" office:value-type="float" office:value="93.7307774474199" calcext:value-type="float">
            <text:p>93.73</text:p>
          </table:table-cell>
          <table:table-cell table:style-name="ce3" office:value-type="float" office:value="78.0774820158782" calcext:value-type="float">
            <text:p>78.08</text:p>
          </table:table-cell>
          <table:table-cell table:number-columns-repeated="2"/>
          <table:table-cell office:value-type="string" calcext:value-type="string">
            <text:p>32 / 3</text:p>
          </table:table-cell>
          <table:table-cell table:style-name="ce9" office:value-type="float" office:value="53063" calcext:value-type="float">
            <text:p>53,063</text:p>
          </table:table-cell>
          <table:table-cell table:style-name="ce9" table:formula="of:=[.E10]-[.E9]" office:value-type="float" office:value="16960" calcext:value-type="float">
            <text:p>16,960</text:p>
          </table:table-cell>
          <table:table-cell table:style-name="ce9" table:formula="of:=[.F10]-[.E10]" office:value-type="float" office:value="1287" calcext:value-type="float">
            <text:p>1,287</text:p>
          </table:table-cell>
          <table:table-cell table:style-name="ce3" office:value-type="float" office:value="76.7352229509573" calcext:value-type="float">
            <text:p>76.74</text:p>
          </table:table-cell>
          <table:table-cell table:style-name="ce3" table:formula="of:=EXP([.H10])/[.F10]/[.$R$2]" office:value-type="float" office:value="0.156412234505855" calcext:value-type="float">
            <text:p>0.16</text:p>
          </table:table-cell>
          <table:table-cell table:style-name="ce8" table:formula="of:=-LOG([.R10])" office:value-type="float" office:value="0.805729279597328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_LSTMLayer32_32_32_32_nbMFCC39_bidirectional_TIMIT</text:p>
          </table:table-cell>
          <table:table-cell office:value-type="string" calcext:value-type="string">
            <text:p>Audio:LSTM 32 / 4 RF</text:p>
          </table:table-cell>
          <table:table-cell office:value-type="string" calcext:value-type="string">
            <text:p>32 / 4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68736" calcext:value-type="float">
            <text:p>68,736</text:p>
          </table:table-cell>
          <table:table-cell table:style-name="ce9" office:value-type="float" office:value="70023" calcext:value-type="float">
            <text:p>70,023</text:p>
          </table:table-cell>
          <table:table-cell table:style-name="ce3" office:value-type="float" office:value="0.0954837713104028" calcext:value-type="float">
            <text:p>0.10</text:p>
          </table:table-cell>
          <table:table-cell table:style-name="ce3" office:value-type="float" office:value="77.6714904064087" calcext:value-type="float">
            <text:p>77.67</text:p>
          </table:table-cell>
          <table:table-cell table:style-name="ce3" office:value-type="float" office:value="93.9669720160687" calcext:value-type="float">
            <text:p>93.97</text:p>
          </table:table-cell>
          <table:table-cell table:style-name="ce3" office:value-type="float" office:value="79.1258515990275" calcext:value-type="float">
            <text:p>79.13</text:p>
          </table:table-cell>
          <table:table-cell table:number-columns-repeated="2"/>
          <table:table-cell office:value-type="string" calcext:value-type="string">
            <text:p>32 / 4</text:p>
          </table:table-cell>
          <table:table-cell table:style-name="ce9" office:value-type="float" office:value="70023" calcext:value-type="float">
            <text:p>70,023</text:p>
          </table:table-cell>
          <table:table-cell table:style-name="ce9" table:formula="of:=[.E11]-[.E10]" office:value-type="float" office:value="16960" calcext:value-type="float">
            <text:p>16,960</text:p>
          </table:table-cell>
          <table:table-cell table:style-name="ce9" table:formula="of:=[.F11]-[.E11]" office:value-type="float" office:value="1287" calcext:value-type="float">
            <text:p>1,287</text:p>
          </table:table-cell>
          <table:table-cell table:style-name="ce3" office:value-type="float" office:value="77.6714904064087" calcext:value-type="float">
            <text:p>77.67</text:p>
          </table:table-cell>
          <table:table-cell table:style-name="ce3" table:formula="of:=EXP([.H11])/[.F11]/[.$R$2]" office:value-type="float" office:value="0.302299616631215" calcext:value-type="float">
            <text:p>0.30</text:p>
          </table:table-cell>
          <table:table-cell table:style-name="ce8" table:formula="of:=-LOG([.R11])" office:value-type="float" office:value="0.519562403583193" calcext:value-type="float">
            <text:p>0.519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64 / layer</text:p>
          </table:table-cell>
          <table:table-cell table:style-name="ce4"/>
          <table:table-cell office:value-type="string" calcext:value-type="string">
            <text:p>Network Name</text:p>
          </table:table-cell>
          <table:table-cell table:style-name="ce4"/>
          <table:table-cell table:style-name="ce10" table:number-columns-repeated="2"/>
          <table:table-cell table:style-name="ce11"/>
          <table:table-cell office:value-type="string" calcext:value-type="string">
            <text:p>Test Accuracy</text:p>
          </table:table-cell>
          <table:table-cell table:style-name="ce11" table:number-columns-repeated="2"/>
          <table:table-cell table:style-name="ce4"/>
          <table:table-cell/>
          <table:table-cell table:style-name="ce4"/>
          <table:table-cell table:style-name="ce10" table:number-columns-repeated="3"/>
          <table:table-cell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1_LSTMLayer64_nbMFCC39_bidirectional_TIMIT</text:p>
          </table:table-cell>
          <table:table-cell office:value-type="string" calcext:value-type="string">
            <text:p>Audio:LSTM 64 / 1 RF</text:p>
          </table:table-cell>
          <table:table-cell office:value-type="string" calcext:value-type="string">
            <text:p>64 / 1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60288" calcext:value-type="float">
            <text:p>60,288</text:p>
          </table:table-cell>
          <table:table-cell table:style-name="ce9" office:value-type="float" office:value="62823" calcext:value-type="float">
            <text:p>62,823</text:p>
          </table:table-cell>
          <table:table-cell table:style-name="ce3" office:value-type="float" office:value="0.114320506270115" calcext:value-type="float">
            <text:p>0.11</text:p>
          </table:table-cell>
          <table:table-cell table:style-name="ce3" office:value-type="float" office:value="77.0808261483313" calcext:value-type="float">
            <text:p>77.08</text:p>
          </table:table-cell>
          <table:table-cell table:style-name="ce3" office:value-type="float" office:value="93.6922475824553" calcext:value-type="float">
            <text:p>93.69</text:p>
          </table:table-cell>
          <table:table-cell table:style-name="ce3" office:value-type="float" office:value="77.895577808717" calcext:value-type="float">
            <text:p>77.90</text:p>
          </table:table-cell>
          <table:table-cell table:number-columns-repeated="2"/>
          <table:table-cell office:value-type="string" calcext:value-type="string">
            <text:p>64 / 1</text:p>
          </table:table-cell>
          <table:table-cell table:style-name="ce9" office:value-type="float" office:value="62823" calcext:value-type="float">
            <text:p>62,823</text:p>
          </table:table-cell>
          <table:table-cell table:style-name="ce9" table:formula="of:=[.E13]-[.E12]" office:value-type="float" office:value="60288" calcext:value-type="float">
            <text:p>60,288</text:p>
          </table:table-cell>
          <table:table-cell table:style-name="ce9" table:formula="of:=[.F13]-[.E13]" office:value-type="float" office:value="2535" calcext:value-type="float">
            <text:p>2,535</text:p>
          </table:table-cell>
          <table:table-cell table:style-name="ce3" office:value-type="float" office:value="77.0808261483313" calcext:value-type="float">
            <text:p>77.08</text:p>
          </table:table-cell>
          <table:table-cell table:style-name="ce3" table:formula="of:=EXP([.H13])/[.F13]/[.$R$2]" office:value-type="float" office:value="0.186654046843838" calcext:value-type="float">
            <text:p>0.19</text:p>
          </table:table-cell>
          <table:table-cell table:style-name="ce8" table:formula="of:=-LOG([.R13])" office:value-type="float" office:value="0.728962589702876" calcext:value-type="float">
            <text:p>0.7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_LSTMLayer64_64_nbMFCC39_bidirectional_TIMIT</text:p>
          </table:table-cell>
          <table:table-cell office:value-type="string" calcext:value-type="string">
            <text:p>Audio:LSTM 64 / 2 RF</text:p>
          </table:table-cell>
          <table:table-cell office:value-type="string" calcext:value-type="string">
            <text:p>64 / 2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126976" calcext:value-type="float">
            <text:p>126,976</text:p>
          </table:table-cell>
          <table:table-cell table:style-name="ce9" office:value-type="float" office:value="129511" calcext:value-type="float">
            <text:p>129,511</text:p>
          </table:table-cell>
          <table:table-cell table:style-name="ce3" office:value-type="float" office:value="0.0791018450489411" calcext:value-type="float">
            <text:p>0.08</text:p>
          </table:table-cell>
          <table:table-cell table:style-name="ce3" office:value-type="float" office:value="79.4827691118865" calcext:value-type="float">
            <text:p>79.48</text:p>
          </table:table-cell>
          <table:table-cell table:style-name="ce3" office:value-type="float" office:value="95.0153502999466" calcext:value-type="float">
            <text:p>95.02</text:p>
          </table:table-cell>
          <table:table-cell table:style-name="ce3" office:value-type="float" office:value="81.1353934943572" calcext:value-type="float">
            <text:p>81.14</text:p>
          </table:table-cell>
          <table:table-cell table:number-columns-repeated="2"/>
          <table:table-cell office:value-type="string" calcext:value-type="string">
            <text:p>64 / 2</text:p>
          </table:table-cell>
          <table:table-cell table:style-name="ce9" office:value-type="float" office:value="129511" calcext:value-type="float">
            <text:p>129,511</text:p>
          </table:table-cell>
          <table:table-cell table:style-name="ce9" table:formula="of:=[.E14]-[.E13]" office:value-type="float" office:value="66688" calcext:value-type="float">
            <text:p>66,688</text:p>
          </table:table-cell>
          <table:table-cell table:style-name="ce9" table:formula="of:=[.F14]-[.E14]" office:value-type="float" office:value="2535" calcext:value-type="float">
            <text:p>2,535</text:p>
          </table:table-cell>
          <table:table-cell table:style-name="ce3" office:value-type="float" office:value="79.4827691118865" calcext:value-type="float">
            <text:p>79.48</text:p>
          </table:table-cell>
          <table:table-cell table:style-name="ce3" table:formula="of:=EXP([.H14])/[.F14]/[.$R$2]" office:value-type="float" office:value="0.999999999999987" calcext:value-type="float">
            <text:p>1.00</text:p>
          </table:table-cell>
          <table:table-cell table:style-name="ce8" table:formula="of:=-LOG([.R14])" office:value-type="float" office:value="5.44845018602611E-015" calcext:value-type="float">
            <text:p>0.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_LSTMLayer64_64_64_nbMFCC39_bidirectional_TIMIT</text:p>
          </table:table-cell>
          <table:table-cell office:value-type="string" calcext:value-type="string">
            <text:p>Audio:LSTM 64 / 3 RF</text:p>
          </table:table-cell>
          <table:table-cell office:value-type="string" calcext:value-type="string">
            <text:p>64 / 3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193664" calcext:value-type="float">
            <text:p>193,664</text:p>
          </table:table-cell>
          <table:table-cell table:style-name="ce9" office:value-type="float" office:value="196199" calcext:value-type="float">
            <text:p>196,199</text:p>
          </table:table-cell>
          <table:table-cell table:style-name="ce3" office:value-type="float" office:value="0.0539794673140232" calcext:value-type="float">
            <text:p>0.05</text:p>
          </table:table-cell>
          <table:table-cell table:style-name="ce3" office:value-type="float" office:value="79.8974103905704" calcext:value-type="float">
            <text:p>79.90</text:p>
          </table:table-cell>
          <table:table-cell table:style-name="ce3" office:value-type="float" office:value="95.0961851712643" calcext:value-type="float">
            <text:p>95.10</text:p>
          </table:table-cell>
          <table:table-cell table:style-name="ce3" office:value-type="float" office:value="81.1095788491074" calcext:value-type="float">
            <text:p>81.11</text:p>
          </table:table-cell>
          <table:table-cell table:number-columns-repeated="2"/>
          <table:table-cell office:value-type="string" calcext:value-type="string">
            <text:p>64 / 3</text:p>
          </table:table-cell>
          <table:table-cell table:style-name="ce9" office:value-type="float" office:value="196199" calcext:value-type="float">
            <text:p>196,199</text:p>
          </table:table-cell>
          <table:table-cell table:style-name="ce9" table:formula="of:=[.E15]-[.E14]" office:value-type="float" office:value="66688" calcext:value-type="float">
            <text:p>66,688</text:p>
          </table:table-cell>
          <table:table-cell table:style-name="ce9" table:formula="of:=[.F15]-[.E15]" office:value-type="float" office:value="2535" calcext:value-type="float">
            <text:p>2,535</text:p>
          </table:table-cell>
          <table:table-cell table:style-name="ce3" office:value-type="float" office:value="79.8974103905704" calcext:value-type="float">
            <text:p>79.90</text:p>
          </table:table-cell>
          <table:table-cell table:style-name="ce3" table:formula="of:=EXP([.H15])/[.F15]/[.$R$2]" office:value-type="float" office:value="0.999277908856116" calcext:value-type="float">
            <text:p>1.00</text:p>
          </table:table-cell>
          <table:table-cell table:style-name="ce8" table:formula="of:=-LOG([.R15])" office:value-type="float" office:value="0.000313713477718101" calcext:value-type="float">
            <text:p>0.0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_LSTMLayer64_64_64_64_nbMFCC39_bidirectional_TIMIT</text:p>
          </table:table-cell>
          <table:table-cell office:value-type="string" calcext:value-type="string">
            <text:p>Audio:LSTM 64 / 4 RF</text:p>
          </table:table-cell>
          <table:table-cell office:value-type="string" calcext:value-type="string">
            <text:p>64 / 4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260352" calcext:value-type="float">
            <text:p>260,352</text:p>
          </table:table-cell>
          <table:table-cell table:style-name="ce9" office:value-type="float" office:value="262887" calcext:value-type="float">
            <text:p>262,887</text:p>
          </table:table-cell>
          <table:table-cell table:style-name="ce3" office:value-type="float" office:value="0.140233689775834" calcext:value-type="float">
            <text:p>0.14</text:p>
          </table:table-cell>
          <table:table-cell table:style-name="ce3" office:value-type="float" office:value="78.6587148824135" calcext:value-type="float">
            <text:p>78.66</text:p>
          </table:table-cell>
          <table:table-cell table:style-name="ce3" office:value-type="float" office:value="94.3969164261285" calcext:value-type="float">
            <text:p>94.40</text:p>
          </table:table-cell>
          <table:table-cell table:style-name="ce3" office:value-type="float" office:value="80.8148451426712" calcext:value-type="float">
            <text:p>80.81</text:p>
          </table:table-cell>
          <table:table-cell table:number-columns-repeated="2"/>
          <table:table-cell office:value-type="string" calcext:value-type="string">
            <text:p>64 / 4</text:p>
          </table:table-cell>
          <table:table-cell table:style-name="ce9" office:value-type="float" office:value="262887" calcext:value-type="float">
            <text:p>262,887</text:p>
          </table:table-cell>
          <table:table-cell table:style-name="ce9" table:formula="of:=[.E16]-[.E15]" office:value-type="float" office:value="66688" calcext:value-type="float">
            <text:p>66,688</text:p>
          </table:table-cell>
          <table:table-cell table:style-name="ce9" table:formula="of:=[.F16]-[.E16]" office:value-type="float" office:value="2535" calcext:value-type="float">
            <text:p>2,535</text:p>
          </table:table-cell>
          <table:table-cell table:style-name="ce3" office:value-type="float" office:value="78.6587148824135" calcext:value-type="float">
            <text:p>78.66</text:p>
          </table:table-cell>
          <table:table-cell table:style-name="ce3" table:formula="of:=EXP([.H16])/[.F16]/[.$R$2]" office:value-type="float" office:value="0.216100286021445" calcext:value-type="float">
            <text:p>0.22</text:p>
          </table:table-cell>
          <table:table-cell table:style-name="ce8" table:formula="of:=-LOG([.R16])" office:value-type="float" office:value="0.665344658302075" calcext:value-type="float">
            <text:p>0.665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256 / layer</text:p>
          </table:table-cell>
          <table:table-cell table:style-name="ce4"/>
          <table:table-cell office:value-type="string" calcext:value-type="string">
            <text:p>Network Name</text:p>
          </table:table-cell>
          <table:table-cell table:style-name="ce4"/>
          <table:table-cell table:style-name="ce10" table:number-columns-repeated="2"/>
          <table:table-cell table:style-name="ce11"/>
          <table:table-cell office:value-type="string" calcext:value-type="string">
            <text:p>Test Accuracy</text:p>
          </table:table-cell>
          <table:table-cell table:style-name="ce11" table:number-columns-repeated="2"/>
          <table:table-cell table:style-name="ce4"/>
          <table:table-cell/>
          <table:table-cell table:style-name="ce4"/>
          <table:table-cell table:style-name="ce10" table:number-columns-repeated="3"/>
          <table:table-cell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1_LSTMLayer256_nbMFCC39_bidirectional_TIMIT</text:p>
          </table:table-cell>
          <table:table-cell office:value-type="string" calcext:value-type="string">
            <text:p>Audio:LSTM 256 / 1 RF</text:p>
          </table:table-cell>
          <table:table-cell office:value-type="string" calcext:value-type="string">
            <text:p>256 / 1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830976" calcext:value-type="float">
            <text:p>830,976</text:p>
          </table:table-cell>
          <table:table-cell table:style-name="ce9" office:value-type="float" office:value="840999" calcext:value-type="float">
            <text:p>840,999</text:p>
          </table:table-cell>
          <table:table-cell table:style-name="ce3" office:value-type="float" office:value="0.218104581420238" calcext:value-type="float">
            <text:p>0.22</text:p>
          </table:table-cell>
          <table:table-cell table:style-name="ce3" office:value-type="float" office:value="78.7600666761058" calcext:value-type="float">
            <text:p>78.76</text:p>
          </table:table-cell>
          <table:table-cell table:style-name="ce3" office:value-type="float" office:value="94.533133668533" calcext:value-type="float">
            <text:p>94.53</text:p>
          </table:table-cell>
          <table:table-cell table:style-name="ce3" office:value-type="float" office:value="80.8978555191878" calcext:value-type="float">
            <text:p>80.90</text:p>
          </table:table-cell>
          <table:table-cell table:number-columns-repeated="2"/>
          <table:table-cell office:value-type="string" calcext:value-type="string">
            <text:p>256 / 1</text:p>
          </table:table-cell>
          <table:table-cell table:style-name="ce9" office:value-type="float" office:value="840999" calcext:value-type="float">
            <text:p>840,999</text:p>
          </table:table-cell>
          <table:table-cell table:style-name="ce9" table:formula="of:=[.E18]-[.E17]" office:value-type="float" office:value="830976" calcext:value-type="float">
            <text:p>830,976</text:p>
          </table:table-cell>
          <table:table-cell table:style-name="ce9" table:formula="of:=[.F18]-[.E18]" office:value-type="float" office:value="10023" calcext:value-type="float">
            <text:p>10,023</text:p>
          </table:table-cell>
          <table:table-cell table:style-name="ce3" office:value-type="float" office:value="78.7600666761058" calcext:value-type="float">
            <text:p>78.76</text:p>
          </table:table-cell>
          <table:table-cell table:style-name="ce3" table:formula="of:=EXP([.H18])/[.F18]/[.$R$2]" office:value-type="float" office:value="0.0747559039609482" calcext:value-type="float">
            <text:p>0.07</text:p>
          </table:table-cell>
          <table:table-cell table:style-name="ce8" table:formula="of:=-LOG([.R18])" office:value-type="float" office:value="1.12635450258335" calcext:value-type="float">
            <text:p>1.12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_LSTMLayer256_256_nbMFCC39_bidirectional_TIMIT</text:p>
          </table:table-cell>
          <table:table-cell office:value-type="string" calcext:value-type="string">
            <text:p>Audio:LSTM 256 / 2 RF</text:p>
          </table:table-cell>
          <table:table-cell office:value-type="string" calcext:value-type="string">
            <text:p>256 / 2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1884160" calcext:value-type="float">
            <text:p>1,884,160</text:p>
          </table:table-cell>
          <table:table-cell table:style-name="ce9" office:value-type="float" office:value="1894183" calcext:value-type="float">
            <text:p>1,894,183</text:p>
          </table:table-cell>
          <table:table-cell table:style-name="ce3" office:value-type="float" office:value="0.537331377084439" calcext:value-type="float">
            <text:p>0.54</text:p>
          </table:table-cell>
          <table:table-cell table:style-name="ce3" office:value-type="float" office:value="80.9818400780861" calcext:value-type="float">
            <text:p>80.98</text:p>
          </table:table-cell>
          <table:table-cell table:style-name="ce3" office:value-type="float" office:value="95.3277456469634" calcext:value-type="float">
            <text:p>95.33</text:p>
          </table:table-cell>
          <table:table-cell table:style-name="ce3" office:value-type="float" office:value="83.2830398464887" calcext:value-type="float">
            <text:p>83.28</text:p>
          </table:table-cell>
          <table:table-cell table:number-columns-repeated="2"/>
          <table:table-cell office:value-type="string" calcext:value-type="string">
            <text:p>256 / 2</text:p>
          </table:table-cell>
          <table:table-cell table:style-name="ce9" office:value-type="float" office:value="1894183" calcext:value-type="float">
            <text:p>1,894,183</text:p>
          </table:table-cell>
          <table:table-cell table:style-name="ce9" table:formula="of:=[.E19]-[.E18]" office:value-type="float" office:value="1053184" calcext:value-type="float">
            <text:p>1,053,184</text:p>
          </table:table-cell>
          <table:table-cell table:style-name="ce9" table:formula="of:=[.F19]-[.E19]" office:value-type="float" office:value="10023" calcext:value-type="float">
            <text:p>10,023</text:p>
          </table:table-cell>
          <table:table-cell table:style-name="ce3" office:value-type="float" office:value="80.9818400780861" calcext:value-type="float">
            <text:p>80.98</text:p>
          </table:table-cell>
          <table:table-cell table:style-name="ce3" table:formula="of:=EXP([.H19])/[.F19]/[.$R$2]" office:value-type="float" office:value="0.306142039250844" calcext:value-type="float">
            <text:p>0.31</text:p>
          </table:table-cell>
          <table:table-cell table:style-name="ce8" table:formula="of:=-LOG([.R19])" office:value-type="float" office:value="0.514077029236188" calcext:value-type="float">
            <text:p>0.5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_LSTMLayer256_256_256_nbMFCC39_bidirectional_TIMIT</text:p>
          </table:table-cell>
          <table:table-cell office:value-type="string" calcext:value-type="string">
            <text:p>Audio:LSTM 256 / 3 RF</text:p>
          </table:table-cell>
          <table:table-cell office:value-type="string" calcext:value-type="string">
            <text:p>256 / 3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2937344" calcext:value-type="float">
            <text:p>2,937,344</text:p>
          </table:table-cell>
          <table:table-cell table:style-name="ce9" office:value-type="float" office:value="2947367" calcext:value-type="float">
            <text:p>2,947,367</text:p>
          </table:table-cell>
          <table:table-cell table:style-name="ce3" office:value-type="float" office:value="0.262441958945531" calcext:value-type="float">
            <text:p>0.26</text:p>
          </table:table-cell>
          <table:table-cell table:style-name="ce3" office:value-type="float" office:value="80.928577013519" calcext:value-type="float">
            <text:p>80.93</text:p>
          </table:table-cell>
          <table:table-cell table:style-name="ce3" office:value-type="float" office:value="95.0093066486948" calcext:value-type="float">
            <text:p>95.01</text:p>
          </table:table-cell>
          <table:table-cell table:style-name="ce3" office:value-type="float" office:value="82.7398835893906" calcext:value-type="float">
            <text:p>82.74</text:p>
          </table:table-cell>
          <table:table-cell table:number-columns-repeated="2"/>
          <table:table-cell office:value-type="string" calcext:value-type="string">
            <text:p>256 / 3</text:p>
          </table:table-cell>
          <table:table-cell table:style-name="ce9" office:value-type="float" office:value="2947367" calcext:value-type="float">
            <text:p>2,947,367</text:p>
          </table:table-cell>
          <table:table-cell table:style-name="ce9" table:formula="of:=[.E20]-[.E19]" office:value-type="float" office:value="1053184" calcext:value-type="float">
            <text:p>1,053,184</text:p>
          </table:table-cell>
          <table:table-cell table:style-name="ce9" table:formula="of:=[.F20]-[.E20]" office:value-type="float" office:value="10023" calcext:value-type="float">
            <text:p>10,023</text:p>
          </table:table-cell>
          <table:table-cell table:style-name="ce3" office:value-type="float" office:value="80.928577013519" calcext:value-type="float">
            <text:p>80.93</text:p>
          </table:table-cell>
          <table:table-cell table:style-name="ce3" table:formula="of:=EXP([.H20])/[.F20]/[.$R$2]" office:value-type="float" office:value="0.186542947080171" calcext:value-type="float">
            <text:p>0.19</text:p>
          </table:table-cell>
          <table:table-cell table:style-name="ce8" table:formula="of:=-LOG([.R20])" office:value-type="float" office:value="0.729221166360848" calcext:value-type="float">
            <text:p>0.7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_LSTMLayer256_256_256_256_nbMFCC39_bidirectional_TIMIT</text:p>
          </table:table-cell>
          <table:table-cell office:value-type="string" calcext:value-type="string">
            <text:p>Audio:LSTM 256 / 4 RF</text:p>
          </table:table-cell>
          <table:table-cell office:value-type="string" calcext:value-type="string">
            <text:p>256 / 4</text:p>
          </table:table-cell>
          <table:table-cell office:value-type="string" calcext:value-type="string">
            <text:p>TIMIT</text:p>
          </table:table-cell>
          <table:table-cell table:style-name="ce9" table:formula="of:=[.E20]+[.O19]" office:value-type="float" office:value="3990528" calcext:value-type="float">
            <text:p>3,990,528</text:p>
          </table:table-cell>
          <table:table-cell table:style-name="ce9" table:formula="of:=[.F20]+[.O19]" office:value-type="float" office:value="4000551" calcext:value-type="float">
            <text:p>4,000,551</text:p>
          </table:table-cell>
          <table:table-cell table:style-name="ce3" office:value-type="float" office:value="0.2841958945531" calcext:value-type="float">
            <text:p>0.28</text:p>
          </table:table-cell>
          <table:table-cell table:style-name="ce3" office:value-type="float" office:value="79.418504" calcext:value-type="float">
            <text:p>79.42</text:p>
          </table:table-cell>
          <table:table-cell table:style-name="ce3" office:value-type="float" office:value="94.886499" calcext:value-type="float">
            <text:p>94.89</text:p>
          </table:table-cell>
          <table:table-cell table:style-name="ce3"/>
          <table:table-cell table:number-columns-repeated="2"/>
          <table:table-cell office:value-type="string" calcext:value-type="string">
            <text:p>256 / 4</text:p>
          </table:table-cell>
          <table:table-cell table:style-name="ce9" table:formula="of:=[.N20]+[.X19]" office:value-type="float" office:value="2947367" calcext:value-type="float">
            <text:p>2,947,367</text:p>
          </table:table-cell>
          <table:table-cell table:style-name="ce9" table:formula="of:=[.E21]-[.E20]" office:value-type="float" office:value="1053184" calcext:value-type="float">
            <text:p>1,053,184</text:p>
          </table:table-cell>
          <table:table-cell table:style-name="ce9" table:formula="of:=[.F21]-[.E21]" office:value-type="float" office:value="10023" calcext:value-type="float">
            <text:p>10,023</text:p>
          </table:table-cell>
          <table:table-cell table:style-name="ce3" office:value-type="float" office:value="79.418504" calcext:value-type="float">
            <text:p>79.42</text:p>
          </table:table-cell>
          <table:table-cell table:style-name="ce3" table:formula="of:=EXP([.H21])/[.F21]/[.$R$2]" office:value-type="float" office:value="0.030358259012305" calcext:value-type="float">
            <text:p>0.03</text:p>
          </table:table-cell>
          <table:table-cell table:style-name="ce8" table:formula="of:=-LOG([.R21])" office:value-type="float" office:value="1.51772313801467" calcext:value-type="float">
            <text:p>1.517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512 / layer</text:p>
          </table:table-cell>
          <table:table-cell table:style-name="ce4"/>
          <table:table-cell office:value-type="string" calcext:value-type="string">
            <text:p>Network Name</text:p>
          </table:table-cell>
          <table:table-cell table:style-name="ce4"/>
          <table:table-cell table:style-name="ce10" table:number-columns-repeated="2"/>
          <table:table-cell table:style-name="ce11"/>
          <table:table-cell office:value-type="string" calcext:value-type="string">
            <text:p>Test Accuracy</text:p>
          </table:table-cell>
          <table:table-cell table:style-name="ce11" table:number-columns-repeated="2"/>
          <table:table-cell table:style-name="ce4"/>
          <table:table-cell/>
          <table:table-cell table:style-name="ce4"/>
          <table:table-cell table:style-name="ce10" table:number-columns-repeated="3"/>
          <table:table-cell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1_LSTMLayer512_nbMFCC39_bidirectional_TIMIT</text:p>
          </table:table-cell>
          <table:table-cell office:value-type="string" calcext:value-type="string">
            <text:p>Audio:LSTM 512 / 1 RF</text:p>
          </table:table-cell>
          <table:table-cell office:value-type="string" calcext:value-type="string">
            <text:p>512 / 1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3234816" calcext:value-type="float">
            <text:p>3,234,816</text:p>
          </table:table-cell>
          <table:table-cell table:style-name="ce9" office:value-type="float" office:value="3254823" calcext:value-type="float">
            <text:p>3,254,823</text:p>
          </table:table-cell>
          <table:table-cell table:style-name="ce3" office:value-type="float" office:value="5.2533793266003" calcext:value-type="float">
            <text:p>5.25</text:p>
          </table:table-cell>
          <table:table-cell table:style-name="ce3" office:value-type="float" office:value="78.5351512416703" calcext:value-type="float">
            <text:p>78.54</text:p>
          </table:table-cell>
          <table:table-cell table:style-name="ce3" office:value-type="float" office:value="94.2308097428472" calcext:value-type="float">
            <text:p>94.23</text:p>
          </table:table-cell>
          <table:table-cell table:style-name="ce3" office:value-type="float" office:value="80.7377554414387" calcext:value-type="float">
            <text:p>80.74</text:p>
          </table:table-cell>
          <table:table-cell table:number-columns-repeated="2"/>
          <table:table-cell office:value-type="string" calcext:value-type="string">
            <text:p>512 / 1</text:p>
          </table:table-cell>
          <table:table-cell table:style-name="ce9" office:value-type="float" office:value="3254823" calcext:value-type="float">
            <text:p>3,254,823</text:p>
          </table:table-cell>
          <table:table-cell table:style-name="ce9" table:formula="of:=[.E23]-[.E22]" office:value-type="float" office:value="3234816" calcext:value-type="float">
            <text:p>3,234,816</text:p>
          </table:table-cell>
          <table:table-cell table:style-name="ce9" table:formula="of:=[.F23]-[.E23]" office:value-type="float" office:value="20007" calcext:value-type="float">
            <text:p>20,007</text:p>
          </table:table-cell>
          <table:table-cell table:style-name="ce3" office:value-type="float" office:value="78.5351512416703" calcext:value-type="float">
            <text:p>78.54</text:p>
          </table:table-cell>
          <table:table-cell table:style-name="ce3" table:formula="of:=EXP([.H23])/[.F23]/[.$R$2]" office:value-type="float" office:value="0.015425315958257" calcext:value-type="float">
            <text:p>0.02</text:p>
          </table:table-cell>
          <table:table-cell table:style-name="ce8" table:formula="of:=-LOG([.R23])" office:value-type="float" office:value="1.81176593150722" calcext:value-type="float">
            <text:p>1.8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_LSTMLayer512_512_nbMFCC39_bidirectional_TIMIT</text:p>
          </table:table-cell>
          <table:table-cell office:value-type="string" calcext:value-type="string">
            <text:p>Audio:LSTM 512 / 2 RF</text:p>
          </table:table-cell>
          <table:table-cell office:value-type="string" calcext:value-type="string">
            <text:p>512 / 2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7438336" calcext:value-type="float">
            <text:p>7,438,336</text:p>
          </table:table-cell>
          <table:table-cell table:style-name="ce9" office:value-type="float" office:value="7458343" calcext:value-type="float">
            <text:p>7,458,343</text:p>
          </table:table-cell>
          <table:table-cell table:style-name="ce3" office:value-type="float" office:value="0.578039559034201" calcext:value-type="float">
            <text:p>0.58</text:p>
          </table:table-cell>
          <table:table-cell table:style-name="ce3" office:value-type="float" office:value="81.6126001771094" calcext:value-type="float">
            <text:p>81.61</text:p>
          </table:table-cell>
          <table:table-cell table:style-name="ce3" office:value-type="float" office:value="95.7626101485581" calcext:value-type="float">
            <text:p>95.76</text:p>
          </table:table-cell>
          <table:table-cell table:style-name="ce3" office:value-type="float" office:value="84.5581437108553" calcext:value-type="float">
            <text:p>84.56</text:p>
          </table:table-cell>
          <table:table-cell table:number-columns-repeated="2"/>
          <table:table-cell office:value-type="string" calcext:value-type="string">
            <text:p>512 / 2</text:p>
          </table:table-cell>
          <table:table-cell table:style-name="ce9" office:value-type="float" office:value="7458343" calcext:value-type="float">
            <text:p>7,458,343</text:p>
          </table:table-cell>
          <table:table-cell table:style-name="ce9" table:formula="of:=[.E24]-[.E23]" office:value-type="float" office:value="4203520" calcext:value-type="float">
            <text:p>4,203,520</text:p>
          </table:table-cell>
          <table:table-cell table:style-name="ce9" table:formula="of:=[.F24]-[.E24]" office:value-type="float" office:value="20007" calcext:value-type="float">
            <text:p>20,007</text:p>
          </table:table-cell>
          <table:table-cell table:style-name="ce3" office:value-type="float" office:value="81.6126001771094" calcext:value-type="float">
            <text:p>81.61</text:p>
          </table:table-cell>
          <table:table-cell table:style-name="ce3" table:formula="of:=EXP([.H24])/[.F24]/[.$R$2]" office:value-type="float" office:value="0.14609595228282" calcext:value-type="float">
            <text:p>0.15</text:p>
          </table:table-cell>
          <table:table-cell table:style-name="ce8" table:formula="of:=-LOG([.R24])" office:value-type="float" office:value="0.835361816410585" calcext:value-type="float">
            <text:p>0.8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_LSTMLayer512_512_512_nbMFCC39_bidirectional_TIMIT</text:p>
          </table:table-cell>
          <table:table-cell office:value-type="string" calcext:value-type="string">
            <text:p>Audio:LSTM 512 / 3 RF</text:p>
          </table:table-cell>
          <table:table-cell office:value-type="string" calcext:value-type="string">
            <text:p>512 / 3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11641856" calcext:value-type="float">
            <text:p>11,641,856</text:p>
          </table:table-cell>
          <table:table-cell table:style-name="ce9" office:value-type="float" office:value="11661863" calcext:value-type="float">
            <text:p>11,661,863</text:p>
          </table:table-cell>
          <table:table-cell table:style-name="ce3" office:value-type="float" office:value="1.36405806358044" calcext:value-type="float">
            <text:p>1.36</text:p>
          </table:table-cell>
          <table:table-cell table:style-name="ce3" office:value-type="float" office:value="82.0373360730523" calcext:value-type="float">
            <text:p>82.04</text:p>
          </table:table-cell>
          <table:table-cell table:style-name="ce3" office:value-type="float" office:value="95.9748683164049" calcext:value-type="float">
            <text:p>95.97</text:p>
          </table:table-cell>
          <table:table-cell table:style-name="ce3" office:value-type="float" office:value="85.2948265333846" calcext:value-type="float">
            <text:p>85.29</text:p>
          </table:table-cell>
          <table:table-cell table:number-columns-repeated="2"/>
          <table:table-cell office:value-type="string" calcext:value-type="string">
            <text:p>512 / 3</text:p>
          </table:table-cell>
          <table:table-cell table:style-name="ce9" office:value-type="float" office:value="11661863" calcext:value-type="float">
            <text:p>11,661,863</text:p>
          </table:table-cell>
          <table:table-cell table:style-name="ce9" table:formula="of:=[.E25]-[.E24]" office:value-type="float" office:value="4203520" calcext:value-type="float">
            <text:p>4,203,520</text:p>
          </table:table-cell>
          <table:table-cell table:style-name="ce9" table:formula="of:=[.F25]-[.E25]" office:value-type="float" office:value="20007" calcext:value-type="float">
            <text:p>20,007</text:p>
          </table:table-cell>
          <table:table-cell table:style-name="ce3" office:value-type="float" office:value="82.0373360730523" calcext:value-type="float">
            <text:p>82.04</text:p>
          </table:table-cell>
          <table:table-cell table:style-name="ce3" table:formula="of:=EXP([.H25])/[.F25]/[.$R$2]" office:value-type="float" office:value="0.142880531297405" calcext:value-type="float">
            <text:p>0.14</text:p>
          </table:table-cell>
          <table:table-cell table:style-name="ce8" table:formula="of:=-LOG([.R25])" office:value-type="float" office:value="0.845026943540198" calcext:value-type="float">
            <text:p>0.8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_LSTMLayer512_512_512_512_nbMFCC39_bidirectional_TIMIT</text:p>
          </table:table-cell>
          <table:table-cell office:value-type="string" calcext:value-type="string">
            <text:p>Audio:LSTM 512 / 4 RF</text:p>
          </table:table-cell>
          <table:table-cell office:value-type="string" calcext:value-type="string">
            <text:p>512 / 4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15845376" calcext:value-type="float">
            <text:p>15,845,376</text:p>
          </table:table-cell>
          <table:table-cell table:style-name="ce9" office:value-type="float" office:value="15865383" calcext:value-type="float">
            <text:p>15,865,383</text:p>
          </table:table-cell>
          <table:table-cell table:style-name="ce3" office:value-type="float" office:value="0.0838075583943954" calcext:value-type="float">
            <text:p>0.08</text:p>
          </table:table-cell>
          <table:table-cell table:style-name="ce3" office:value-type="float" office:value="79.3381307543584" calcext:value-type="float">
            <text:p>79.34</text:p>
          </table:table-cell>
          <table:table-cell table:style-name="ce3" office:value-type="float" office:value="94.8540095987107" calcext:value-type="float">
            <text:p>94.85</text:p>
          </table:table-cell>
          <table:table-cell table:style-name="ce3" office:value-type="float" office:value="80.9392413564702" calcext:value-type="float">
            <text:p>80.94</text:p>
          </table:table-cell>
          <table:table-cell table:number-columns-repeated="2"/>
          <table:table-cell office:value-type="string" calcext:value-type="string">
            <text:p>512 / 4</text:p>
          </table:table-cell>
          <table:table-cell table:style-name="ce9" office:value-type="float" office:value="15865383" calcext:value-type="float">
            <text:p>15,865,383</text:p>
          </table:table-cell>
          <table:table-cell table:style-name="ce9" table:formula="of:=[.E26]-[.E25]" office:value-type="float" office:value="4203520" calcext:value-type="float">
            <text:p>4,203,520</text:p>
          </table:table-cell>
          <table:table-cell table:style-name="ce9" table:formula="of:=[.F26]-[.E26]" office:value-type="float" office:value="20007" calcext:value-type="float">
            <text:p>20,007</text:p>
          </table:table-cell>
          <table:table-cell table:style-name="ce3" office:value-type="float" office:value="79.3381307543584" calcext:value-type="float">
            <text:p>79.34</text:p>
          </table:table-cell>
          <table:table-cell table:style-name="ce3" table:formula="of:=EXP([.H26])/[.F26]/[.$R$2]" office:value-type="float" office:value="0.00706383352363053" calcext:value-type="float">
            <text:p>0.01</text:p>
          </table:table-cell>
          <table:table-cell table:style-name="ce8" table:formula="of:=-LOG([.R26])" office:value-type="float" office:value="2.15095954451268" calcext:value-type="float">
            <text:p>2.151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024 / layer</text:p>
          </table:table-cell>
          <table:table-cell table:style-name="ce4"/>
          <table:table-cell office:value-type="string" calcext:value-type="string">
            <text:p>Network Name</text:p>
          </table:table-cell>
          <table:table-cell table:style-name="ce4"/>
          <table:table-cell table:style-name="ce10" table:number-columns-repeated="2"/>
          <table:table-cell table:style-name="ce11"/>
          <table:table-cell office:value-type="string" calcext:value-type="string">
            <text:p>Test Accuracy</text:p>
          </table:table-cell>
          <table:table-cell table:style-name="ce11" table:number-columns-repeated="2"/>
          <table:table-cell table:style-name="ce4"/>
          <table:table-cell/>
          <table:table-cell table:style-name="ce4"/>
          <table:table-cell table:style-name="ce10" table:number-columns-repeated="3"/>
          <table:table-cell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1_LSTMLayer1024_nbMFCC39_bidirectional_TIMIT</text:p>
          </table:table-cell>
          <table:table-cell office:value-type="string" calcext:value-type="string">
            <text:p>Audio:LSTM 1024 / 1 RF</text:p>
          </table:table-cell>
          <table:table-cell office:value-type="string" calcext:value-type="string">
            <text:p>1024 / 1</text:p>
          </table:table-cell>
          <table:table-cell office:value-type="string" calcext:value-type="string">
            <text:p>TIMIT</text:p>
          </table:table-cell>
          <table:table-cell table:style-name="ce9" table:formula="of:=[.E29]-[.O29]" office:value-type="float" office:value="12761088" calcext:value-type="float">
            <text:p>12,761,088</text:p>
          </table:table-cell>
          <table:table-cell table:style-name="ce9" table:formula="of:=[.E28]+[.P28]" office:value-type="float" office:value="12801063" calcext:value-type="float">
            <text:p>12,801,063</text:p>
          </table:table-cell>
          <table:table-cell table:style-name="ce3" office:value-type="float" office:value="0.0751266641399035" calcext:value-type="float">
            <text:p>0.08</text:p>
          </table:table-cell>
          <table:table-cell table:style-name="ce3" office:value-type="float" office:value="78.422756276142" calcext:value-type="float">
            <text:p>78.42</text:p>
          </table:table-cell>
          <table:table-cell table:style-name="ce3" office:value-type="float" office:value="94.4677481861971" calcext:value-type="float">
            <text:p>94.47</text:p>
          </table:table-cell>
          <table:table-cell table:style-name="ce3" office:value-type="float" office:value="80.2498161974189" calcext:value-type="float">
            <text:p>80.25</text:p>
          </table:table-cell>
          <table:table-cell table:number-columns-repeated="2"/>
          <table:table-cell office:value-type="string" calcext:value-type="string">
            <text:p>1024 / 1</text:p>
          </table:table-cell>
          <table:table-cell table:style-name="ce9" office:value-type="float" office:value="16835623" calcext:value-type="float">
            <text:p>16,835,623</text:p>
          </table:table-cell>
          <table:table-cell table:style-name="ce9" table:formula="of:=[.E28]-[.E27]" office:value-type="float" office:value="12761088" calcext:value-type="float">
            <text:p>12,761,088</text:p>
          </table:table-cell>
          <table:table-cell table:style-name="ce9" office:value-type="float" office:value="39975" calcext:value-type="float">
            <text:p>39,975</text:p>
          </table:table-cell>
          <table:table-cell table:style-name="ce3" office:value-type="float" office:value="78.422756276142" calcext:value-type="float">
            <text:p>78.42</text:p>
          </table:table-cell>
          <table:table-cell table:style-name="ce3" table:formula="of:=EXP([.H28])/[.F28]/[.$R$2]" office:value-type="float" office:value="0.00350512004491889" calcext:value-type="float">
            <text:p>0.00</text:p>
          </table:table-cell>
          <table:table-cell table:style-name="ce8" table:formula="of:=-LOG([.R28])" office:value-type="float" office:value="2.45529710353097" calcext:value-type="float">
            <text:p>2.4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_LSTMLayer1024_1024_nbMFCC39_bidirectional_TIMIT</text:p>
          </table:table-cell>
          <table:table-cell office:value-type="string" calcext:value-type="string">
            <text:p>Audio:LSTM 1024 / 2 RF</text:p>
          </table:table-cell>
          <table:table-cell office:value-type="string" calcext:value-type="string">
            <text:p>1024 / 2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29556736" calcext:value-type="float">
            <text:p>29,556,736</text:p>
          </table:table-cell>
          <table:table-cell table:style-name="ce9" office:value-type="float" office:value="29596711" calcext:value-type="float">
            <text:p>29,596,711</text:p>
          </table:table-cell>
          <table:table-cell table:style-name="ce3" office:value-type="float" office:value="0.57217357479609" calcext:value-type="float">
            <text:p>0.57</text:p>
          </table:table-cell>
          <table:table-cell table:style-name="ce3" office:value-type="float" office:value="79.56" calcext:value-type="float">
            <text:p>79.56</text:p>
          </table:table-cell>
          <table:table-cell table:style-name="ce3" office:value-type="float" office:value="95.2199325236" calcext:value-type="float">
            <text:p>95.22</text:p>
          </table:table-cell>
          <table:table-cell table:style-name="ce3" office:value-type="float" office:value="83.520568520844" calcext:value-type="float">
            <text:p>83.52</text:p>
          </table:table-cell>
          <table:table-cell table:number-columns-repeated="2"/>
          <table:table-cell office:value-type="string" calcext:value-type="string">
            <text:p>1024 / 2</text:p>
          </table:table-cell>
          <table:table-cell table:style-name="ce9" office:value-type="float" office:value="29596711" calcext:value-type="float">
            <text:p>29,596,711</text:p>
          </table:table-cell>
          <table:table-cell table:style-name="ce9" office:value-type="float" office:value="16795648" calcext:value-type="float">
            <text:p>16,795,648</text:p>
          </table:table-cell>
          <table:table-cell table:style-name="ce9" table:formula="of:=[.F29]-[.E29]" office:value-type="float" office:value="39975" calcext:value-type="float">
            <text:p>39,975</text:p>
          </table:table-cell>
          <table:table-cell table:style-name="ce3" office:value-type="float" office:value="79.56" calcext:value-type="float">
            <text:p>79.56</text:p>
          </table:table-cell>
          <table:table-cell table:style-name="ce3" table:formula="of:=EXP([.H29])/[.F29]/[.$R$2]" office:value-type="float" office:value="0.00472720192108667" calcext:value-type="float">
            <text:p>0.00</text:p>
          </table:table-cell>
          <table:table-cell table:style-name="ce8" table:formula="of:=-LOG([.R29])" office:value-type="float" office:value="2.3253958465355" calcext:value-type="float">
            <text:p>2.3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_LSTMLayer1024_1024_1024_1024_1024_nbMFCC39_bidirectional_TIMIT</text:p>
          </table:table-cell>
          <table:table-cell/>
          <table:table-cell office:value-type="string" calcext:value-type="string">
            <text:p>1024 / 3</text:p>
          </table:table-cell>
          <table:table-cell office:value-type="string" calcext:value-type="string">
            <text:p>TIMIT</text:p>
          </table:table-cell>
          <table:table-cell table:formula="of:=[.E29]+[.$O$29]" office:value-type="float" office:value="46352384" calcext:value-type="float">
            <text:p>46352384</text:p>
          </table:table-cell>
          <table:table-cell table:style-name="Default" table:formula="of:=[.F29]+[.$O$29]" office:value-type="float" office:value="46392359" calcext:value-type="float">
            <text:p>46392359</text:p>
          </table:table-cell>
          <table:table-cell office:value-type="float" office:value="0.54" calcext:value-type="float">
            <text:p>0.54</text:p>
          </table:table-cell>
          <table:table-cell office:value-type="float" office:value="81.42" calcext:value-type="float">
            <text:p>81.42</text:p>
          </table:table-cell>
          <table:table-cell office:value-type="float" office:value="95.15" calcext:value-type="float">
            <text:p>95.15</text:p>
          </table:table-cell>
          <table:table-cell office:value-type="float" office:value="84.12" calcext:value-type="float">
            <text:p>84.12</text:p>
          </table:table-cell>
          <table:table-cell table:number-columns-repeated="2"/>
          <table:table-cell office:value-type="string" calcext:value-type="string">
            <text:p>1024 / 3</text:p>
          </table:table-cell>
          <table:table-cell table:style-name="ce9" table:formula="of:=[.N29]+[.$O$29]" office:value-type="float" office:value="46392359" calcext:value-type="float">
            <text:p>46,392,359</text:p>
          </table:table-cell>
          <table:table-cell table:style-name="ce9" office:value-type="float" office:value="16795648" calcext:value-type="float">
            <text:p>16,795,648</text:p>
          </table:table-cell>
          <table:table-cell table:style-name="ce9" table:formula="of:=[.F30]-[.E30]" office:value-type="float" office:value="39975" calcext:value-type="float">
            <text:p>39,975</text:p>
          </table:table-cell>
          <table:table-cell office:value-type="float" office:value="81.42" calcext:value-type="float">
            <text:p>81.42</text:p>
          </table:table-cell>
          <table:table-cell table:style-name="ce3" table:formula="of:=EXP([.H30])/[.F30]/[.$R$2]" office:value-type="float" office:value="0.0193726434369874" calcext:value-type="float">
            <text:p>0.02</text:p>
          </table:table-cell>
          <table:table-cell table:style-name="ce8" table:formula="of:=-LOG([.R30])" office:value-type="float" office:value="1.71281111486335" calcext:value-type="float">
            <text:p>1.7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_LSTMLayer1024_1024_1024_1024_nbMFCC39_bidirectional_TIMIT</text:p>
          </table:table-cell>
          <table:table-cell office:value-type="string" calcext:value-type="string">
            <text:p>Audio:LSTM 1024 / 4 RF</text:p>
          </table:table-cell>
          <table:table-cell office:value-type="string" calcext:value-type="string">
            <text:p>1024 / 4</text:p>
          </table:table-cell>
          <table:table-cell office:value-type="string" calcext:value-type="string">
            <text:p>TIMIT</text:p>
          </table:table-cell>
          <table:table-cell table:style-name="ce9" office:value-type="float" office:value="63148032" calcext:value-type="float">
            <text:p>63,148,032</text:p>
          </table:table-cell>
          <table:table-cell table:style-name="ce9" office:value-type="float" office:value="63188007" calcext:value-type="float">
            <text:p>63,188,007</text:p>
          </table:table-cell>
          <table:table-cell table:style-name="ce3" office:value-type="float" office:value="0.58933782293683" calcext:value-type="float">
            <text:p>0.59</text:p>
          </table:table-cell>
          <table:table-cell table:style-name="ce3" office:value-type="float" office:value="81.6448603781042" calcext:value-type="float">
            <text:p>81.64</text:p>
          </table:table-cell>
          <table:table-cell table:style-name="ce3" office:value-type="float" office:value="95.7818817251019" calcext:value-type="float">
            <text:p>95.78</text:p>
          </table:table-cell>
          <table:table-cell table:style-name="ce3" office:value-type="float" office:value="85.6820568520844" calcext:value-type="float">
            <text:p>85.68</text:p>
          </table:table-cell>
          <table:table-cell table:number-columns-repeated="2"/>
          <table:table-cell office:value-type="string" calcext:value-type="string">
            <text:p>1024 / 4</text:p>
          </table:table-cell>
          <table:table-cell table:style-name="ce9" office:value-type="float" office:value="63188007" calcext:value-type="float">
            <text:p>63,188,007</text:p>
          </table:table-cell>
          <table:table-cell table:style-name="ce9" table:formula="of:=([.E31]-[.E29])/2" office:value-type="float" office:value="16795648" calcext:value-type="float">
            <text:p>16,795,648</text:p>
          </table:table-cell>
          <table:table-cell table:style-name="ce9" table:formula="of:=[.F31]-[.E31]" office:value-type="float" office:value="39975" calcext:value-type="float">
            <text:p>39,975</text:p>
          </table:table-cell>
          <table:table-cell table:style-name="ce3" office:value-type="float" office:value="81.6448603781042" calcext:value-type="float">
            <text:p>81.64</text:p>
          </table:table-cell>
          <table:table-cell table:style-name="ce3" table:formula="of:=EXP([.H31])/[.F31]/[.$R$2]" office:value-type="float" office:value="0.0178096877586347" calcext:value-type="float">
            <text:p>0.02</text:p>
          </table:table-cell>
          <table:table-cell table:style-name="ce8" table:formula="of:=-LOG([.R31])" office:value-type="float" office:value="1.74934369456768" calcext:value-type="float">
            <text:p>1.749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table:style-name="ce3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allNetworks graph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string" calcext:value-type="string">
            <text:p>1 layer</text:p>
          </table:table-cell>
          <table:table-cell table:style-name="ce3" table:formula="of:=[.H3]" office:value-type="float" office:value="63.9291512801733" calcext:value-type="float">
            <text:p>63.93</text:p>
          </table:table-cell>
          <table:table-cell table:style-name="ce3" table:formula="of:=[.H8]" office:value-type="float" office:value="75.9891146332338" calcext:value-type="float">
            <text:p>75.99</text:p>
          </table:table-cell>
          <table:table-cell table:style-name="ce3" table:formula="of:=[.H13]" office:value-type="float" office:value="77.0808261483313" calcext:value-type="float">
            <text:p>77.08</text:p>
          </table:table-cell>
          <table:table-cell table:formula="of:=[.H18]" office:value-type="float" office:value="78.7600666761058" calcext:value-type="float">
            <text:p>78.76</text:p>
          </table:table-cell>
          <table:table-cell table:style-name="ce3" table:formula="of:=[.H23]" office:value-type="float" office:value="78.5351512416703" calcext:value-type="float">
            <text:p>78.54</text:p>
          </table:table-cell>
          <table:table-cell table:style-name="ce3" table:formula="of:=[.H28]" office:value-type="float" office:value="78.422756276142" calcext:value-type="float">
            <text:p>78.4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 layers</text:p>
          </table:table-cell>
          <table:table-cell table:style-name="ce3" table:formula="of:=[.H4]" office:value-type="float" office:value="64.2195198254679" calcext:value-type="float">
            <text:p>64.22</text:p>
          </table:table-cell>
          <table:table-cell table:style-name="ce3" table:formula="of:=[.H9]" office:value-type="float" office:value="76.6986465954309" calcext:value-type="float">
            <text:p>76.70</text:p>
          </table:table-cell>
          <table:table-cell table:style-name="ce3" table:formula="of:=[.H14]" office:value-type="float" office:value="79.4827691118865" calcext:value-type="float">
            <text:p>79.48</text:p>
          </table:table-cell>
          <table:table-cell table:formula="of:=[.H19]" office:value-type="float" office:value="80.9818400780861" calcext:value-type="float">
            <text:p>80.98</text:p>
          </table:table-cell>
          <table:table-cell table:style-name="ce3" table:formula="of:=[.H24]" office:value-type="float" office:value="81.6126001771094" calcext:value-type="float">
            <text:p>81.61</text:p>
          </table:table-cell>
          <table:table-cell table:style-name="ce3" table:formula="of:=[.H29]" office:value-type="float" office:value="79.56" calcext:value-type="float">
            <text:p>79.5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3 layers</text:p>
          </table:table-cell>
          <table:table-cell table:style-name="ce3" table:formula="of:=[.H5]" office:value-type="float" office:value="65.0241473667287" calcext:value-type="float">
            <text:p>65.02</text:p>
          </table:table-cell>
          <table:table-cell table:style-name="ce3" table:formula="of:=[.H10]" office:value-type="float" office:value="76.7352229509573" calcext:value-type="float">
            <text:p>76.74</text:p>
          </table:table-cell>
          <table:table-cell table:style-name="ce3" table:formula="of:=[.H15]" office:value-type="float" office:value="79.8974103905704" calcext:value-type="float">
            <text:p>79.90</text:p>
          </table:table-cell>
          <table:table-cell table:formula="of:=[.H20]" office:value-type="float" office:value="80.928577013519" calcext:value-type="float">
            <text:p>80.93</text:p>
          </table:table-cell>
          <table:table-cell table:style-name="ce3" table:formula="of:=[.H25]" office:value-type="float" office:value="82.0373360730523" calcext:value-type="float">
            <text:p>82.04</text:p>
          </table:table-cell>
          <table:table-cell table:style-name="ce3" table:formula="of:=[.H30]" office:value-type="float" office:value="81.42" calcext:value-type="float">
            <text:p>81.4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4 layers</text:p>
          </table:table-cell>
          <table:table-cell table:style-name="ce3" table:formula="of:=[.H6]" office:value-type="float" office:value="64.6717108912439" calcext:value-type="float">
            <text:p>64.67</text:p>
          </table:table-cell>
          <table:table-cell table:style-name="ce3" table:formula="of:=[.H11]" office:value-type="float" office:value="77.6714904064087" calcext:value-type="float">
            <text:p>77.67</text:p>
          </table:table-cell>
          <table:table-cell table:style-name="ce3" table:formula="of:=[.H16]" office:value-type="float" office:value="78.6587148824135" calcext:value-type="float">
            <text:p>78.66</text:p>
          </table:table-cell>
          <table:table-cell table:formula="of:=[.H21]" office:value-type="float" office:value="79.418504" calcext:value-type="float">
            <text:p>79.42</text:p>
          </table:table-cell>
          <table:table-cell table:style-name="ce3" table:formula="of:=[.H26]" office:value-type="float" office:value="79.3381307543584" calcext:value-type="float">
            <text:p>79.34</text:p>
          </table:table-cell>
          <table:table-cell table:style-name="ce3" table:formula="of:=[.H31]" office:value-type="float" office:value="81.6448603781042" calcext:value-type="float">
            <text:p>81.64</text:p>
          </table:table-cell>
          <table:table-cell table:number-columns-repeated="18"/>
        </table:table-row>
        <table:table-row table:style-name="ro1" table:number-rows-repeated="19">
          <table:table-cell table:number-columns-repeated="26"/>
        </table:table-row>
        <table:table-row table:style-name="ro1">
          <table:table-cell table:number-columns-repeated="3"/>
          <table:table-cell table:style-name="ce8"/>
          <table:table-cell table:number-columns-repeated="2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Table perfsAudioAllNetworks</text:p>
          </table:table-cell>
          <table:table-cell table:number-columns-repeated="4"/>
          <table:table-cell table:style-name="Default"/>
          <table:table-cell table:number-columns-repeated="20"/>
        </table:table-row>
        <table:table-row table:style-name="ro2">
          <table:table-cell table:style-name="ce5"/>
          <table:table-cell table:style-name="ce3" office:value-type="string" calcext:value-type="string">
            <text:p># Units/</text:p>
            <text:p>Layer</text:p>
          </table:table-cell>
          <table:table-cell table:style-name="ce3" office:value-type="string" calcext:value-type="string">
            <text:p>1 layer</text:p>
          </table:table-cell>
          <table:table-cell table:style-name="ce3" office:value-type="string" calcext:value-type="string">
            <text:p>2 layers</text:p>
          </table:table-cell>
          <table:table-cell table:style-name="ce3"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table:number-columns-repeated="20"/>
        </table:table-row>
        <table:table-row table:style-name="ro1">
          <table:table-cell table:style-name="ce5"/>
          <table:table-cell table:style-name="ce6" office:value-type="float" office:value="8" calcext:value-type="float">
            <text:p>8</text:p>
          </table:table-cell>
          <table:table-cell table:style-name="ce3" office:value-type="float" office:value="63.9291512801733" calcext:value-type="float">
            <text:p>63.93</text:p>
          </table:table-cell>
          <table:table-cell table:style-name="ce3" office:value-type="float" office:value="64.2195198254679" calcext:value-type="float">
            <text:p>64.22</text:p>
          </table:table-cell>
          <table:table-cell table:style-name="ce3" office:value-type="float" office:value="65.0241473667287" calcext:value-type="float">
            <text:p>65.02</text:p>
          </table:table-cell>
          <table:table-cell office:value-type="float" office:value="64.6717108912439" calcext:value-type="float">
            <text:p>64.67</text:p>
          </table:table-cell>
          <table:table-cell table:number-columns-repeated="20"/>
        </table:table-row>
        <table:table-row table:style-name="ro1">
          <table:table-cell table:style-name="ce5"/>
          <table:table-cell table:style-name="ce6" office:value-type="float" office:value="32" calcext:value-type="float">
            <text:p>32</text:p>
          </table:table-cell>
          <table:table-cell table:style-name="ce3" office:value-type="float" office:value="75.9891146332338" calcext:value-type="float">
            <text:p>75.99</text:p>
          </table:table-cell>
          <table:table-cell table:style-name="ce3" office:value-type="float" office:value="76.6986465954309" calcext:value-type="float">
            <text:p>76.70</text:p>
          </table:table-cell>
          <table:table-cell table:style-name="ce3" office:value-type="float" office:value="76.7352229509573" calcext:value-type="float">
            <text:p>76.74</text:p>
          </table:table-cell>
          <table:table-cell office:value-type="float" office:value="77.6714904064087" calcext:value-type="float">
            <text:p>77.67</text:p>
          </table:table-cell>
          <table:table-cell table:number-columns-repeated="20"/>
        </table:table-row>
        <table:table-row table:style-name="ro1">
          <table:table-cell table:style-name="ce5"/>
          <table:table-cell table:style-name="ce6" office:value-type="float" office:value="64" calcext:value-type="float">
            <text:p>64</text:p>
          </table:table-cell>
          <table:table-cell table:style-name="ce3" office:value-type="float" office:value="77.0808261483313" calcext:value-type="float">
            <text:p>77.08</text:p>
          </table:table-cell>
          <table:table-cell table:style-name="ce3" office:value-type="float" office:value="79.4827691118865" calcext:value-type="float">
            <text:p>79.48</text:p>
          </table:table-cell>
          <table:table-cell table:style-name="ce3" office:value-type="float" office:value="79.8974103905704" calcext:value-type="float">
            <text:p>79.90</text:p>
          </table:table-cell>
          <table:table-cell office:value-type="float" office:value="78.6587148824135" calcext:value-type="float">
            <text:p>78.66</text:p>
          </table:table-cell>
          <table:table-cell table:number-columns-repeated="20"/>
        </table:table-row>
        <table:table-row table:style-name="ro1">
          <table:table-cell table:style-name="ce5"/>
          <table:table-cell table:style-name="ce6" office:value-type="float" office:value="256" calcext:value-type="float">
            <text:p>256</text:p>
          </table:table-cell>
          <table:table-cell table:style-name="ce3" office:value-type="float" office:value="78.7600666761058" calcext:value-type="float">
            <text:p>78.76</text:p>
          </table:table-cell>
          <table:table-cell table:style-name="ce3" office:value-type="float" office:value="80.9818400780861" calcext:value-type="float">
            <text:p>80.98</text:p>
          </table:table-cell>
          <table:table-cell table:style-name="ce3" office:value-type="float" office:value="80.928577013519" calcext:value-type="float">
            <text:p>80.93</text:p>
          </table:table-cell>
          <table:table-cell office:value-type="float" office:value="79.418504" calcext:value-type="float">
            <text:p>79.42</text:p>
          </table:table-cell>
          <table:table-cell table:style-name="ce12"/>
          <table:table-cell table:number-columns-repeated="19"/>
        </table:table-row>
        <table:table-row table:style-name="ro1">
          <table:table-cell table:style-name="ce5"/>
          <table:table-cell table:style-name="ce6" office:value-type="float" office:value="512" calcext:value-type="float">
            <text:p>512</text:p>
          </table:table-cell>
          <table:table-cell table:style-name="ce3" office:value-type="float" office:value="78.5351512416703" calcext:value-type="float">
            <text:p>78.54</text:p>
          </table:table-cell>
          <table:table-cell table:style-name="ce3" office:value-type="float" office:value="81.6126001771094" calcext:value-type="float">
            <text:p>81.61</text:p>
          </table:table-cell>
          <table:table-cell table:style-name="ce3" office:value-type="float" office:value="82.0373360730523" calcext:value-type="float">
            <text:p>82.04</text:p>
          </table:table-cell>
          <table:table-cell office:value-type="float" office:value="79.3381307543584" calcext:value-type="float">
            <text:p>79.34</text:p>
          </table:table-cell>
          <table:table-cell table:style-name="ce12"/>
          <table:table-cell table:number-columns-repeated="19"/>
        </table:table-row>
        <table:table-row table:style-name="ro1">
          <table:table-cell table:style-name="ce5"/>
          <table:table-cell table:style-name="ce6" office:value-type="float" office:value="1024" calcext:value-type="float">
            <text:p>1024</text:p>
          </table:table-cell>
          <table:table-cell table:style-name="ce3" office:value-type="float" office:value="78.422756276142" calcext:value-type="float">
            <text:p>78.42</text:p>
          </table:table-cell>
          <table:table-cell table:style-name="ce3" office:value-type="float" office:value="79.56" calcext:value-type="float">
            <text:p>79.56</text:p>
          </table:table-cell>
          <table:table-cell table:style-name="ce3" office:value-type="float" office:value="81.42" calcext:value-type="float">
            <text:p>81.42</text:p>
          </table:table-cell>
          <table:table-cell office:value-type="float" office:value="81.6448603781042" calcext:value-type="float">
            <text:p>81.64</text:p>
          </table:table-cell>
          <table:table-cell table:style-name="ce12"/>
          <table:table-cell table:number-columns-repeated="19"/>
        </table:table-row>
        <table:table-row table:style-name="ro1" table:number-rows-repeated="16">
          <table:table-cell table:style-name="ce5"/>
          <table:table-cell/>
          <table:table-cell table:style-name="ce7" table:number-columns-repeated="3"/>
          <table:table-cell/>
          <table:table-cell table:style-name="ce12"/>
          <table:table-cell table:number-columns-repeated="19"/>
        </table:table-row>
        <table:table-row table:style-name="ro1">
          <table:table-cell table:style-name="ce5"/>
          <table:table-cell/>
          <table:table-cell table:style-name="ce7" table:number-columns-repeated="3"/>
          <table:table-cell/>
          <table:table-cell table:style-name="ce12"/>
          <table:table-cell table:number-columns-repeated="19"/>
        </table:table-row>
      </table:table>
      <table:named-expressions/>
      <table:database-ranges>
        <table:database-range table:name="__Anonymous_Sheet_DB__0" table:target-range-address="data.U47:data.AA6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8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29">
      <number:scientific-number number:decimal-places="3" loext:min-decimal-places="3" number:min-integer-digits="1" number:min-exponent-digits="1" loext:exponent-interval="1" loext:forced-exponent-sign="true"/>
    </number:number-style>
    <number:number-style style:name="N130">
      <number:scientific-number number:decimal-places="3" loext:min-decimal-places="3" number:min-integer-digits="1" number:min-exponent-digits="1" loext:exponent-interval="3" loext:forced-exponent-sign="true"/>
    </number:number-style>
    <number:number-style style:name="N131">
      <number:scientific-number number:decimal-places="1" loext:min-decimal-places="1" number:min-integer-digits="1" number:min-exponent-digits="1" loext:exponent-interval="3" loext:forced-exponent-sign="true"/>
      <number:text> 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22:20:21.101697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9:07:54.018101340</meta:creation-date>
    <dc:date>2017-06-03T23:21:56.845645678</dc:date>
    <meta:editing-duration>PT8H35M32S</meta:editing-duration>
    <meta:editing-cycles>11</meta:editing-cycles>
    <meta:generator>LibreOffice/5.1.6.2$Linux_X86_64 LibreOffice_project/10m0$Build-2</meta:generator>
    <meta:document-statistic meta:table-count="3" meta:cell-count="104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aximum="100" chart:origin="0" chart:interval-major="10" chart:interval-minor-divisor="4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44cm" svg:height="10.939cm" xlink:href=".." xlink:type="simple" chart:class="chart:line" chart:style-name="ch1">
        <chart:legend chart:legend-position="top" svg:x="6.006cm" svg:y="0.185cm" style:legend-expansion="wide" chart:style-name="ch2"/>
        <chart:plot-area chart:style-name="ch3" table:cell-range-address="data.A55:data.H59 data.A67:data.H67" chart:data-source-has-labels="both" svg:x="1.355cm" svg:y="1.001cm" svg:width="15.545cm" svg:height="8.739cm">
          <chartooo:coordinate-region svg:x="2.162cm" svg:y="1.2cm" svg:width="14.738cm" svg:height="7.893cm"/>
          <chart:axis chart:dimension="x" chart:name="primary-x" chart:style-name="ch4" chartooo:axis-type="auto">
            <chartooo:date-scale/>
            <chart:title svg:x="5.511cm" svg:y="9.958cm" chart:style-name="ch5">
              <text:p>Noise type added; RMS power relative to speaker</text:p>
            </chart:title>
            <chart:categories table:cell-range-address="data.A56:data.F59 data.A67:data.F67"/>
          </chart:axis>
          <chart:axis chart:dimension="y" chart:name="primary-y" chart:style-name="ch6">
            <chart:title svg:x="0.451cm" svg:y="6.38cm" chart:style-name="ch7">
              <text:p>Accuracy (%)</text:p>
            </chart:title>
          </chart:axis>
          <chart:series chart:style-name="ch8" chart:values-cell-range-address="data.G56:data.G59 data.G67:data.G67" chart:label-cell-address="data.G55:data.G55" chart:class="chart:line">
            <chart:data-point chart:repeated="5"/>
          </chart:series>
          <chart:series chart:style-name="ch9" chart:values-cell-range-address="data.H56:data.H59 data.H67:data.H67" chart:label-cell-address="data.H55:data.H5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 acc</text:p>
                <draw:g>
                  <svg:desc>data.G55:data.G55</svg:desc>
                </draw:g>
              </table:table-cell>
              <table:table-cell office:value-type="string">
                <text:p>Top 3 acc</text:p>
                <draw:g>
                  <svg:desc>data.H55:data.H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0 dB</text:p>
                <text:list>
                  <text:list-item>
                    <text:p>White 0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A56:data.F59 data.A67:data.F67</svg:desc>
                </draw:g>
              </table:table-cell>
              <table:table-cell office:value-type="float" office:value="22.2269064978185">
                <text:p>22.2269064978185</text:p>
                <draw:g>
                  <svg:desc>data.G56:data.G59 data.G67:data.G67</svg:desc>
                </draw:g>
              </table:table-cell>
              <table:table-cell office:value-type="float" office:value="41.3597504216341">
                <text:p>41.3597504216341</text:p>
                <draw:g>
                  <svg:desc>data.H56:data.H59 data.H67:data.H67</svg:desc>
                </draw:g>
              </table:table-cell>
            </table:table-row>
            <table:table-row>
              <table:table-cell office:value-type="string">
                <text:p>White -3 dB</text:p>
                <text:list>
                  <text:list-item>
                    <text:p>White -3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.5532330400859">
                <text:p>27.5532330400859</text:p>
              </table:table-cell>
              <table:table-cell office:value-type="float" office:value="47.4984632296731">
                <text:p>47.4984632296731</text:p>
              </table:table-cell>
            </table:table-row>
            <table:table-row>
              <table:table-cell office:value-type="string">
                <text:p>White -5 dB</text:p>
                <text:list>
                  <text:list-item>
                    <text:p>White -5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.8165163486982">
                <text:p>31.8165163486982</text:p>
              </table:table-cell>
              <table:table-cell office:value-type="float" office:value="52.597291037382">
                <text:p>52.597291037382</text:p>
              </table:table-cell>
            </table:table-row>
            <table:table-row>
              <table:table-cell office:value-type="string">
                <text:p>White -10 dB</text:p>
                <text:list>
                  <text:list-item>
                    <text:p>White -10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.3935039172153">
                <text:p>42.3935039172153</text:p>
              </table:table-cell>
              <table:table-cell office:value-type="float" office:value="64.8472985701621">
                <text:p>64.8472985701621</text:p>
              </table:table-cell>
            </table:table-row>
            <table:table-row>
              <table:table-cell office:value-type="string">
                <text:p>no_noise</text:p>
                <text:list>
                  <text:list-item>
                    <text:p>no_nois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.0373360730523">
                <text:p>82.0373360730523</text:p>
              </table:table-cell>
              <table:table-cell office:value-type="float" office:value="95.9748683164049">
                <text:p>95.9748683164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maximum="85" chart:origin="0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label-position="righ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bottom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label-position="righ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4.061cm" svg:y="0.185cm" style:legend-expansion="wide" chart:style-name="ch2"/>
        <chart:plot-area chart:style-name="ch3" table:cell-range-address="data.A101:data.C106" chart:data-source-has-labels="both" svg:x="1.331cm" svg:y="0.963cm" svg:width="14.349cm" svg:height="6.876cm">
          <chartooo:coordinate-region svg:x="2.019cm" svg:y="0.963cm" svg:width="12.813cm" svg:height="6.229cm"/>
          <chart:axis chart:dimension="x" chart:name="primary-x" chart:style-name="ch4" chartooo:axis-type="auto">
            <chartooo:date-scale/>
            <chart:title svg:x="4.889cm" svg:y="8.019cm" chart:style-name="ch5">
              <text:p>Noise type added; RMS power relative to speaker</text:p>
            </chart:title>
            <chart:categories table:cell-range-address="data.A102:data.A106"/>
          </chart:axis>
          <chart:axis chart:dimension="y" chart:name="primary-y" chart:style-name="ch6">
            <chart:title svg:x="0.451cm" svg:y="5.411cm" chart:style-name="ch7">
              <text:p>Accuracy (%)</text:p>
            </chart:title>
          </chart:axis>
          <chart:series chart:style-name="ch8" chart:values-cell-range-address="data.B102:data.B106" chart:label-cell-address="data.B101:data.B101" chart:class="chart:line">
            <chart:data-point chart:repeated="4"/>
            <chart:data-point chart:style-name="ch9"/>
          </chart:series>
          <chart:series chart:style-name="ch10" chart:values-cell-range-address="data.C102:data.C106" chart:label-cell-address="data.C101:data.C101" chart:class="chart:line">
            <chart:data-point chart:repeated="4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IT Top 1 acc</text:p>
                <draw:g>
                  <svg:desc>data.B101:data.B101</svg:desc>
                </draw:g>
              </table:table-cell>
              <table:table-cell office:value-type="string">
                <text:p>TCDTIMIT Top 1 acc</text:p>
                <draw:g>
                  <svg:desc>data.C101:data.C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0 dB</text:p>
                <draw:g>
                  <svg:desc>data.A102:data.A106</svg:desc>
                </draw:g>
              </table:table-cell>
              <table:table-cell office:value-type="float" office:value="22.2269064978185">
                <text:p>22.2269064978185</text:p>
                <draw:g>
                  <svg:desc>data.B102:data.B106</svg:desc>
                </draw:g>
              </table:table-cell>
              <table:table-cell office:value-type="float" office:value="20.1038815616515">
                <text:p>20.1038815616515</text:p>
                <draw:g>
                  <svg:desc>data.C102:data.C106</svg:desc>
                </draw:g>
              </table:table-cell>
            </table:table-row>
            <table:table-row>
              <table:table-cell office:value-type="string">
                <text:p>White -3 dB</text:p>
              </table:table-cell>
              <table:table-cell office:value-type="float" office:value="27.5532330400859">
                <text:p>27.5532330400859</text:p>
              </table:table-cell>
              <table:table-cell office:value-type="float" office:value="26.7637461709424">
                <text:p>26.7637461709424</text:p>
              </table:table-cell>
            </table:table-row>
            <table:table-row>
              <table:table-cell office:value-type="string">
                <text:p>White -5 dB</text:p>
              </table:table-cell>
              <table:table-cell office:value-type="float" office:value="31.8165163486982">
                <text:p>31.8165163486982</text:p>
              </table:table-cell>
              <table:table-cell office:value-type="float" office:value="25.7403186219744">
                <text:p>25.7403186219744</text:p>
              </table:table-cell>
            </table:table-row>
            <table:table-row>
              <table:table-cell office:value-type="string">
                <text:p>White -10 dB</text:p>
              </table:table-cell>
              <table:table-cell office:value-type="float" office:value="42.3935039172153">
                <text:p>42.3935039172153</text:p>
              </table:table-cell>
              <table:table-cell office:value-type="float" office:value="32.2669094658289">
                <text:p>32.2669094658289</text:p>
              </table:table-cell>
            </table:table-row>
            <table:table-row>
              <table:table-cell office:value-type="string">
                <text:p>no_noise</text:p>
              </table:table-cell>
              <table:table-cell office:value-type="float" office:value="82.0373360730523">
                <text:p>82.0373360730523</text:p>
              </table:table-cell>
              <table:table-cell office:value-type="float" office:value="67.0319928711944">
                <text:p>67.03199287119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aw:fill-hatch-name="Black_5f_5f_5f_5f_5f_5f_5f_20_5f_5f_5f_5f_5f_5f_5f_0_5f_5f_5f_5f_5f_5f_5f_20_5f_5f_5f_5f_5f_5f_5f_degrees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svg:stroke-opacity="90%" draw:fill-color="#808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19cm" svg:height="9.006cm" xlink:href=".." xlink:type="simple" chart:class="chart:bar" chart:style-name="ch1">
        <chart:legend chart:legend-position="top" svg:x="3.079cm" svg:y="0.185cm" style:legend-expansion="wide" chart:style-name="ch2"/>
        <chart:plot-area chart:style-name="ch3" table:cell-range-address="data.K78:data.L80 data.L77:data.L77 data.M76:data.M79" chart:data-source-has-labels="both" svg:x="1.259cm" svg:y="1.461cm" svg:width="10.912cm" svg:height="6.384cm">
          <chartooo:coordinate-region svg:x="1.88cm" svg:y="1.66cm" svg:width="10.291cm" svg:height="5.538cm"/>
          <chart:axis chart:dimension="x" chart:name="primary-x" chart:style-name="ch4" chartooo:axis-type="auto">
            <chartooo:date-scale/>
            <chart:title svg:x="3.192cm" svg:y="8.025cm" chart:style-name="ch5">
              <text:p>Network architecture (# units per layer / # layers)</text:p>
            </chart:title>
            <chart:categories table:cell-range-address="data.K78:data.K80"/>
          </chart:axis>
          <chart:axis chart:dimension="y" chart:name="primary-y" chart:style-name="ch6">
            <chart:title svg:x="0.451cm" svg:y="5.663cm" chart:style-name="ch7">
              <text:p>Accuracy (%)</text:p>
            </chart:title>
          </chart:axis>
          <chart:series chart:style-name="ch8" chart:values-cell-range-address="data.L78:data.L80" chart:label-cell-address="data.L77:data.L77" chart:class="chart:bar">
            <chart:data-point chart:repeated="3"/>
          </chart:series>
          <chart:series chart:style-name="ch9" chart:values-cell-range-address="data.M77:data.M79" chart:label-cell-address="data.M76:data.M7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 acc, train on TIMIT + TCDTMIT</text:p>
                <draw:g>
                  <svg:desc>data.L77:data.L77</svg:desc>
                </draw:g>
              </table:table-cell>
              <table:table-cell office:value-type="string">
                <text:p>Top 1 acc, train on TCDTIMIT</text:p>
                <draw:g>
                  <svg:desc>data.M76:data.M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/ 2</text:p>
                <draw:g>
                  <svg:desc>data.K78:data.K80</svg:desc>
                </draw:g>
              </table:table-cell>
              <table:table-cell office:value-type="float" office:value="59.1511964174075">
                <text:p>59.1511964174075</text:p>
                <draw:g>
                  <svg:desc>data.L78:data.L80</svg:desc>
                </draw:g>
              </table:table-cell>
              <table:table-cell office:value-type="float" office:value="61.6607079338364">
                <text:p>61.6607079338364</text:p>
                <draw:g>
                  <svg:desc>data.M77:data.M79</svg:desc>
                </draw:g>
              </table:table-cell>
            </table:table-row>
            <table:table-row>
              <table:table-cell office:value-type="string">
                <text:p>256 / 2</text:p>
              </table:table-cell>
              <table:table-cell office:value-type="float" office:value="63.5160644819091">
                <text:p>63.5160644819091</text:p>
              </table:table-cell>
              <table:table-cell office:value-type="float" office:value="67.0319928711944">
                <text:p>67.0319928711944</text:p>
              </table:table-cell>
            </table:table-row>
            <table:table-row>
              <table:table-cell office:value-type="string">
                <text:p>512 / 2</text:p>
              </table:table-cell>
              <table:table-cell office:value-type="float" office:value="62.1977663143089">
                <text:p>62.1977663143089</text:p>
              </table:table-cell>
              <table:table-cell office:value-type="float" office:value="63.2854139054554">
                <text:p>63.285413905455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min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333333" draw:fill-color="#333333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top" svg:x="1.793cm" svg:y="0.185cm" style:legend-expansion="wide" chart:style-name="ch2"/>
        <chart:plot-area chart:style-name="ch3" table:cell-range-address="nb_params.B37:nb_params.B39 nb_params.F3:nb_params.F6 nb_params.A2:nb_params.A2 nb_params.H3:nb_params.H6 nb_params.A7:nb_params.A7 nb_params.H8:nb_params.H11 nb_params.A12:nb_params.A12 nb_params.H13:nb_params.H16 nb_params.A17:nb_params.A17 nb_params.H18:nb_params.H21 nb_params.A22:nb_params.A22 nb_params.H23:nb_params.H26 nb_params.A27:nb_params.A27 nb_params.H28:nb_params.H31" chart:data-source-has-labels="both" svg:x="1.33cm" svg:y="0.963cm" svg:width="14.337cm" svg:height="6.881cm">
          <chartooo:coordinate-region svg:x="2.428cm" svg:y="1.162cm" svg:width="12.496cm" svg:height="6.036cm"/>
          <chart:axis chart:dimension="x" chart:name="primary-x" chart:style-name="ch4" chartooo:axis-type="auto">
            <chart:title svg:x="6.298cm" svg:y="8.024cm" chart:style-name="ch5">
              <text:p>Number of weights (log scale)</text:p>
            </chart:title>
            <chart:categories table:cell-range-address="nb_params.B37:nb_params.B39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413cm" chart:style-name="ch9">
              <text:p>Accuracy (%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nb_params.H3:nb_params.H6" chart:label-cell-address="nb_params.A2:nb_params.A2" chart:class="chart:scatter">
            <chart:domain table:cell-range-address="nb_params.F3:nb_params.F6"/>
            <chart:data-point chart:repeated="4"/>
          </chart:series>
          <chart:series chart:style-name="ch11" chart:values-cell-range-address="nb_params.H8:nb_params.H11" chart:label-cell-address="nb_params.A7:nb_params.A7" chart:class="chart:scatter">
            <chart:domain table:cell-range-address="nb_params.F8:nb_params.F11"/>
            <chart:data-point chart:repeated="4"/>
          </chart:series>
          <chart:series chart:style-name="ch12" chart:values-cell-range-address="nb_params.H13:nb_params.H16" chart:label-cell-address="nb_params.A12:nb_params.A12" chart:class="chart:scatter">
            <chart:domain table:cell-range-address="nb_params.F13:nb_params.F16"/>
            <chart:data-point chart:repeated="4"/>
          </chart:series>
          <chart:series chart:style-name="ch13" chart:values-cell-range-address="nb_params.H18:nb_params.H21" chart:label-cell-address="nb_params.A17:nb_params.A17" chart:class="chart:scatter">
            <chart:domain table:cell-range-address="nb_params.F18:nb_params.F21"/>
            <chart:data-point chart:repeated="4"/>
          </chart:series>
          <chart:series chart:style-name="ch14" chart:values-cell-range-address="nb_params.H23:nb_params.H26" chart:label-cell-address="nb_params.A22:nb_params.A22" chart:class="chart:scatter">
            <chart:domain table:cell-range-address="nb_params.F23:nb_params.F26"/>
            <chart:data-point chart:repeated="4"/>
          </chart:series>
          <chart:series chart:style-name="ch15" chart:values-cell-range-address="nb_params.H28:nb_params.H31" chart:label-cell-address="nb_params.A27:nb_params.A27" chart:class="chart:scatter">
            <chart:domain table:cell-range-address="nb_params.F28:nb_params.F31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8 / layer</text:p>
                <draw:g>
                  <svg:desc>nb_params.A2:nb_params.A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32 / layer</text:p>
                <draw:g>
                  <svg:desc>nb_params.A7:nb_params.A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64 / layer</text:p>
                <draw:g>
                  <svg:desc>nb_params.A12:nb_params.A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256 / layer</text:p>
                <draw:g>
                  <svg:desc>nb_params.A17:nb_params.A1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512 / layer</text:p>
                <draw:g>
                  <svg:desc>nb_params.A22:nb_params.A2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1024 / layer</text:p>
                <draw:g>
                  <svg:desc>nb_params.A27:nb_params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layers</text:p>
                <draw:g>
                  <svg:desc>nb_params.B37:nb_params.B39</svg:desc>
                </draw:g>
              </table:table-cell>
              <table:table-cell office:value-type="float" office:value="2511">
                <text:p>2511</text:p>
                <draw:g>
                  <svg:desc>nb_params.F3:nb_params.F6</svg:desc>
                </draw:g>
              </table:table-cell>
              <table:table-cell office:value-type="float" office:value="63.9291512801733">
                <text:p>63.9291512801733</text:p>
                <draw:g>
                  <svg:desc>nb_params.H3:nb_params.H6</svg:desc>
                </draw:g>
              </table:table-cell>
              <table:table-cell office:value-type="float" office:value="19143">
                <text:p>19143</text:p>
                <draw:g>
                  <svg:desc>nb_params.F8:nb_params.F11</svg:desc>
                </draw:g>
              </table:table-cell>
              <table:table-cell office:value-type="float" office:value="75.9891146332338">
                <text:p>75.9891146332338</text:p>
                <draw:g>
                  <svg:desc>nb_params.H8:nb_params.H11</svg:desc>
                </draw:g>
              </table:table-cell>
              <table:table-cell office:value-type="float" office:value="62823">
                <text:p>62823</text:p>
                <draw:g>
                  <svg:desc>nb_params.F13:nb_params.F16</svg:desc>
                </draw:g>
              </table:table-cell>
              <table:table-cell office:value-type="float" office:value="77.0808261483313">
                <text:p>77.0808261483313</text:p>
                <draw:g>
                  <svg:desc>nb_params.H13:nb_params.H16</svg:desc>
                </draw:g>
              </table:table-cell>
              <table:table-cell office:value-type="float" office:value="840999">
                <text:p>840999</text:p>
                <draw:g>
                  <svg:desc>nb_params.F18:nb_params.F21</svg:desc>
                </draw:g>
              </table:table-cell>
              <table:table-cell office:value-type="float" office:value="78.7600666761058">
                <text:p>78.7600666761058</text:p>
                <draw:g>
                  <svg:desc>nb_params.H18:nb_params.H21</svg:desc>
                </draw:g>
              </table:table-cell>
              <table:table-cell office:value-type="float" office:value="3254823">
                <text:p>3254823</text:p>
                <draw:g>
                  <svg:desc>nb_params.F23:nb_params.F26</svg:desc>
                </draw:g>
              </table:table-cell>
              <table:table-cell office:value-type="float" office:value="78.5351512416703">
                <text:p>78.5351512416703</text:p>
                <draw:g>
                  <svg:desc>nb_params.H23:nb_params.H26</svg:desc>
                </draw:g>
              </table:table-cell>
              <table:table-cell office:value-type="float" office:value="12801063">
                <text:p>12801063</text:p>
                <draw:g>
                  <svg:desc>nb_params.F28:nb_params.F31</svg:desc>
                </draw:g>
              </table:table-cell>
              <table:table-cell office:value-type="float" office:value="78.422756276142">
                <text:p>78.422756276142</text:p>
                <draw:g>
                  <svg:desc>nb_params.H28:nb_params.H31</svg:desc>
                </draw:g>
              </table:table-cell>
            </table:table-row>
            <table:table-row>
              <table:table-cell office:value-type="string">
                <text:p>3 layers</text:p>
              </table:table-cell>
              <table:table-cell office:value-type="float" office:value="3679">
                <text:p>3679</text:p>
              </table:table-cell>
              <table:table-cell office:value-type="float" office:value="64.2195198254679">
                <text:p>64.2195198254679</text:p>
              </table:table-cell>
              <table:table-cell office:value-type="float" office:value="36103">
                <text:p>36103</text:p>
              </table:table-cell>
              <table:table-cell office:value-type="float" office:value="76.6986465954309">
                <text:p>76.6986465954309</text:p>
              </table:table-cell>
              <table:table-cell office:value-type="float" office:value="129511">
                <text:p>129511</text:p>
              </table:table-cell>
              <table:table-cell office:value-type="float" office:value="79.4827691118865">
                <text:p>79.4827691118865</text:p>
              </table:table-cell>
              <table:table-cell office:value-type="float" office:value="1894183">
                <text:p>1894183</text:p>
              </table:table-cell>
              <table:table-cell office:value-type="float" office:value="80.9818400780861">
                <text:p>80.9818400780861</text:p>
              </table:table-cell>
              <table:table-cell office:value-type="float" office:value="7458343">
                <text:p>7458343</text:p>
              </table:table-cell>
              <table:table-cell office:value-type="float" office:value="81.6126001771094">
                <text:p>81.6126001771094</text:p>
              </table:table-cell>
              <table:table-cell office:value-type="float" office:value="29596711">
                <text:p>29596711</text:p>
              </table:table-cell>
              <table:table-cell office:value-type="float" office:value="79.56">
                <text:p>79.56</text:p>
              </table:table-cell>
            </table:table-row>
            <table:table-row>
              <table:table-cell office:value-type="string">
                <text:p>4 layers</text:p>
              </table:table-cell>
              <table:table-cell office:value-type="float" office:value="4847">
                <text:p>4847</text:p>
              </table:table-cell>
              <table:table-cell office:value-type="float" office:value="65.0241473667287">
                <text:p>65.0241473667287</text:p>
              </table:table-cell>
              <table:table-cell office:value-type="float" office:value="53063">
                <text:p>53063</text:p>
              </table:table-cell>
              <table:table-cell office:value-type="float" office:value="76.7352229509573">
                <text:p>76.7352229509573</text:p>
              </table:table-cell>
              <table:table-cell office:value-type="float" office:value="196199">
                <text:p>196199</text:p>
              </table:table-cell>
              <table:table-cell office:value-type="float" office:value="79.8974103905704">
                <text:p>79.8974103905704</text:p>
              </table:table-cell>
              <table:table-cell office:value-type="float" office:value="2947367">
                <text:p>2947367</text:p>
              </table:table-cell>
              <table:table-cell office:value-type="float" office:value="80.928577013519">
                <text:p>80.928577013519</text:p>
              </table:table-cell>
              <table:table-cell office:value-type="float" office:value="11661863">
                <text:p>11661863</text:p>
              </table:table-cell>
              <table:table-cell office:value-type="float" office:value="82.0373360730523">
                <text:p>82.0373360730523</text:p>
              </table:table-cell>
              <table:table-cell office:value-type="float" office:value="46392359">
                <text:p>46392359</text:p>
              </table:table-cell>
              <table:table-cell office:value-type="float" office:value="81.42">
                <text:p>81.42</text:p>
              </table:table-cell>
            </table:table-row>
            <table:table-row>
              <table:table-cell office:value-type="string"/>
              <table:table-cell office:value-type="float" office:value="6015">
                <text:p>6015</text:p>
              </table:table-cell>
              <table:table-cell office:value-type="float" office:value="64.6717108912439">
                <text:p>64.6717108912439</text:p>
              </table:table-cell>
              <table:table-cell office:value-type="float" office:value="70023">
                <text:p>70023</text:p>
              </table:table-cell>
              <table:table-cell office:value-type="float" office:value="77.6714904064087">
                <text:p>77.6714904064087</text:p>
              </table:table-cell>
              <table:table-cell office:value-type="float" office:value="262887">
                <text:p>262887</text:p>
              </table:table-cell>
              <table:table-cell office:value-type="float" office:value="78.6587148824135">
                <text:p>78.6587148824135</text:p>
              </table:table-cell>
              <table:table-cell office:value-type="float" office:value="4000551">
                <text:p>4000551</text:p>
              </table:table-cell>
              <table:table-cell office:value-type="float" office:value="79.418504">
                <text:p>79.418504</text:p>
              </table:table-cell>
              <table:table-cell office:value-type="float" office:value="15865383">
                <text:p>15865383</text:p>
              </table:table-cell>
              <table:table-cell office:value-type="float" office:value="79.3381307543584">
                <text:p>79.3381307543584</text:p>
              </table:table-cell>
              <table:table-cell office:value-type="float" office:value="63188007">
                <text:p>63188007</text:p>
              </table:table-cell>
              <table:table-cell office:value-type="float" office:value="81.6448603781042">
                <text:p>81.64486037810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2">
      <style:chart-properties chart:display-label="true" chart:logarithmic="true" chart:minimum="3" chart:maximum="8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E+02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2c001e" draw:fill-color="#2c001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title svg:x="4.854cm" svg:y="0.316cm" chart:style-name="ch2">
          <text:p>Performance and Network size</text:p>
        </chart:title>
        <chart:legend chart:legend-position="end" svg:x="13.696cm" svg:y="2.959cm" style:legend-expansion="high" chart:style-name="ch3"/>
        <chart:plot-area chart:style-name="ch4" table:cell-range-address="nb_params.B37:nb_params.B39 nb_params.E37:nb_params.E39 nb_params.A37:nb_params.A37 nb_params.G37:nb_params.G39 nb_params.A41:nb_params.A41 nb_params.G41:nb_params.G43 nb_params.A12:nb_params.A12 nb_params.G45:nb_params.G47 nb_params.A49:nb_params.A49 nb_params.G49:nb_params.G51 nb_params.A53:nb_params.A53 nb_params.G53:nb_params.G55 nb_params.A57:nb_params.A57 nb_params.G57:nb_params.G59" chart:data-source-has-labels="both" svg:x="1.33cm" svg:y="1.275cm" svg:width="12.047cm" svg:height="6.57cm">
          <chartooo:coordinate-region svg:x="2.772cm" svg:y="1.474cm" svg:width="10.605cm" svg:height="5.724cm"/>
          <chart:axis chart:dimension="x" chart:name="primary-x" chart:style-name="ch5" chartooo:axis-type="auto">
            <chart:title svg:x="5.245cm" svg:y="8.025cm" chart:style-name="ch6">
              <text:p> - log (number of weights)^-1</text:p>
            </chart:title>
            <chart:categories table:cell-range-address="nb_params.B37:nb_params.B39"/>
          </chart:axis>
          <chart:axis chart:dimension="y" chart:name="primary-y" chart:style-name="ch7">
            <chart:title svg:x="0.451cm" svg:y="5.57cm" chart:style-name="ch8">
              <text:p>Accuracy (%)</text:p>
            </chart:title>
            <chart:grid chart:style-name="ch9" chart:class="major"/>
          </chart:axis>
          <chart:series chart:style-name="ch10" chart:values-cell-range-address="nb_params.G37:nb_params.G39" chart:label-cell-address="nb_params.A37:nb_params.A37" chart:class="chart:scatter">
            <chart:domain table:cell-range-address="nb_params.E37:nb_params.E39"/>
            <chart:data-point chart:repeated="3"/>
          </chart:series>
          <chart:series chart:style-name="ch11" chart:values-cell-range-address="nb_params.G41:nb_params.G43" chart:label-cell-address="nb_params.A41:nb_params.A41" chart:class="chart:scatter">
            <chart:domain table:cell-range-address="nb_params.E41:nb_params.E43"/>
            <chart:data-point chart:repeated="3"/>
          </chart:series>
          <chart:series chart:style-name="ch12" chart:values-cell-range-address="nb_params.G45:nb_params.G47" chart:label-cell-address="nb_params.A12:nb_params.A12" chart:class="chart:scatter">
            <chart:domain table:cell-range-address="nb_params.E45:nb_params.E47"/>
            <chart:data-point chart:repeated="3"/>
          </chart:series>
          <chart:series chart:style-name="ch13" chart:values-cell-range-address="nb_params.G49:nb_params.G51" chart:label-cell-address="nb_params.A49:nb_params.A49" chart:class="chart:scatter">
            <chart:domain table:cell-range-address="nb_params.E49:nb_params.E51"/>
            <chart:data-point chart:repeated="3"/>
          </chart:series>
          <chart:series chart:style-name="ch14" chart:values-cell-range-address="nb_params.G53:nb_params.G55" chart:label-cell-address="nb_params.A53:nb_params.A53" chart:class="chart:scatter">
            <chart:domain table:cell-range-address="nb_params.E53:nb_params.E55"/>
            <chart:data-point chart:repeated="3"/>
          </chart:series>
          <chart:series chart:style-name="ch15" chart:values-cell-range-address="nb_params.G57:nb_params.G59" chart:label-cell-address="nb_params.A57:nb_params.A57" chart:class="chart:scatter">
            <chart:domain table:cell-range-address="nb_params.E57:nb_params.E59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nb_params.A37:nb_params.A3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nb_params.A41:nb_params.A4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64 / layer</text:p>
                <draw:g>
                  <svg:desc>nb_params.A12:nb_params.A1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nb_params.A49:nb_params.A4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nb_params.A53:nb_params.A5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nb_params.A57:nb_params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layers</text:p>
                <draw:g>
                  <svg:desc>nb_params.B37:nb_params.B39</svg:desc>
                </draw:g>
              </table:table-cell>
              <table:table-cell office:value-type="float" office:value="79.4827691118865">
                <text:p>79.4827691118865</text:p>
                <draw:g>
                  <svg:desc>nb_params.E37:nb_params.E39</svg:desc>
                </draw:g>
              </table:table-cell>
              <table:table-cell office:value-type="float" office:value="81.6126001771094">
                <text:p>81.6126001771094</text:p>
                <draw:g>
                  <svg:desc>nb_params.G37:nb_params.G39</svg:desc>
                </draw:g>
              </table:table-cell>
              <table:table-cell office:value-type="float" office:value="NaN">
                <text:p>NaN</text:p>
                <draw:g>
                  <svg:desc>nb_params.E41:nb_params.E43</svg:desc>
                </draw:g>
              </table:table-cell>
              <table:table-cell office:value-type="float" office:value="NaN">
                <text:p>NaN</text:p>
                <draw:g>
                  <svg:desc>nb_params.G41:nb_params.G43</svg:desc>
                </draw:g>
              </table:table-cell>
              <table:table-cell office:value-type="float" office:value="NaN">
                <text:p>NaN</text:p>
                <draw:g>
                  <svg:desc>nb_params.E45:nb_params.E47</svg:desc>
                </draw:g>
              </table:table-cell>
              <table:table-cell office:value-type="float" office:value="NaN">
                <text:p>NaN</text:p>
                <draw:g>
                  <svg:desc>nb_params.G45:nb_params.G47</svg:desc>
                </draw:g>
              </table:table-cell>
              <table:table-cell office:value-type="float" office:value="NaN">
                <text:p>NaN</text:p>
                <draw:g>
                  <svg:desc>nb_params.E49:nb_params.E51</svg:desc>
                </draw:g>
              </table:table-cell>
              <table:table-cell office:value-type="float" office:value="NaN">
                <text:p>NaN</text:p>
                <draw:g>
                  <svg:desc>nb_params.G49:nb_params.G51</svg:desc>
                </draw:g>
              </table:table-cell>
              <table:table-cell office:value-type="float" office:value="NaN">
                <text:p>NaN</text:p>
                <draw:g>
                  <svg:desc>nb_params.E53:nb_params.E55</svg:desc>
                </draw:g>
              </table:table-cell>
              <table:table-cell office:value-type="float" office:value="NaN">
                <text:p>NaN</text:p>
                <draw:g>
                  <svg:desc>nb_params.G53:nb_params.G55</svg:desc>
                </draw:g>
              </table:table-cell>
              <table:table-cell office:value-type="float" office:value="NaN">
                <text:p>NaN</text:p>
                <draw:g>
                  <svg:desc>nb_params.E57:nb_params.E59</svg:desc>
                </draw:g>
              </table:table-cell>
              <table:table-cell office:value-type="float" office:value="NaN">
                <text:p>NaN</text:p>
                <draw:g>
                  <svg:desc>nb_params.G57:nb_params.G59</svg:desc>
                </draw:g>
              </table:table-cell>
            </table:table-row>
            <table:table-row>
              <table:table-cell office:value-type="string">
                <text:p>3 layers</text:p>
              </table:table-cell>
              <table:table-cell office:value-type="float" office:value="79.8974103905704">
                <text:p>79.8974103905704</text:p>
              </table:table-cell>
              <table:table-cell office:value-type="float" office:value="82.0373360730523">
                <text:p>82.037336073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layers</text:p>
              </table:table-cell>
              <table:table-cell office:value-type="float" office:value="78.6587148824135">
                <text:p>78.6587148824135</text:p>
              </table:table-cell>
              <table:table-cell office:value-type="float" office:value="79.3381307543584">
                <text:p>79.3381307543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min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333333" draw:fill-color="#333333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top" svg:x="1.873cm" svg:y="0.185cm" style:legend-expansion="wide" chart:style-name="ch2"/>
        <chart:plot-area chart:style-name="ch3" table:cell-range-address="nb_params.B37:nb_params.B39 nb_params.F3:nb_params.F6 nb_params.A37:nb_params.A37 nb_params.H3:nb_params.H6 nb_params.A41:nb_params.A41 nb_params.H8:nb_params.H11 nb_params.A12:nb_params.A12 nb_params.H13:nb_params.H16 nb_params.A49:nb_params.A49 nb_params.H18:nb_params.H21 nb_params.A53:nb_params.A53 nb_params.H23:nb_params.H26 nb_params.A57:nb_params.A57 nb_params.H28:nb_params.H31" chart:data-source-has-labels="both" svg:x="1.33cm" svg:y="0.963cm" svg:width="14.337cm" svg:height="6.881cm">
          <chartooo:coordinate-region svg:x="2.428cm" svg:y="1.162cm" svg:width="12.496cm" svg:height="6.036cm"/>
          <chart:axis chart:dimension="x" chart:name="primary-x" chart:style-name="ch4" chartooo:axis-type="auto">
            <chart:title svg:x="6.298cm" svg:y="8.024cm" chart:style-name="ch5">
              <text:p>Number of weights (log scale)</text:p>
            </chart:title>
            <chart:categories table:cell-range-address="nb_params.B37:nb_params.B39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413cm" chart:style-name="ch9">
              <text:p>Accuracy (%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nb_params.H3:nb_params.H6" chart:label-cell-address="nb_params.A37:nb_params.A37" chart:class="chart:scatter">
            <chart:domain table:cell-range-address="nb_params.F3:nb_params.F6"/>
            <chart:data-point chart:repeated="4"/>
          </chart:series>
          <chart:series chart:style-name="ch11" chart:values-cell-range-address="nb_params.H8:nb_params.H11" chart:label-cell-address="nb_params.A41:nb_params.A41" chart:class="chart:scatter">
            <chart:domain table:cell-range-address="nb_params.F8:nb_params.F11"/>
            <chart:data-point chart:repeated="4"/>
          </chart:series>
          <chart:series chart:style-name="ch12" chart:values-cell-range-address="nb_params.H13:nb_params.H16" chart:label-cell-address="nb_params.A12:nb_params.A12" chart:class="chart:scatter">
            <chart:domain table:cell-range-address="nb_params.F13:nb_params.F16"/>
            <chart:data-point chart:repeated="4"/>
          </chart:series>
          <chart:series chart:style-name="ch13" chart:values-cell-range-address="nb_params.H18:nb_params.H21" chart:label-cell-address="nb_params.A49:nb_params.A49" chart:class="chart:scatter">
            <chart:domain table:cell-range-address="nb_params.F18:nb_params.F21"/>
            <chart:data-point chart:repeated="4"/>
          </chart:series>
          <chart:series chart:style-name="ch14" chart:values-cell-range-address="nb_params.H23:nb_params.H26" chart:label-cell-address="nb_params.A53:nb_params.A53" chart:class="chart:scatter">
            <chart:domain table:cell-range-address="nb_params.F23:nb_params.F26"/>
            <chart:data-point chart:repeated="4"/>
          </chart:series>
          <chart:series chart:style-name="ch15" chart:values-cell-range-address="nb_params.H28:nb_params.H31" chart:label-cell-address="nb_params.A57:nb_params.A57" chart:class="chart:scatter">
            <chart:domain table:cell-range-address="nb_params.F28:nb_params.F31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draw:g>
                  <svg:desc>nb_params.A37:nb_params.A3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/>
                <draw:g>
                  <svg:desc>nb_params.A41:nb_params.A4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64 / layer</text:p>
                <draw:g>
                  <svg:desc>nb_params.A12:nb_params.A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/>
                <draw:g>
                  <svg:desc>nb_params.A49:nb_params.A4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/>
                <draw:g>
                  <svg:desc>nb_params.A53:nb_params.A5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/>
                <draw:g>
                  <svg:desc>nb_params.A57:nb_params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layers</text:p>
                <draw:g>
                  <svg:desc>nb_params.B37:nb_params.B39</svg:desc>
                </draw:g>
              </table:table-cell>
              <table:table-cell office:value-type="float" office:value="2511">
                <text:p>2511</text:p>
                <draw:g>
                  <svg:desc>nb_params.F3:nb_params.F6</svg:desc>
                </draw:g>
              </table:table-cell>
              <table:table-cell office:value-type="float" office:value="63.9291512801733">
                <text:p>63.9291512801733</text:p>
                <draw:g>
                  <svg:desc>nb_params.H3:nb_params.H6</svg:desc>
                </draw:g>
              </table:table-cell>
              <table:table-cell office:value-type="float" office:value="19143">
                <text:p>19143</text:p>
                <draw:g>
                  <svg:desc>nb_params.F8:nb_params.F11</svg:desc>
                </draw:g>
              </table:table-cell>
              <table:table-cell office:value-type="float" office:value="75.9891146332338">
                <text:p>75.9891146332338</text:p>
                <draw:g>
                  <svg:desc>nb_params.H8:nb_params.H11</svg:desc>
                </draw:g>
              </table:table-cell>
              <table:table-cell office:value-type="float" office:value="62823">
                <text:p>62823</text:p>
                <draw:g>
                  <svg:desc>nb_params.F13:nb_params.F16</svg:desc>
                </draw:g>
              </table:table-cell>
              <table:table-cell office:value-type="float" office:value="77.0808261483313">
                <text:p>77.0808261483313</text:p>
                <draw:g>
                  <svg:desc>nb_params.H13:nb_params.H16</svg:desc>
                </draw:g>
              </table:table-cell>
              <table:table-cell office:value-type="float" office:value="840999">
                <text:p>840999</text:p>
                <draw:g>
                  <svg:desc>nb_params.F18:nb_params.F21</svg:desc>
                </draw:g>
              </table:table-cell>
              <table:table-cell office:value-type="float" office:value="78.7600666761058">
                <text:p>78.7600666761058</text:p>
                <draw:g>
                  <svg:desc>nb_params.H18:nb_params.H21</svg:desc>
                </draw:g>
              </table:table-cell>
              <table:table-cell office:value-type="float" office:value="3254823">
                <text:p>3254823</text:p>
                <draw:g>
                  <svg:desc>nb_params.F23:nb_params.F26</svg:desc>
                </draw:g>
              </table:table-cell>
              <table:table-cell office:value-type="float" office:value="78.5351512416703">
                <text:p>78.5351512416703</text:p>
                <draw:g>
                  <svg:desc>nb_params.H23:nb_params.H26</svg:desc>
                </draw:g>
              </table:table-cell>
              <table:table-cell office:value-type="float" office:value="12801063">
                <text:p>12801063</text:p>
                <draw:g>
                  <svg:desc>nb_params.F28:nb_params.F31</svg:desc>
                </draw:g>
              </table:table-cell>
              <table:table-cell office:value-type="float" office:value="78.422756276142">
                <text:p>78.422756276142</text:p>
                <draw:g>
                  <svg:desc>nb_params.H28:nb_params.H31</svg:desc>
                </draw:g>
              </table:table-cell>
            </table:table-row>
            <table:table-row>
              <table:table-cell office:value-type="string">
                <text:p>3 layers</text:p>
              </table:table-cell>
              <table:table-cell office:value-type="float" office:value="3679">
                <text:p>3679</text:p>
              </table:table-cell>
              <table:table-cell office:value-type="float" office:value="64.2195198254679">
                <text:p>64.2195198254679</text:p>
              </table:table-cell>
              <table:table-cell office:value-type="float" office:value="36103">
                <text:p>36103</text:p>
              </table:table-cell>
              <table:table-cell office:value-type="float" office:value="76.6986465954309">
                <text:p>76.6986465954309</text:p>
              </table:table-cell>
              <table:table-cell office:value-type="float" office:value="129511">
                <text:p>129511</text:p>
              </table:table-cell>
              <table:table-cell office:value-type="float" office:value="79.4827691118865">
                <text:p>79.4827691118865</text:p>
              </table:table-cell>
              <table:table-cell office:value-type="float" office:value="1894183">
                <text:p>1894183</text:p>
              </table:table-cell>
              <table:table-cell office:value-type="float" office:value="80.9818400780861">
                <text:p>80.9818400780861</text:p>
              </table:table-cell>
              <table:table-cell office:value-type="float" office:value="7458343">
                <text:p>7458343</text:p>
              </table:table-cell>
              <table:table-cell office:value-type="float" office:value="81.6126001771094">
                <text:p>81.6126001771094</text:p>
              </table:table-cell>
              <table:table-cell office:value-type="float" office:value="29596711">
                <text:p>29596711</text:p>
              </table:table-cell>
              <table:table-cell office:value-type="float" office:value="79.56">
                <text:p>79.56</text:p>
              </table:table-cell>
            </table:table-row>
            <table:table-row>
              <table:table-cell office:value-type="string">
                <text:p>4 layers</text:p>
              </table:table-cell>
              <table:table-cell office:value-type="float" office:value="4847">
                <text:p>4847</text:p>
              </table:table-cell>
              <table:table-cell office:value-type="float" office:value="65.0241473667287">
                <text:p>65.0241473667287</text:p>
              </table:table-cell>
              <table:table-cell office:value-type="float" office:value="53063">
                <text:p>53063</text:p>
              </table:table-cell>
              <table:table-cell office:value-type="float" office:value="76.7352229509573">
                <text:p>76.7352229509573</text:p>
              </table:table-cell>
              <table:table-cell office:value-type="float" office:value="196199">
                <text:p>196199</text:p>
              </table:table-cell>
              <table:table-cell office:value-type="float" office:value="79.8974103905704">
                <text:p>79.8974103905704</text:p>
              </table:table-cell>
              <table:table-cell office:value-type="float" office:value="2947367">
                <text:p>2947367</text:p>
              </table:table-cell>
              <table:table-cell office:value-type="float" office:value="80.928577013519">
                <text:p>80.928577013519</text:p>
              </table:table-cell>
              <table:table-cell office:value-type="float" office:value="11661863">
                <text:p>11661863</text:p>
              </table:table-cell>
              <table:table-cell office:value-type="float" office:value="82.0373360730523">
                <text:p>82.0373360730523</text:p>
              </table:table-cell>
              <table:table-cell office:value-type="float" office:value="46392359">
                <text:p>46392359</text:p>
              </table:table-cell>
              <table:table-cell office:value-type="float" office:value="81.42">
                <text:p>81.42</text:p>
              </table:table-cell>
            </table:table-row>
            <table:table-row>
              <table:table-cell office:value-type="string"/>
              <table:table-cell office:value-type="float" office:value="6015">
                <text:p>6015</text:p>
              </table:table-cell>
              <table:table-cell office:value-type="float" office:value="64.6717108912439">
                <text:p>64.6717108912439</text:p>
              </table:table-cell>
              <table:table-cell office:value-type="float" office:value="70023">
                <text:p>70023</text:p>
              </table:table-cell>
              <table:table-cell office:value-type="float" office:value="77.6714904064087">
                <text:p>77.6714904064087</text:p>
              </table:table-cell>
              <table:table-cell office:value-type="float" office:value="262887">
                <text:p>262887</text:p>
              </table:table-cell>
              <table:table-cell office:value-type="float" office:value="78.6587148824135">
                <text:p>78.6587148824135</text:p>
              </table:table-cell>
              <table:table-cell office:value-type="float" office:value="4000551">
                <text:p>4000551</text:p>
              </table:table-cell>
              <table:table-cell office:value-type="float" office:value="79.418504">
                <text:p>79.418504</text:p>
              </table:table-cell>
              <table:table-cell office:value-type="float" office:value="15865383">
                <text:p>15865383</text:p>
              </table:table-cell>
              <table:table-cell office:value-type="float" office:value="79.3381307543584">
                <text:p>79.3381307543584</text:p>
              </table:table-cell>
              <table:table-cell office:value-type="float" office:value="63188007">
                <text:p>63188007</text:p>
              </table:table-cell>
              <table:table-cell office:value-type="float" office:value="81.6448603781042">
                <text:p>81.644860378104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75" chart:maximum="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10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 chart:data-label-number="value" chart:data-label-text="false" chart:data-label-symbol="false" chart:label-position="bottom"/>
    </style:style>
    <style:style style:name="ch13" style:family="chart">
      <style:chart-properties chart:solid-type="cuboid" chart:symbol-type="named-symbol" chart:symbol-name="diamond" chart:symbol-width="0.25cm" chart:symbol-height="0.25cm" chart:data-label-number="value" chart:data-label-text="false" chart:data-label-symbol="false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 chart:data-label-number="none" chart:data-label-text="false" chart:data-label-symbol="false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chart-properties chart:solid-type="cuboid" chart:symbol-type="named-symbol" chart:symbol-name="arrow-down" chart:symbol-width="0.25cm" chart:symbol-height="0.25cm" chart:label-position="bottom"/>
    </style:style>
    <style:style style:name="ch18" style:family="chart" style:data-style-name="N2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chart:solid-type="cuboid" chart:symbol-type="named-symbol" chart:symbol-name="arrow-up" chart:symbol-width="0.25cm" chart:symbol-height="0.25cm" chart:data-label-number="none" chart:data-label-text="false" chart:data-label-symbol="fals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39cm" svg:y="0.185cm" style:legend-expansion="wide" chart:style-name="ch2"/>
        <chart:plot-area chart:style-name="ch3" table:cell-range-address="nb_params.D35:nb_params.H39 nb_params.B36:nb_params.B39" chart:data-source-has-labels="both" svg:x="1.331cm" svg:y="0.963cm" svg:width="14.349cm" svg:height="6.876cm">
          <chartooo:coordinate-region svg:x="2.429cm" svg:y="1.162cm" svg:width="12.879cm" svg:height="6.03cm"/>
          <chart:axis chart:dimension="x" chart:name="primary-x" chart:style-name="ch4" chartooo:axis-type="auto">
            <chartooo:date-scale/>
            <chart:title svg:x="6.172cm" svg:y="8.019cm" chart:style-name="ch5">
              <text:p>Number of LSTM units per layer</text:p>
            </chart:title>
            <chart:categories table:cell-range-address="nb_params.D35:nb_params.H35"/>
          </chart:axis>
          <chart:axis chart:dimension="y" chart:name="primary-y" chart:style-name="ch6">
            <chart:title svg:x="0.451cm" svg:y="5.411cm" chart:style-name="ch7">
              <text:p>Accuracy (%)</text:p>
            </chart:title>
          </chart:axis>
          <chart:series chart:style-name="ch8" chart:values-cell-range-address="nb_params.D36:nb_params.H36" chart:label-cell-address="nb_params.B36:nb_params.B36" chart:class="chart:line">
            <chart:data-point chart:style-name="ch9"/>
            <chart:data-point/>
            <chart:data-point chart:style-name="ch10"/>
            <chart:data-point chart:repeated="2"/>
          </chart:series>
          <chart:series chart:style-name="ch11" chart:values-cell-range-address="nb_params.D37:nb_params.H37" chart:label-cell-address="nb_params.B37:nb_params.B37" chart:class="chart:line">
            <chart:data-point chart:repeated="3"/>
            <chart:data-point chart:style-name="ch12"/>
            <chart:data-point chart:style-name="ch13"/>
          </chart:series>
          <chart:series chart:style-name="ch14" chart:values-cell-range-address="nb_params.D38:nb_params.H38" chart:label-cell-address="nb_params.B38:nb_params.B38" chart:class="chart:line">
            <chart:data-point chart:style-name="ch15"/>
            <chart:data-point chart:repeated="2"/>
            <chart:data-point chart:style-name="ch16"/>
            <chart:data-point chart:style-name="ch17"/>
          </chart:series>
          <chart:series chart:style-name="ch18" chart:values-cell-range-address="nb_params.D39:nb_params.H39" chart:label-cell-address="nb_params.B39:nb_params.B39" chart:class="chart:line">
            <chart:data-point chart:style-name="ch19"/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nb_params.D35:nb_params.H35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1 layer</text:p>
                <draw:g>
                  <svg:desc>nb_params.B36:nb_params.B36</svg:desc>
                </draw:g>
              </table:table-cell>
              <table:table-cell office:value-type="float" office:value="75.9891146332338">
                <text:p>75.9891146332338</text:p>
                <draw:g>
                  <svg:desc>nb_params.D36:nb_params.H36</svg:desc>
                </draw:g>
              </table:table-cell>
              <table:table-cell office:value-type="float" office:value="77.0808261483313">
                <text:p>77.0808261483313</text:p>
              </table:table-cell>
              <table:table-cell office:value-type="float" office:value="78.7600666761058">
                <text:p>78.7600666761058</text:p>
              </table:table-cell>
              <table:table-cell office:value-type="float" office:value="78.5351512416703">
                <text:p>78.5351512416703</text:p>
              </table:table-cell>
              <table:table-cell office:value-type="float" office:value="78.422756276142">
                <text:p>78.422756276142</text:p>
              </table:table-cell>
            </table:table-row>
            <table:table-row>
              <table:table-cell office:value-type="string">
                <text:p>2 layers</text:p>
                <draw:g>
                  <svg:desc>nb_params.B37:nb_params.B37</svg:desc>
                </draw:g>
              </table:table-cell>
              <table:table-cell office:value-type="float" office:value="76.6986465954309">
                <text:p>76.6986465954309</text:p>
                <draw:g>
                  <svg:desc>nb_params.D37:nb_params.H37</svg:desc>
                </draw:g>
              </table:table-cell>
              <table:table-cell office:value-type="float" office:value="79.4827691118865">
                <text:p>79.4827691118865</text:p>
              </table:table-cell>
              <table:table-cell office:value-type="float" office:value="80.9818400780861">
                <text:p>80.9818400780861</text:p>
              </table:table-cell>
              <table:table-cell office:value-type="float" office:value="81.6126001771094">
                <text:p>81.6126001771094</text:p>
              </table:table-cell>
              <table:table-cell office:value-type="float" office:value="79.56">
                <text:p>79.56</text:p>
              </table:table-cell>
            </table:table-row>
            <table:table-row>
              <table:table-cell office:value-type="string">
                <text:p>3 layers</text:p>
                <draw:g>
                  <svg:desc>nb_params.B38:nb_params.B38</svg:desc>
                </draw:g>
              </table:table-cell>
              <table:table-cell office:value-type="float" office:value="76.7352229509573">
                <text:p>76.7352229509573</text:p>
                <draw:g>
                  <svg:desc>nb_params.D38:nb_params.H38</svg:desc>
                </draw:g>
              </table:table-cell>
              <table:table-cell office:value-type="float" office:value="79.8974103905704">
                <text:p>79.8974103905704</text:p>
              </table:table-cell>
              <table:table-cell office:value-type="float" office:value="80.928577013519">
                <text:p>80.928577013519</text:p>
              </table:table-cell>
              <table:table-cell office:value-type="float" office:value="82.0373360730523">
                <text:p>82.0373360730523</text:p>
              </table:table-cell>
              <table:table-cell office:value-type="float" office:value="81.42">
                <text:p>81.42</text:p>
              </table:table-cell>
            </table:table-row>
            <table:table-row>
              <table:table-cell office:value-type="string">
                <text:p>4 layers</text:p>
                <draw:g>
                  <svg:desc>nb_params.B39:nb_params.B39</svg:desc>
                </draw:g>
              </table:table-cell>
              <table:table-cell office:value-type="float" office:value="77.6714904064087">
                <text:p>77.6714904064087</text:p>
                <draw:g>
                  <svg:desc>nb_params.D39:nb_params.H39</svg:desc>
                </draw:g>
              </table:table-cell>
              <table:table-cell office:value-type="float" office:value="78.6587148824135">
                <text:p>78.6587148824135</text:p>
              </table:table-cell>
              <table:table-cell office:value-type="float" office:value="79.418504">
                <text:p>79.418504</text:p>
              </table:table-cell>
              <table:table-cell office:value-type="float" office:value="79.3381307543584">
                <text:p>79.3381307543584</text:p>
              </table:table-cell>
              <table:table-cell office:value-type="float" office:value="81.6448603781042">
                <text:p>81.64486037810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aximum="100" chart:origin="0" chart:interval-major="10" chart:interval-minor-divisor="4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44cm" svg:height="10.939cm" xlink:href=".." xlink:type="simple" chart:class="chart:line" chart:style-name="ch1">
        <chart:legend chart:legend-position="top" svg:x="6.006cm" svg:y="0.185cm" style:legend-expansion="wide" chart:style-name="ch2"/>
        <chart:plot-area chart:style-name="ch3" table:cell-range-address="data.A62:data.H67" chart:data-source-has-labels="both" svg:x="1.355cm" svg:y="1.001cm" svg:width="15.545cm" svg:height="8.739cm">
          <chartooo:coordinate-region svg:x="2.162cm" svg:y="1.2cm" svg:width="14.738cm" svg:height="7.893cm"/>
          <chart:axis chart:dimension="x" chart:name="primary-x" chart:style-name="ch4" chartooo:axis-type="auto">
            <chartooo:date-scale/>
            <chart:title svg:x="5.511cm" svg:y="9.958cm" chart:style-name="ch5">
              <text:p>Noise type added; RMS power relative to speaker</text:p>
            </chart:title>
            <chart:categories table:cell-range-address="data.A63:data.F67"/>
          </chart:axis>
          <chart:axis chart:dimension="y" chart:name="primary-y" chart:style-name="ch6">
            <chart:title svg:x="0.451cm" svg:y="6.38cm" chart:style-name="ch7">
              <text:p>Accuracy (%)</text:p>
            </chart:title>
          </chart:axis>
          <chart:series chart:style-name="ch8" chart:values-cell-range-address="data.G63:data.G67" chart:label-cell-address="data.G62:data.G62" chart:class="chart:line">
            <chart:data-point chart:repeated="5"/>
          </chart:series>
          <chart:series chart:style-name="ch9" chart:values-cell-range-address="data.H63:data.H67" chart:label-cell-address="data.H62:data.H6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 acc</text:p>
                <draw:g>
                  <svg:desc>data.G62:data.G62</svg:desc>
                </draw:g>
              </table:table-cell>
              <table:table-cell office:value-type="string">
                <text:p>Top 3 acc</text:p>
                <draw:g>
                  <svg:desc>data.H62:data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oices 0 dB</text:p>
                <text:list>
                  <text:list-item>
                    <text:p>Voices 0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A63:data.F67</svg:desc>
                </draw:g>
              </table:table-cell>
              <table:table-cell office:value-type="float" office:value="38.7496075792061">
                <text:p>38.7496075792061</text:p>
                <draw:g>
                  <svg:desc>data.G63:data.G67</svg:desc>
                </draw:g>
              </table:table-cell>
              <table:table-cell office:value-type="float" office:value="59.0537377169072">
                <text:p>59.0537377169072</text:p>
                <draw:g>
                  <svg:desc>data.H63:data.H67</svg:desc>
                </draw:g>
              </table:table-cell>
            </table:table-row>
            <table:table-row>
              <table:table-cell office:value-type="string">
                <text:p>Voices -3 dB</text:p>
                <text:list>
                  <text:list-item>
                    <text:p>Voices -3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.6202475356543">
                <text:p>45.6202475356543</text:p>
              </table:table-cell>
              <table:table-cell office:value-type="float" office:value="66.1403998795379">
                <text:p>66.1403998795379</text:p>
              </table:table-cell>
            </table:table-row>
            <table:table-row>
              <table:table-cell office:value-type="string">
                <text:p>Voices -5 dB</text:p>
                <text:list>
                  <text:list-item>
                    <text:p>Voices -5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.656035043546">
                <text:p>49.656035043546</text:p>
              </table:table-cell>
              <table:table-cell office:value-type="float" office:value="70.4247128904683">
                <text:p>70.4247128904683</text:p>
              </table:table-cell>
            </table:table-row>
            <table:table-row>
              <table:table-cell office:value-type="string">
                <text:p>Voices -10 dB</text:p>
                <text:list>
                  <text:list-item>
                    <text:p>Voices -10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.6337193329255">
                <text:p>60.6337193329255</text:p>
              </table:table-cell>
              <table:table-cell office:value-type="float" office:value="80.718983693189">
                <text:p>80.718983693189</text:p>
              </table:table-cell>
            </table:table-row>
            <table:table-row>
              <table:table-cell office:value-type="string">
                <text:p>no_noise</text:p>
                <text:list>
                  <text:list-item>
                    <text:p>no_nois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.0373360730523">
                <text:p>82.0373360730523</text:p>
              </table:table-cell>
              <table:table-cell office:value-type="float" office:value="95.9748683164049">
                <text:p>95.9748683164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986cm" svg:y="0.185cm" style:legend-expansion="wide" chart:style-name="ch2"/>
        <chart:plot-area chart:style-name="ch3" table:cell-range-address="data.I45:data.J48" chart:data-source-has-labels="both" svg:x="1.331cm" svg:y="0.963cm" svg:width="14.349cm" svg:height="6.876cm">
          <chartooo:coordinate-region svg:x="1.952cm" svg:y="1.162cm" svg:width="13.728cm" svg:height="6.03cm"/>
          <chart:axis chart:dimension="x" chart:name="primary-x" chart:style-name="ch4" chartooo:axis-type="auto">
            <chartooo:date-scale/>
            <chart:title svg:x="6cm" svg:y="8.019cm" chart:style-name="ch5">
              <text:p>MFCC overlapping window length</text:p>
            </chart:title>
            <chart:categories table:cell-range-address="data.I46:data.I48"/>
          </chart:axis>
          <chart:axis chart:dimension="y" chart:name="primary-y" chart:style-name="ch6">
            <chart:title svg:x="0.451cm" svg:y="5.411cm" chart:style-name="ch7">
              <text:p>Accuracy (%)</text:p>
            </chart:title>
          </chart:axis>
          <chart:series chart:style-name="ch8" chart:values-cell-range-address="data.J46:data.J48" chart:label-cell-address="data.J45:data.J4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 acc</text:p>
                <draw:g>
                  <svg:desc>data.J45:data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ms</text:p>
                <draw:g>
                  <svg:desc>data.I46:data.I48</svg:desc>
                </draw:g>
              </table:table-cell>
              <table:table-cell office:value-type="float" office:value="61.665">
                <text:p>61.665</text:p>
                <draw:g>
                  <svg:desc>data.J46:data.J48</svg:desc>
                </draw:g>
              </table:table-cell>
            </table:table-row>
            <table:table-row>
              <table:table-cell office:value-type="string">
                <text:p>15ms</text:p>
              </table:table-cell>
              <table:table-cell office:value-type="float" office:value="58.754">
                <text:p>58.754</text:p>
              </table:table-cell>
            </table:table-row>
            <table:table-row>
              <table:table-cell office:value-type="string">
                <text:p>10ms</text:p>
              </table:table-cell>
              <table:table-cell office:value-type="float" office:value="57.924">
                <text:p>57.9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8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8cm" xlink:href=".." xlink:type="simple" chart:class="chart:bar" chart:style-name="ch1">
        <chart:legend chart:legend-position="top" svg:x="6.99cm" svg:y="0.185cm" style:legend-expansion="wide" chart:style-name="ch2"/>
        <chart:plot-area chart:style-name="ch3" table:cell-range-address="data.D39:data.D42 data.G38:data.G42" chart:data-source-has-labels="both" svg:x="1.331cm" svg:y="0.963cm" svg:width="14.357cm" svg:height="6.884cm">
          <chartooo:coordinate-region svg:x="2.429cm" svg:y="1.162cm" svg:width="13.259cm" svg:height="6.038cm"/>
          <chart:axis chart:dimension="x" chart:name="primary-x" chart:style-name="ch4" chartooo:axis-type="auto">
            <chartooo:date-scale/>
            <chart:title svg:x="5.859cm" svg:y="8.027cm" chart:style-name="ch5">
              <text:p>Number of features as network input</text:p>
            </chart:title>
            <chart:categories table:cell-range-address="data.D39:data.D42"/>
          </chart:axis>
          <chart:axis chart:dimension="y" chart:name="primary-y" chart:style-name="ch6">
            <chart:title svg:x="0.451cm" svg:y="5.415cm" chart:style-name="ch7">
              <text:p>Accuracy (%)</text:p>
            </chart:title>
          </chart:axis>
          <chart:series chart:style-name="ch8" chart:values-cell-range-address="data.G39:data.G42" chart:label-cell-address="data.G38:data.G38" chart:class="chart:bar"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 acc</text:p>
                <draw:g>
                  <svg:desc>data.G38:data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 (1x13)</text:p>
                <draw:g>
                  <svg:desc>data.D39:data.D42</svg:desc>
                </draw:g>
              </table:table-cell>
              <table:table-cell office:value-type="float" office:value="75.4087581041507">
                <text:p>75.4087581041507</text:p>
                <draw:g>
                  <svg:desc>data.G39:data.G42</svg:desc>
                </draw:g>
              </table:table-cell>
            </table:table-row>
            <table:table-row>
              <table:table-cell office:value-type="string">
                <text:p>26 (2x13)</text:p>
              </table:table-cell>
              <table:table-cell office:value-type="float" office:value="76.6191126973915">
                <text:p>76.6191126973915</text:p>
              </table:table-cell>
            </table:table-row>
            <table:table-row>
              <table:table-cell office:value-type="string">
                <text:p>39 (3x13)</text:p>
              </table:table-cell>
              <table:table-cell office:value-type="float" office:value="79.4827691118865">
                <text:p>79.4827691118865</text:p>
              </table:table-cell>
            </table:table-row>
            <table:table-row>
              <table:table-cell office:value-type="string">
                <text:p>120 (3x 40)</text:p>
              </table:table-cell>
              <table:table-cell office:value-type="float" office:value="76.3930391261656">
                <text:p>76.39303912616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0" chart:maximum="8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bar" chart:style-name="ch1">
        <chart:title svg:x="5.698cm" svg:y="0.316cm" chart:style-name="ch2">
          <text:p>Bidirectional Networks</text:p>
        </chart:title>
        <chart:legend chart:legend-position="top" svg:x="6.99cm" svg:y="1.28cm" style:legend-expansion="wide" chart:style-name="ch3"/>
        <chart:plot-area chart:style-name="ch4" table:cell-range-address="data.C51:data.C52 data.G50:data.G52" chart:data-source-has-labels="both" svg:x="1.331cm" svg:y="2.058cm" svg:width="14.358cm" svg:height="5.788cm">
          <chartooo:coordinate-region svg:x="1.952cm" svg:y="2.257cm" svg:width="13.737cm" svg:height="4.942cm"/>
          <chart:axis chart:dimension="x" chart:name="primary-x" chart:style-name="ch5" chartooo:axis-type="auto">
            <chartooo:date-scale/>
            <chart:title svg:x="7.487cm" svg:y="8.026cm" chart:style-name="ch6">
              <text:p>Network Type</text:p>
            </chart:title>
            <chart:categories table:cell-range-address="data.C51:data.C52"/>
          </chart:axis>
          <chart:axis chart:dimension="y" chart:name="primary-y" chart:style-name="ch7">
            <chart:title svg:x="0.451cm" svg:y="5.962cm" chart:style-name="ch8">
              <text:p>Accuracy (%)</text:p>
            </chart:title>
          </chart:axis>
          <chart:series chart:style-name="ch9" chart:values-cell-range-address="data.G51:data.G52" chart:label-cell-address="data.G50:data.G5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 acc</text:p>
                <draw:g>
                  <svg:desc>data.G50:data.G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idirectional</text:p>
                <draw:g>
                  <svg:desc>data.C51:data.C52</svg:desc>
                </draw:g>
              </table:table-cell>
              <table:table-cell office:value-type="float" office:value="75.008402">
                <text:p>75.008402</text:p>
                <draw:g>
                  <svg:desc>data.G51:data.G52</svg:desc>
                </draw:g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79.4827691118865">
                <text:p>79.48276911188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5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label-position="righ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uboid" chart:symbol-type="named-symbol" chart:symbol-name="diamond" chart:symbol-width="0.25cm" chart:symbol-height="0.25cm" chart:data-label-number="none" chart:data-label-text="false" chart:data-label-symbol="false" chart:label-position="botto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384cm" svg:y="0.185cm" style:legend-expansion="wide" chart:style-name="ch2"/>
        <chart:plot-area chart:style-name="ch3" table:cell-range-address="data.C3:data.C8 data.G2:data.H8" chart:data-source-has-labels="both" svg:x="1.331cm" svg:y="0.963cm" svg:width="14.349cm" svg:height="6.876cm">
          <chartooo:coordinate-region svg:x="2.429cm" svg:y="1.162cm" svg:width="12.694cm" svg:height="6.03cm"/>
          <chart:axis chart:dimension="x" chart:name="primary-x" chart:style-name="ch4" chartooo:axis-type="auto">
            <chartooo:date-scale/>
            <chart:title svg:x="6.847cm" svg:y="8.019cm" chart:style-name="ch5">
              <text:p>Number of LSTM units</text:p>
            </chart:title>
            <chart:categories table:cell-range-address="data.C3:data.C8"/>
          </chart:axis>
          <chart:axis chart:dimension="y" chart:name="primary-y" chart:style-name="ch6">
            <chart:title svg:x="0.451cm" svg:y="5.411cm" chart:style-name="ch7">
              <text:p>Accuracy (%)</text:p>
            </chart:title>
          </chart:axis>
          <chart:series chart:style-name="ch8" chart:values-cell-range-address="data.G3:data.G8" chart:label-cell-address="data.G2:data.G2" chart:class="chart:line">
            <chart:data-point chart:style-name="ch9"/>
            <chart:data-point chart:repeated="5"/>
          </chart:series>
          <chart:series chart:style-name="ch10" chart:values-cell-range-address="data.H3:data.H8" chart:label-cell-address="data.H2:data.H2" chart:class="chart:line"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 acc</text:p>
                <draw:g>
                  <svg:desc>data.G2:data.G2</svg:desc>
                </draw:g>
              </table:table-cell>
              <table:table-cell office:value-type="string">
                <text:p>Top 3 acc</text:p>
                <draw:g>
                  <svg:desc>data.H2:data.H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data.C3:data.C8</svg:desc>
                </draw:g>
              </table:table-cell>
              <table:table-cell office:value-type="float" office:value="63.9291512801733">
                <text:p>63.9291512801733</text:p>
                <draw:g>
                  <svg:desc>data.G3:data.G8</svg:desc>
                </draw:g>
              </table:table-cell>
              <table:table-cell office:value-type="float" office:value="87.124841898084">
                <text:p>87.124841898084</text:p>
                <draw:g>
                  <svg:desc>data.H3:data.H8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.9891146332338">
                <text:p>75.9891146332338</text:p>
              </table:table-cell>
              <table:table-cell office:value-type="float" office:value="93.4424570841853">
                <text:p>93.44245708418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7.0808261483313">
                <text:p>77.0808261483313</text:p>
              </table:table-cell>
              <table:table-cell office:value-type="float" office:value="93.6922475824553">
                <text:p>93.692247582455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8.7600666761058">
                <text:p>78.7600666761058</text:p>
              </table:table-cell>
              <table:table-cell office:value-type="float" office:value="94.533133668533">
                <text:p>94.5331336685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8.5351512416703">
                <text:p>78.5351512416703</text:p>
              </table:table-cell>
              <table:table-cell office:value-type="float" office:value="94.2308097428472">
                <text:p>94.230809742847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8.42">
                <text:p>78.42</text:p>
              </table:table-cell>
              <table:table-cell office:value-type="float" office:value="93.873366852133">
                <text:p>93.8733668521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75" chart:maximum="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value" chart:data-label-text="false" chart:data-label-symbol="false" chart:label-position="bottom"/>
    </style:style>
    <style:style style:name="ch12" style:family="chart">
      <style:chart-properties chart:solid-type="cuboid" chart:symbol-type="named-symbol" chart:symbol-name="diamond" chart:symbol-width="0.25cm" chart:symbol-height="0.25cm" chart:data-label-number="value" chart:data-label-text="false" chart:data-label-symbol="false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.25cm" chart:symbol-height="0.25cm"/>
    </style:style>
    <style:style style:name="ch15" style:family="chart">
      <style:chart-properties chart:solid-type="cuboid" chart:symbol-type="named-symbol" chart:symbol-name="arrow-down" chart:symbol-width="0.25cm" chart:symbol-height="0.25cm" chart:label-position="bottom"/>
    </style:style>
    <style:style style:name="ch16" style:family="chart" style:data-style-name="N2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39cm" svg:y="0.185cm" style:legend-expansion="wide" chart:style-name="ch2"/>
        <chart:plot-area chart:style-name="ch3" table:cell-range-address="nb_params.D35:nb_params.H39 nb_params.B36:nb_params.B39" chart:data-source-has-labels="both" svg:x="1.331cm" svg:y="0.963cm" svg:width="14.349cm" svg:height="6.876cm">
          <chartooo:coordinate-region svg:x="2.429cm" svg:y="1.162cm" svg:width="12.879cm" svg:height="6.03cm"/>
          <chart:axis chart:dimension="x" chart:name="primary-x" chart:style-name="ch4" chartooo:axis-type="auto">
            <chartooo:date-scale/>
            <chart:title svg:x="6.172cm" svg:y="8.019cm" chart:style-name="ch5">
              <text:p>Number of LSTM units per layer</text:p>
            </chart:title>
            <chart:categories table:cell-range-address="nb_params.D35:nb_params.H35"/>
          </chart:axis>
          <chart:axis chart:dimension="y" chart:name="primary-y" chart:style-name="ch6">
            <chart:title svg:x="0.451cm" svg:y="5.411cm" chart:style-name="ch7">
              <text:p>Accuracy (%)</text:p>
            </chart:title>
          </chart:axis>
          <chart:series chart:style-name="ch8" chart:values-cell-range-address="nb_params.D36:nb_params.H36" chart:label-cell-address="nb_params.B36:nb_params.B36" chart:class="chart:line">
            <chart:data-point chart:repeated="2"/>
            <chart:data-point chart:style-name="ch9"/>
            <chart:data-point chart:repeated="2"/>
          </chart:series>
          <chart:series chart:style-name="ch10" chart:values-cell-range-address="nb_params.D37:nb_params.H37" chart:label-cell-address="nb_params.B37:nb_params.B37" chart:class="chart:line">
            <chart:data-point chart:repeated="3"/>
            <chart:data-point chart:style-name="ch11"/>
            <chart:data-point chart:style-name="ch12"/>
          </chart:series>
          <chart:series chart:style-name="ch13" chart:values-cell-range-address="nb_params.D38:nb_params.H38" chart:label-cell-address="nb_params.B38:nb_params.B38" chart:class="chart:line">
            <chart:data-point chart:repeated="3"/>
            <chart:data-point chart:style-name="ch14"/>
            <chart:data-point chart:style-name="ch15"/>
          </chart:series>
          <chart:series chart:style-name="ch16" chart:values-cell-range-address="nb_params.D39:nb_params.H39" chart:label-cell-address="nb_params.B39:nb_params.B39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nb_params.D35:nb_params.H35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1 layer</text:p>
                <draw:g>
                  <svg:desc>nb_params.B36:nb_params.B36</svg:desc>
                </draw:g>
              </table:table-cell>
              <table:table-cell office:value-type="float" office:value="75.9891146332338">
                <text:p>75.9891146332338</text:p>
                <draw:g>
                  <svg:desc>nb_params.D36:nb_params.H36</svg:desc>
                </draw:g>
              </table:table-cell>
              <table:table-cell office:value-type="float" office:value="77.0808261483313">
                <text:p>77.0808261483313</text:p>
              </table:table-cell>
              <table:table-cell office:value-type="float" office:value="78.7600666761058">
                <text:p>78.7600666761058</text:p>
              </table:table-cell>
              <table:table-cell office:value-type="float" office:value="78.5351512416703">
                <text:p>78.5351512416703</text:p>
              </table:table-cell>
              <table:table-cell office:value-type="float" office:value="78.422756276142">
                <text:p>78.422756276142</text:p>
              </table:table-cell>
            </table:table-row>
            <table:table-row>
              <table:table-cell office:value-type="string">
                <text:p>2 layers</text:p>
                <draw:g>
                  <svg:desc>nb_params.B37:nb_params.B37</svg:desc>
                </draw:g>
              </table:table-cell>
              <table:table-cell office:value-type="float" office:value="76.6986465954309">
                <text:p>76.6986465954309</text:p>
                <draw:g>
                  <svg:desc>nb_params.D37:nb_params.H37</svg:desc>
                </draw:g>
              </table:table-cell>
              <table:table-cell office:value-type="float" office:value="79.4827691118865">
                <text:p>79.4827691118865</text:p>
              </table:table-cell>
              <table:table-cell office:value-type="float" office:value="80.9818400780861">
                <text:p>80.9818400780861</text:p>
              </table:table-cell>
              <table:table-cell office:value-type="float" office:value="81.6126001771094">
                <text:p>81.6126001771094</text:p>
              </table:table-cell>
              <table:table-cell office:value-type="float" office:value="79.56">
                <text:p>79.56</text:p>
              </table:table-cell>
            </table:table-row>
            <table:table-row>
              <table:table-cell office:value-type="string">
                <text:p>3 layers</text:p>
                <draw:g>
                  <svg:desc>nb_params.B38:nb_params.B38</svg:desc>
                </draw:g>
              </table:table-cell>
              <table:table-cell office:value-type="float" office:value="76.7352229509573">
                <text:p>76.7352229509573</text:p>
                <draw:g>
                  <svg:desc>nb_params.D38:nb_params.H38</svg:desc>
                </draw:g>
              </table:table-cell>
              <table:table-cell office:value-type="float" office:value="79.8974103905704">
                <text:p>79.8974103905704</text:p>
              </table:table-cell>
              <table:table-cell office:value-type="float" office:value="80.928577013519">
                <text:p>80.928577013519</text:p>
              </table:table-cell>
              <table:table-cell office:value-type="float" office:value="82.0373360730523">
                <text:p>82.0373360730523</text:p>
              </table:table-cell>
              <table:table-cell office:value-type="float" office:value="81.42">
                <text:p>81.42</text:p>
              </table:table-cell>
            </table:table-row>
            <table:table-row>
              <table:table-cell office:value-type="string">
                <text:p>4 layers</text:p>
                <draw:g>
                  <svg:desc>nb_params.B39:nb_params.B39</svg:desc>
                </draw:g>
              </table:table-cell>
              <table:table-cell office:value-type="float" office:value="77.6714904064087">
                <text:p>77.6714904064087</text:p>
                <draw:g>
                  <svg:desc>nb_params.D39:nb_params.H39</svg:desc>
                </draw:g>
              </table:table-cell>
              <table:table-cell office:value-type="float" office:value="78.6587148824135">
                <text:p>78.6587148824135</text:p>
              </table:table-cell>
              <table:table-cell office:value-type="float" office:value="79.418504">
                <text:p>79.418504</text:p>
              </table:table-cell>
              <table:table-cell office:value-type="float" office:value="79.3381307543584">
                <text:p>79.3381307543584</text:p>
              </table:table-cell>
              <table:table-cell office:value-type="float" office:value="81.6448603781042">
                <text:p>81.64486037810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aximum="100" chart:origin="0" chart:interval-major="10" chart:interval-minor-divisor="4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44cm" svg:height="10.939cm" xlink:href=".." xlink:type="simple" chart:class="chart:line" chart:style-name="ch1">
        <chart:legend chart:legend-position="top" svg:x="6.006cm" svg:y="0.185cm" style:legend-expansion="wide" chart:style-name="ch2"/>
        <chart:plot-area chart:style-name="ch3" table:cell-range-address="data.A85:data.H90" chart:data-source-has-labels="both" svg:x="1.355cm" svg:y="1.001cm" svg:width="15.545cm" svg:height="8.739cm">
          <chartooo:coordinate-region svg:x="2.162cm" svg:y="1.2cm" svg:width="14.738cm" svg:height="7.893cm"/>
          <chart:axis chart:dimension="x" chart:name="primary-x" chart:style-name="ch4" chartooo:axis-type="auto">
            <chartooo:date-scale/>
            <chart:title svg:x="5.511cm" svg:y="9.958cm" chart:style-name="ch5">
              <text:p>Noise type added; RMS power relative to speaker</text:p>
            </chart:title>
            <chart:categories table:cell-range-address="data.A86:data.F90"/>
          </chart:axis>
          <chart:axis chart:dimension="y" chart:name="primary-y" chart:style-name="ch6">
            <chart:title svg:x="0.451cm" svg:y="6.38cm" chart:style-name="ch7">
              <text:p>Accuracy (%)</text:p>
            </chart:title>
          </chart:axis>
          <chart:series chart:style-name="ch8" chart:values-cell-range-address="data.G86:data.G90" chart:label-cell-address="data.G85:data.G85" chart:class="chart:line">
            <chart:data-point chart:repeated="5"/>
          </chart:series>
          <chart:series chart:style-name="ch9" chart:values-cell-range-address="data.H86:data.H90" chart:label-cell-address="data.H85:data.H8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 acc</text:p>
                <draw:g>
                  <svg:desc>data.G85:data.G85</svg:desc>
                </draw:g>
              </table:table-cell>
              <table:table-cell office:value-type="string">
                <text:p>Top 3 acc</text:p>
                <draw:g>
                  <svg:desc>data.H85:data.H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0 dB</text:p>
                <text:list>
                  <text:list-item>
                    <text:p>White 0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A86:data.F90</svg:desc>
                </draw:g>
              </table:table-cell>
              <table:table-cell office:value-type="float" office:value="20.1038815616515">
                <text:p>20.1038815616515</text:p>
                <draw:g>
                  <svg:desc>data.G86:data.G90</svg:desc>
                </draw:g>
              </table:table-cell>
              <table:table-cell office:value-type="float" office:value="39.6857052236675">
                <text:p>39.6857052236675</text:p>
                <draw:g>
                  <svg:desc>data.H86:data.H90</svg:desc>
                </draw:g>
              </table:table-cell>
            </table:table-row>
            <table:table-row>
              <table:table-cell office:value-type="string">
                <text:p>White -3 dB</text:p>
                <text:list>
                  <text:list-item>
                    <text:p>White -3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47.5550211966223">
                <text:p>47.5550211966223</text:p>
              </table:table-cell>
            </table:table-row>
            <table:table-row>
              <table:table-cell office:value-type="string">
                <text:p>White -5 dB</text:p>
                <text:list>
                  <text:list-item>
                    <text:p>White -5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47.2047580768202">
                <text:p>47.2047580768202</text:p>
              </table:table-cell>
            </table:table-row>
            <table:table-row>
              <table:table-cell office:value-type="string">
                <text:p>White -10 dB</text:p>
                <text:list>
                  <text:list-item>
                    <text:p>White -10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5.2345747806853">
                <text:p>55.2345747806853</text:p>
              </table:table-cell>
            </table:table-row>
            <table:table-row>
              <table:table-cell office:value-type="string">
                <text:p>no_noise</text:p>
                <text:list>
                  <text:list-item>
                    <text:p>no_nois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89.3693272238961">
                <text:p>89.36932722389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aximum="100" chart:origin="0" chart:interval-major="10" chart:interval-minor-divisor="4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44cm" svg:height="10.939cm" xlink:href=".." xlink:type="simple" chart:class="chart:line" chart:style-name="ch1">
        <chart:legend chart:legend-position="top" svg:x="6.006cm" svg:y="0.185cm" style:legend-expansion="wide" chart:style-name="ch2"/>
        <chart:plot-area chart:style-name="ch3" table:cell-range-address="data.A91:data.H96" chart:data-source-has-labels="both" svg:x="1.355cm" svg:y="1.001cm" svg:width="15.545cm" svg:height="8.739cm">
          <chartooo:coordinate-region svg:x="2.162cm" svg:y="1.2cm" svg:width="14.738cm" svg:height="7.893cm"/>
          <chart:axis chart:dimension="x" chart:name="primary-x" chart:style-name="ch4" chartooo:axis-type="auto">
            <chartooo:date-scale/>
            <chart:title svg:x="5.511cm" svg:y="9.958cm" chart:style-name="ch5">
              <text:p>Noise type added; RMS power relative to speaker</text:p>
            </chart:title>
            <chart:categories table:cell-range-address="data.A92:data.F96"/>
          </chart:axis>
          <chart:axis chart:dimension="y" chart:name="primary-y" chart:style-name="ch6">
            <chart:title svg:x="0.451cm" svg:y="6.38cm" chart:style-name="ch7">
              <text:p>Accuracy (%)</text:p>
            </chart:title>
          </chart:axis>
          <chart:series chart:style-name="ch8" chart:values-cell-range-address="data.G92:data.G96" chart:label-cell-address="data.G91:data.G91" chart:class="chart:line">
            <chart:data-point chart:repeated="5"/>
          </chart:series>
          <chart:series chart:style-name="ch9" chart:values-cell-range-address="data.H92:data.H96" chart:label-cell-address="data.H91:data.H9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 acc</text:p>
                <draw:g>
                  <svg:desc>data.G91:data.G91</svg:desc>
                </draw:g>
              </table:table-cell>
              <table:table-cell office:value-type="string">
                <text:p>Top 3 acc</text:p>
                <draw:g>
                  <svg:desc>data.H91:data.H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oices 0 dB</text:p>
                <text:list>
                  <text:list-item>
                    <text:p>Voices 0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A92:data.F96</svg:desc>
                </draw:g>
              </table:table-cell>
              <table:table-cell office:value-type="float" office:value="39.1765870511688">
                <text:p>39.1765870511688</text:p>
                <draw:g>
                  <svg:desc>data.G92:data.G96</svg:desc>
                </draw:g>
              </table:table-cell>
              <table:table-cell office:value-type="float" office:value="60.5088170841284">
                <text:p>60.5088170841284</text:p>
                <draw:g>
                  <svg:desc>data.H92:data.H96</svg:desc>
                </draw:g>
              </table:table-cell>
            </table:table-row>
            <table:table-row>
              <table:table-cell office:value-type="string">
                <text:p>Voices -3 dB</text:p>
                <text:list>
                  <text:list-item>
                    <text:p>Voices -3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.2892530270713">
                <text:p>42.2892530270713</text:p>
              </table:table-cell>
              <table:table-cell office:value-type="float" office:value="64.5737465254769">
                <text:p>64.5737465254769</text:p>
              </table:table-cell>
            </table:table-row>
            <table:table-row>
              <table:table-cell office:value-type="string">
                <text:p>Voices -5 dB</text:p>
                <text:list>
                  <text:list-item>
                    <text:p>Voices -5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.3311352643587">
                <text:p>45.3311352643587</text:p>
              </table:table-cell>
              <table:table-cell office:value-type="float" office:value="68.3316926599994">
                <text:p>68.3316926599994</text:p>
              </table:table-cell>
            </table:table-row>
            <table:table-row>
              <table:table-cell office:value-type="string">
                <text:p>Voices -10 dB</text:p>
                <text:list>
                  <text:list-item>
                    <text:p>Voices -10 d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.5404903182577">
                <text:p>51.5404903182577</text:p>
              </table:table-cell>
              <table:table-cell office:value-type="float" office:value="74.9966526236461">
                <text:p>74.9966526236461</text:p>
              </table:table-cell>
            </table:table-row>
            <table:table-row>
              <table:table-cell office:value-type="string">
                <text:p>no_noise</text:p>
                <text:list>
                  <text:list-item>
                    <text:p>no_nois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89.3693272238961">
                <text:p>89.369327223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